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0100000001CA6CE2FB2A8B3F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8" svg:font-family="CMMI8"/>
    <style:font-face style:name="CMSY8" svg:font-family="CMSY8"/>
    <style:font-face style:name="CMTT8" svg:font-family="CMTT8"/>
    <style:font-face style:name="CMTT8~56" svg:font-family="CMTT8~56"/>
    <style:font-face style:name="Helvetica" svg:font-family="Helvetica"/>
    <style:font-face style:name="LCMSS8" svg:font-family="LCMSS8"/>
    <style:font-face style:name="LCMSS8~14" svg:font-family="LCMSS8~14"/>
    <style:font-face style:name="LCMSS8~71" svg:font-family="LCMSS8~71"/>
    <style:font-face style:name="LCMSSB8" svg:font-family="LCMSSB8"/>
    <style:font-face style:name="LCMSSB8~22" svg:font-family="LCMSSB8~22"/>
    <style:font-face style:name="LCMSSI8" svg:font-family="LCMSSI8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39cm" fo:min-width="0.83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0.48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82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88cm" fo:min-width="0.68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3.7999992370605pt" style:font-size-asian="23.7999992370605pt" style:font-size-complex="23.7999992370605pt"/>
    </style:style>
    <style:style style:name="P4" style:family="paragraph">
      <loext:graphic-properties draw:fill="none"/>
      <style:text-properties fo:font-size="13.8000001907349pt" style:font-size-asian="13.8000001907349pt" style:font-size-complex="13.8000001907349pt"/>
    </style:style>
    <style:style style:name="P5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text-properties fo:font-size="19.6000003814697pt" style:font-size-asian="19.6000003814697pt" style:font-size-complex="19.6000003814697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LCMSSB8" fo:font-size="23.7999992370605pt" style:font-size-asian="23.7999992370605pt" style:font-name-complex="LCMSSB8" style:font-size-complex="23.7999992370605pt"/>
    </style:style>
    <style:style style:name="T2" style:family="text">
      <style:text-properties fo:color="#000000" style:font-name="LCMSS8" fo:font-size="13.8000001907349pt" style:font-size-asian="13.8000001907349pt" style:font-name-complex="LCMSS8" style:font-size-complex="13.8000001907349pt"/>
    </style:style>
    <style:style style:name="T3" style:family="text">
      <style:text-properties fo:color="#000000" style:font-name="LCMSS8~14" fo:font-size="16.6000003814697pt" style:font-size-asian="16.6000003814697pt" style:font-name-complex="LCMSS8~14" style:font-size-complex="16.6000003814697pt"/>
    </style:style>
    <style:style style:name="T4" style:family="text">
      <style:text-properties fo:color="#000000" style:font-name="CMTT8" fo:font-size="16.6000003814697pt" style:font-size-asian="16.6000003814697pt" style:font-name-complex="CMTT8" style:font-size-complex="16.6000003814697pt"/>
    </style:style>
    <style:style style:name="T5" style:family="text">
      <style:text-properties fo:color="#000000" style:font-name="LCMSSB8~22" fo:font-size="16.6000003814697pt" style:font-size-asian="16.6000003814697pt" style:font-name-complex="LCMSSB8~22" style:font-size-complex="16.6000003814697pt"/>
    </style:style>
    <style:style style:name="T6" style:family="text">
      <style:text-properties fo:color="#000000" style:font-name="CMSY8" fo:font-size="16.6000003814697pt" style:font-size-asian="16.6000003814697pt" style:font-name-complex="CMSY8" style:font-size-complex="16.6000003814697pt"/>
    </style:style>
    <style:style style:name="T7" style:family="text">
      <style:text-properties fo:color="#000000" style:font-name="LCMSSI8" fo:font-size="16.6000003814697pt" style:font-size-asian="16.6000003814697pt" style:font-name-complex="LCMSSI8" style:font-size-complex="16.6000003814697pt"/>
    </style:style>
    <style:style style:name="T8" style:family="text">
      <style:text-properties fo:color="#000000" style:font-name="CMMI8" fo:font-size="16.6000003814697pt" style:font-size-asian="16.6000003814697pt" style:font-name-complex="CMMI8" style:font-size-complex="16.6000003814697pt"/>
    </style:style>
    <style:style style:name="T9" style:family="text">
      <style:text-properties fo:color="#000000" style:font-name="CMTT8~56" fo:font-size="23.7999992370605pt" style:font-size-asian="23.7999992370605pt" style:font-name-complex="CMTT8~56" style:font-size-complex="23.7999992370605pt"/>
    </style:style>
    <style:style style:name="T10" style:family="text">
      <style:text-properties fo:color="#000000" style:font-name="Helvetica" fo:font-size="19.6000003814697pt" style:font-size-asian="19.6000003814697pt" style:font-name-complex="Helvetica" style:font-size-complex="19.6000003814697pt"/>
    </style:style>
    <style:style style:name="T11" style:family="text">
      <style:text-properties fo:color="#000000" style:font-name="LCMSS8~71" fo:font-size="12pt" style:font-size-asian="12pt" style:font-name-complex="LCMSS8~7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3.969cm" svg:height="0.101cm" svg:x="5.978cm" svg:y="2.308cm">
          <draw:image xlink:href="Pictures/100002000000000100000001CA6CE2FB2A8B3FB5.png" xlink:type="simple" xlink:show="embed" xlink:actuate="onLoad">
            <text:p/>
          </draw:image>
        </draw:frame>
        <draw:frame draw:style-name="gr1" draw:text-style-name="P1" draw:layer="layout" svg:width="13.969cm" svg:height="0.101cm" svg:x="5.978cm" svg:y="4.522cm">
          <draw:image xlink:href="Pictures/100002000000000100000001CA6CE2FB2A8B3FB5.png" xlink:type="simple" xlink:show="embed" xlink:actuate="onLoad">
            <text:p/>
          </draw:image>
        </draw:frame>
        <draw:frame draw:style-name="gr2" draw:text-style-name="P3" draw:layer="layout" svg:width="5.243cm" svg:height="0.971cm" svg:x="9.458cm" svg:y="3.175cm">
          <draw:text-box>
            <text:p text:style-name="P2"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3" draw:text-style-name="P4" draw:layer="layout" svg:width="0.485cm" svg:height="0.564cm" svg:x="22.564cm" svg:y="19.561cm">
          <draw:text-box>
            <text:p text:style-name="P2"><text:span text:style-name="T2">1</text:span></text:p>
          </draw:text-box>
        </draw:frame>
      </draw:page>
      <draw:page draw:name="page2" draw:style-name="dp1" draw:master-page-name="master-page20">
        <draw:frame draw:style-name="gr2" draw:text-style-name="P3" draw:layer="layout" svg:width="8.088cm" svg:height="0.971cm" svg:x="8.467cm" svg:y="1.63cm">
          <draw:text-box>
            <text:p text:style-name="P2"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/text:p>
          </draw:text-box>
        </draw:frame>
        <draw:frame draw:style-name="gr4" draw:text-style-name="P5" draw:layer="layout" svg:width="20.153cm" svg:height="0.678cm" svg:x="1.542cm" svg:y="3.062cm">
          <draw:text-box>
            <text:p text:style-name="P2"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r</text:span><text:span text:style-name="T3">e</text:span><text:span text:style-name="T3">m</text:span><text:span text:style-name="T3">e</text:span><text:span text:style-name="T3">m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y</text:span><text:span text:style-name="T3"> </text:span><text:span text:style-name="T3">i</text:span><text:span text:style-name="T3">t</text:span><text:span text:style-name="T3">e</text:span><text:span text:style-name="T3">r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</text:span><text:span text:style-name="T3">?</text:span><text:span text:style-name="T3"> </text:span><text:span text:style-name="T3">H</text:span><text:span text:style-name="T3">o</text:span><text:span text:style-name="T3">w</text:span><text:span text:style-name="T3"> </text:span><text:span text:style-name="T3">f</text:span><text:span text:style-name="T3">a</text:span><text:span text:style-name="T3">s</text:span><text:span text:style-name="T3">t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y</text:span><text:span text:style-name="T3">?</text:span></text:p>
          </draw:text-box>
        </draw:frame>
        <draw:frame draw:style-name="gr4" draw:text-style-name="P5" draw:layer="layout" svg:width="18.726cm" svg:height="0.678cm" svg:x="1.542cm" svg:y="4.256cm">
          <draw:text-box>
            <text:p text:style-name="P2"><text:span text:style-name="T3">C</text:span><text:span text:style-name="T3">a</text:span><text:span text:style-name="T3">n</text:span><text:span text:style-name="T3"> </text:span><text:span text:style-name="T3">w</text:span><text:span text:style-name="T3">e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e</text:span><text:span text:style-name="T3"> </text:span><text:span text:style-name="T3">a</text:span><text:span text:style-name="T3"> </text:span><text:span text:style-name="T3">g</text:span><text:span text:style-name="T3">o</text:span><text:span text:style-name="T3">o</text:span><text:span text:style-name="T3">d</text:span><text:span text:style-name="T3"> 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 </text:span><text:span text:style-name="T3">b</text:span><text:span text:style-name="T3">y</text:span><text:span text:style-name="T3"> </text:span><text:span text:style-name="T3">t</text:span><text:span text:style-name="T3">h</text:span><text:span text:style-name="T3">i</text:span><text:span text:style-name="T3">n</text:span><text:span text:style-name="T3">k</text:span><text:span text:style-name="T3">i</text:span><text:span text:style-name="T3">n</text:span><text:span text:style-name="T3">g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</text:span><text:span text:style-name="T3">l</text:span><text:span text:style-name="T3">y</text:span><text:span text:style-name="T3">?</text:span></text:p>
          </draw:text-box>
        </draw:frame>
        <draw:frame draw:style-name="gr4" draw:text-style-name="P5" draw:layer="layout" svg:width="8.68cm" svg:height="0.678cm" svg:x="1.542cm" svg:y="5.454cm">
          <draw:text-box>
            <text:p text:style-name="P2"><text:span text:style-name="T3">W</text:span><text:span text:style-name="T3">e</text:span><text:span text:style-name="T3"> </text:span><text:span text:style-name="T3">t</text:span><text:span text:style-name="T3">r</text:span><text:span text:style-name="T3">y</text:span><text:span text:style-name="T3"> </text:span><text:span text:style-name="T3">t</text:span><text:span text:style-name="T3">o</text:span><text:span text:style-name="T3"> </text:span><text:span text:style-name="T3">d</text:span><text:span text:style-name="T3">i</text:span><text:span text:style-name="T3">v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o</text:span><text:span text:style-name="T3">n</text:span><text:span text:style-name="T3">q</text:span><text:span text:style-name="T3">u</text:span><text:span text:style-name="T3">e</text:span><text:span text:style-name="T3">r</text:span><text:span text:style-name="T3">:</text:span></text:p>
          </draw:text-box>
        </draw:frame>
        <draw:frame draw:style-name="gr4" draw:text-style-name="P5" draw:layer="layout" svg:width="13.697cm" svg:height="0.678cm" svg:x="10.668cm" svg:y="5.454cm">
          <draw:text-box>
            <text:p text:style-name="P2"><text:span text:style-name="T3">b</text:span><text:span text:style-name="T3">r</text:span><text:span text:style-name="T3">e</text:span><text:span text:style-name="T3">a</text:span><text:span text:style-name="T3">k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u</text:span><text:span text:style-name="T3">t</text:span><text:span text:style-name="T3"> </text:span><text:span text:style-name="T3">t</text:span><text:span text:style-name="T3">h</text:span><text:span text:style-name="T3">e</text:span><text:span text:style-name="T3">i</text:span><text:span text:style-name="T3">r</text:span><text:span text:style-name="T3"> 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4" draw:text-style-name="P5" draw:layer="layout" svg:width="2.648cm" svg:height="0.678cm" svg:x="1.542cm" svg:y="6.119cm">
          <draw:text-box>
            <text:p text:style-name="P2"><text:span text:style-name="T3">t</text:span><text:span text:style-name="T3">o</text:span><text:span text:style-name="T3">g</text:span><text:span text:style-name="T3">e</text:span><text:span text:style-name="T3">t</text:span><text:span text:style-name="T3">h</text:span><text:span text:style-name="T3">e</text:span><text:span text:style-name="T3">r</text:span><text:span text:style-name="T3">.</text:span></text:p>
          </draw:text-box>
        </draw:frame>
        <draw:frame draw:style-name="gr3" draw:text-style-name="P4" draw:layer="layout" svg:width="0.485cm" svg:height="0.564cm" svg:x="22.564cm" svg:y="19.561cm">
          <draw:text-box>
            <text:p text:style-name="P2"><text:span text:style-name="T2">2</text:span></text:p>
          </draw:text-box>
        </draw:frame>
        <draw:frame draw:style-name="gr5" draw:text-style-name="P6" draw:layer="layout" svg:width="8.896cm" svg:height="0.983cm" svg:x="0.484cm" svg:y="0.276cm">
          <draw:text-box>
            <text:p>2/STR/MOT/DEF/1/A</text:p>
          </draw:text-box>
        </draw:frame>
      </draw:page>
      <draw:page draw:name="page3" draw:style-name="dp1" draw:master-page-name="master-page20">
        <draw:frame draw:style-name="gr2" draw:text-style-name="P3" draw:layer="layout" svg:width="8.312cm" svg:height="0.971cm" svg:x="8.302cm" svg:y="1.63cm">
          <draw:text-box>
            <text:p text:style-name="P2"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/text:p>
          </draw:text-box>
        </draw:frame>
        <draw:frame draw:style-name="gr4" draw:text-style-name="P5" draw:layer="layout" svg:width="11.889cm" svg:height="0.678cm" svg:x="1.542cm" svg:y="3.062cm">
          <draw:text-box>
            <text:p text:style-name="P2"><text:span text:style-name="T3">L</text:span><text:span text:style-name="T3">e</text:span><text:span text:style-name="T3">t</text:span><text:span text:style-name="T3">’</text:span><text:span text:style-name="T3">s</text:span><text:span text:style-name="T3"> </text:span><text:span text:style-name="T3">t</text:span><text:span text:style-name="T3">r</text:span><text:span text:style-name="T3">y</text:span><text:span text:style-name="T3"> </text:span><text:span text:style-name="T3">i</text:span><text:span text:style-name="T3">t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l</text:span><text:span text:style-name="T3">e</text:span><text:span text:style-name="T3">t</text:span><text:span text:style-name="T3">t</text:span><text:span text:style-name="T3">e</text:span><text:span text:style-name="T3">r</text:span><text:span text:style-name="T3">s</text:span><text:span text:style-name="T3">:</text:span></text:p>
          </draw:text-box>
        </draw:frame>
        <draw:frame draw:style-name="gr4" draw:text-style-name="P5" draw:layer="layout" svg:width="4.324cm" svg:height="0.678cm" svg:x="2.782cm" svg:y="4.256cm">
          <draw:text-box>
            <text:p text:style-name="P2"><text:span text:style-name="T4">P</text:span><text:span text:style-name="T4"> </text:span><text:span text:style-name="T4">E</text:span><text:span text:style-name="T4"> </text:span><text:span text:style-name="T4">N</text:span><text:span text:style-name="T4"> </text:span><text:span text:style-name="T4">G</text:span><text:span text:style-name="T4"> </text:span><text:span text:style-name="T4">U</text:span><text:span text:style-name="T4"> </text:span><text:span text:style-name="T4">I</text:span><text:span text:style-name="T4"> </text:span><text:span text:style-name="T4">N</text:span><text:span text:style-name="T4"> </text:span><text:span text:style-name="T4">S</text:span></text:p>
          </draw:text-box>
        </draw:frame>
        <draw:frame draw:style-name="gr4" draw:text-style-name="P5" draw:layer="layout" svg:width="6.356cm" svg:height="0.678cm" svg:x="1.542cm" svg:y="5.454cm">
          <draw:text-box>
            <text:p text:style-name="P2"><text:span text:style-name="T3">B</text:span><text:span text:style-name="T3">r</text:span><text:span text:style-name="T3">e</text:span><text:span text:style-name="T3">a</text:span><text:span text:style-name="T3">k</text:span><text:span text:style-name="T3"> </text:span><text:span text:style-name="T3">i</text:span><text:span text:style-name="T3">t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t</text:span><text:span text:style-name="T3">w</text:span><text:span text:style-name="T3">o</text:span><text:span text:style-name="T3"> </text:span><text:span text:style-name="T3">l</text:span><text:span text:style-name="T3">i</text:span><text:span text:style-name="T3">s</text:span><text:span text:style-name="T3">t</text:span><text:span text:style-name="T3">s</text:span><text:span text:style-name="T3">:</text:span></text:p>
          </draw:text-box>
        </draw:frame>
        <draw:frame draw:style-name="gr4" draw:text-style-name="P5" draw:layer="layout" svg:width="2.169cm" svg:height="0.678cm" svg:x="2.782cm" svg:y="6.648cm">
          <draw:text-box>
            <text:p text:style-name="P2"><text:span text:style-name="T4">P</text:span><text:span text:style-name="T4"> </text:span><text:span text:style-name="T4">E</text:span><text:span text:style-name="T4"> </text:span><text:span text:style-name="T4">N</text:span><text:span text:style-name="T4"> </text:span><text:span text:style-name="T4">G</text:span></text:p>
          </draw:text-box>
        </draw:frame>
        <draw:frame draw:style-name="gr4" draw:text-style-name="P5" draw:layer="layout" svg:width="1.971cm" svg:height="0.678cm" svg:x="2.782cm" svg:y="7.317cm">
          <draw:text-box>
            <text:p text:style-name="P2"><text:span text:style-name="T4">U</text:span><text:span text:style-name="T4"> </text:span><text:span text:style-name="T4">I</text:span><text:span text:style-name="T4"> </text:span><text:span text:style-name="T4">N</text:span><text:span text:style-name="T4"> </text:span><text:span text:style-name="T4">S</text:span></text:p>
          </draw:text-box>
        </draw:frame>
        <draw:frame draw:style-name="gr4" draw:text-style-name="P5" draw:layer="layout" svg:width="3.105cm" svg:height="0.678cm" svg:x="1.542cm" svg:y="8.51cm">
          <draw:text-box>
            <text:p text:style-name="P2"><text:span text:style-name="T3">S</text:span><text:span text:style-name="T3">o</text:span><text:span text:style-name="T3">r</text:span><text:span text:style-name="T3">t</text:span><text:span text:style-name="T3"> </text:span><text:span text:style-name="T3">t</text:span><text:span text:style-name="T3">h</text:span><text:span text:style-name="T3">e</text:span><text:span text:style-name="T3">m</text:span><text:span text:style-name="T3">:</text:span></text:p>
          </draw:text-box>
        </draw:frame>
        <draw:frame draw:style-name="gr4" draw:text-style-name="P5" draw:layer="layout" svg:width="2.169cm" svg:height="0.678cm" svg:x="2.782cm" svg:y="9.704cm">
          <draw:text-box>
            <text:p text:style-name="P2"><text:span text:style-name="T4">E</text:span><text:span text:style-name="T4"> </text:span><text:span text:style-name="T4">G</text:span><text:span text:style-name="T4"> </text:span><text:span text:style-name="T4">N</text:span><text:span text:style-name="T4"> </text:span><text:span text:style-name="T4">P</text:span></text:p>
          </draw:text-box>
        </draw:frame>
        <draw:frame draw:style-name="gr4" draw:text-style-name="P5" draw:layer="layout" svg:width="1.971cm" svg:height="0.678cm" svg:x="2.782cm" svg:y="10.373cm">
          <draw:text-box>
            <text:p text:style-name="P2"><text:span text:style-name="T4">I</text:span><text:span text:style-name="T4"> </text:span><text:span text:style-name="T4">N</text:span><text:span text:style-name="T4"> </text:span><text:span text:style-name="T4">S</text:span><text:span text:style-name="T4"> </text:span><text:span text:style-name="T4">U</text:span></text:p>
          </draw:text-box>
        </draw:frame>
        <draw:frame draw:style-name="gr4" draw:text-style-name="P5" draw:layer="layout" svg:width="19.975cm" svg:height="0.678cm" svg:x="1.542cm" svg:y="11.567cm">
          <draw:text-box>
            <text:p text:style-name="P2"><text:span text:style-name="T3">I</text:span><text:span text:style-name="T3">s</text:span><text:span text:style-name="T3"> </text:span><text:span text:style-name="T3">p</text:span><text:span text:style-name="T3">u</text:span><text:span text:style-name="T3">t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l</text:span><text:span text:style-name="T3">i</text:span><text:span text:style-name="T3">s</text:span><text:span text:style-name="T3">t</text:span><text:span text:style-name="T3">s</text:span><text:span text:style-name="T3"> </text:span><text:span text:style-name="T3">t</text:span><text:span text:style-name="T3">o</text:span><text:span text:style-name="T3">g</text:span><text:span text:style-name="T3">e</text:span><text:span text:style-name="T3">t</text:span><text:span text:style-name="T3">h</text:span><text:span text:style-name="T3">e</text:span><text:span text:style-name="T3">r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h</text:span><text:span text:style-name="T3">o</text:span><text:span text:style-name="T3">l</text:span><text:span text:style-name="T3">e</text:span><text:span text:style-name="T3"> </text:span><text:span text:style-name="T3">l</text:span><text:span text:style-name="T3">i</text:span><text:span text:style-name="T3">s</text:span><text:span text:style-name="T3">t</text:span><text:span text:style-name="T3">?</text:span></text:p>
          </draw:text-box>
        </draw:frame>
        <draw:frame draw:style-name="gr3" draw:text-style-name="P4" draw:layer="layout" svg:width="0.485cm" svg:height="0.564cm" svg:x="22.564cm" svg:y="19.561cm">
          <draw:text-box>
            <text:p text:style-name="P2"><text:span text:style-name="T2">3</text:span></text:p>
          </draw:text-box>
        </draw:frame>
        <draw:frame draw:style-name="gr5" draw:text-style-name="P6" draw:layer="layout" svg:width="8.735cm" svg:height="0.983cm" svg:x="0.611cm" svg:y="0.276cm">
          <draw:text-box>
            <text:p>3/EXP/ALG/DEO/2/A</text:p>
          </draw:text-box>
        </draw:frame>
      </draw:page>
      <draw:page draw:name="page4" draw:style-name="dp1" draw:master-page-name="master-page20">
        <draw:frame draw:style-name="gr2" draw:text-style-name="P3" draw:layer="layout" svg:width="3.401cm" svg:height="0.971cm" svg:x="11.054cm" svg:y="1.63cm">
          <draw:text-box>
            <text:p text:style-name="P2"><text:span text:style-name="T1">M</text:span><text:span text:style-name="T1">e</text:span><text:span text:style-name="T1">r</text:span><text:span text:style-name="T1">g</text:span><text:span text:style-name="T1">i</text:span><text:span text:style-name="T1">n</text:span><text:span text:style-name="T1">g</text:span></text:p>
          </draw:text-box>
        </draw:frame>
        <draw:frame draw:style-name="gr4" draw:text-style-name="P5" draw:layer="layout" svg:width="18.814cm" svg:height="0.678cm" svg:x="1.542cm" svg:y="3.062cm">
          <draw:text-box>
            <text:p text:style-name="P2"><text:span text:style-name="T3">C</text:span><text:span text:style-name="T3">o</text:span><text:span text:style-name="T3">m</text:span><text:span text:style-name="T3">b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w</text:span><text:span text:style-name="T3">o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l</text:span><text:span text:style-name="T3">i</text:span><text:span text:style-name="T3">s</text:span><text:span text:style-name="T3">t</text:span><text:span text:style-name="T3">s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o</text:span><text:span text:style-name="T3">n</text:span><text:span text:style-name="T3">e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i</text:span><text:span text:style-name="T3">s</text:span><text:span text:style-name="T3"> </text:span><text:span text:style-name="T3">c</text:span><text:span text:style-name="T3">a</text:span><text:span text:style-name="T3">l</text:span><text:span text:style-name="T3">l</text:span><text:span text:style-name="T3">e</text:span><text:span text:style-name="T3">d</text:span><text:span text:style-name="T5"> </text:span><text:span text:style-name="T5">m</text:span><text:span text:style-name="T5">e</text:span><text:span text:style-name="T5">r</text:span><text:span text:style-name="T5">g</text:span><text:span text:style-name="T5">i</text:span><text:span text:style-name="T5">n</text:span><text:span text:style-name="T5">g</text:span><text:span text:style-name="T3">.</text:span></text:p>
          </draw:text-box>
        </draw:frame>
        <draw:frame draw:style-name="gr4" draw:text-style-name="P5" draw:layer="layout" svg:width="0.582cm" svg:height="0.678cm" svg:x="2.473cm" svg:y="4.256cm">
          <draw:text-box>
            <text:p text:style-name="P2"><text:span text:style-name="T4">E</text:span></text:p>
          </draw:text-box>
        </draw:frame>
        <draw:frame draw:style-name="gr4" draw:text-style-name="P5" draw:layer="layout" svg:width="0.582cm" svg:height="0.678cm" svg:x="3.4cm" svg:y="4.256cm">
          <draw:text-box>
            <text:p text:style-name="P2"><text:span text:style-name="T4">G</text:span></text:p>
          </draw:text-box>
        </draw:frame>
        <draw:frame draw:style-name="gr4" draw:text-style-name="P5" draw:layer="layout" svg:width="0.582cm" svg:height="0.678cm" svg:x="4.331cm" svg:y="4.256cm">
          <draw:text-box>
            <text:p text:style-name="P2"><text:span text:style-name="T4">N</text:span></text:p>
          </draw:text-box>
        </draw:frame>
        <draw:frame draw:style-name="gr4" draw:text-style-name="P5" draw:layer="layout" svg:width="0.582cm" svg:height="0.678cm" svg:x="5.258cm" svg:y="4.256cm">
          <draw:text-box>
            <text:p text:style-name="P2"><text:span text:style-name="T4">P</text:span></text:p>
          </draw:text-box>
        </draw:frame>
        <draw:frame draw:style-name="gr4" draw:text-style-name="P5" draw:layer="layout" svg:width="0.582cm" svg:height="0.678cm" svg:x="2.473cm" svg:y="4.925cm">
          <draw:text-box>
            <text:p text:style-name="P2"><text:span text:style-name="T4">I</text:span></text:p>
          </draw:text-box>
        </draw:frame>
        <draw:frame draw:style-name="gr4" draw:text-style-name="P5" draw:layer="layout" svg:width="0.582cm" svg:height="0.678cm" svg:x="3.4cm" svg:y="4.925cm">
          <draw:text-box>
            <text:p text:style-name="P2"><text:span text:style-name="T4">N</text:span></text:p>
          </draw:text-box>
        </draw:frame>
        <draw:frame draw:style-name="gr4" draw:text-style-name="P5" draw:layer="layout" svg:width="0.582cm" svg:height="0.678cm" svg:x="4.331cm" svg:y="4.925cm">
          <draw:text-box>
            <text:p text:style-name="P2"><text:span text:style-name="T4">S</text:span></text:p>
          </draw:text-box>
        </draw:frame>
        <draw:frame draw:style-name="gr4" draw:text-style-name="P5" draw:layer="layout" svg:width="0.582cm" svg:height="0.678cm" svg:x="5.258cm" svg:y="4.925cm">
          <draw:text-box>
            <text:p text:style-name="P2"><text:span text:style-name="T4">U</text:span></text:p>
          </draw:text-box>
        </draw:frame>
        <draw:frame draw:style-name="gr4" draw:text-style-name="P5" draw:layer="layout" svg:width="20.246cm" svg:height="0.678cm" svg:x="1.542cm" svg:y="6.119cm">
          <draw:text-box>
            <text:p text:style-name="P2"><text:span text:style-name="T3">S</text:span><text:span text:style-name="T3">t</text:span><text:span text:style-name="T3">a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o</text:span><text:span text:style-name="T3">n</text:span><text:span text:style-name="T3">t</text:span><text:span text:style-name="T3"> </text:span><text:span text:style-name="T3">o</text:span><text:span text:style-name="T3">f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l</text:span><text:span text:style-name="T3">i</text:span><text:span text:style-name="T3">s</text:span><text:span text:style-name="T3">t</text:span><text:span text:style-name="T3">s</text:span><text:span text:style-name="T3">,</text:span><text:span text:style-name="T3"> </text:span><text:span text:style-name="T3">w</text:span><text:span text:style-name="T3">e</text:span><text:span text:style-name="T3"> </text:span><text:span text:style-name="T3">k</text:span><text:span text:style-name="T3">e</text:span><text:span text:style-name="T3">e</text:span><text:span text:style-name="T3">p</text:span><text:span text:style-name="T3"> </text:span><text:span text:style-name="T3">p</text:span><text:span text:style-name="T3">i</text:span><text:span text:style-name="T3">c</text:span><text:span text:style-name="T3">k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m</text:span><text:span text:style-name="T3">a</text:span><text:span text:style-name="T3">l</text:span><text:span text:style-name="T3">l</text:span><text:span text:style-name="T3">e</text:span><text:span text:style-name="T3">s</text:span><text:span text:style-name="T3">t</text:span><text:span text:style-name="T3"> </text:span><text:span text:style-name="T3">l</text:span><text:span text:style-name="T3">e</text:span><text:span text:style-name="T3">t</text:span><text:span text:style-name="T3">t</text:span><text:span text:style-name="T3">e</text:span><text:span text:style-name="T3">r</text:span><text:span text:style-name="T3">:</text:span></text:p>
          </draw:text-box>
        </draw:frame>
        <draw:frame draw:style-name="gr4" draw:text-style-name="P5" draw:layer="layout" svg:width="1.594cm" svg:height="0.678cm" svg:x="2.16cm" svg:y="7.981cm">
          <draw:text-box>
            <text:p text:style-name="P2"><text:span text:style-name="T4">*</text:span><text:span text:style-name="T4">E</text:span><text:span text:style-name="T4">*</text:span><text:span text:style-name="T4"> </text:span><text:span text:style-name="T4">G</text:span></text:p>
          </draw:text-box>
        </draw:frame>
        <draw:frame draw:style-name="gr4" draw:text-style-name="P5" draw:layer="layout" svg:width="0.582cm" svg:height="0.678cm" svg:x="4.331cm" svg:y="7.981cm">
          <draw:text-box>
            <text:p text:style-name="P2"><text:span text:style-name="T4">N</text:span></text:p>
          </draw:text-box>
        </draw:frame>
        <draw:frame draw:style-name="gr4" draw:text-style-name="P5" draw:layer="layout" svg:width="0.582cm" svg:height="0.678cm" svg:x="5.258cm" svg:y="7.981cm">
          <draw:text-box>
            <text:p text:style-name="P2"><text:span text:style-name="T4">P</text:span></text:p>
          </draw:text-box>
        </draw:frame>
        <draw:frame draw:style-name="gr4" draw:text-style-name="P5" draw:layer="layout" svg:width="0.582cm" svg:height="0.678cm" svg:x="2.473cm" svg:y="8.65cm">
          <draw:text-box>
            <text:p text:style-name="P2"><text:span text:style-name="T4">I</text:span></text:p>
          </draw:text-box>
        </draw:frame>
        <draw:frame draw:style-name="gr4" draw:text-style-name="P5" draw:layer="layout" svg:width="0.582cm" svg:height="0.678cm" svg:x="3.4cm" svg:y="8.65cm">
          <draw:text-box>
            <text:p text:style-name="P2"><text:span text:style-name="T4">N</text:span></text:p>
          </draw:text-box>
        </draw:frame>
        <draw:frame draw:style-name="gr4" draw:text-style-name="P5" draw:layer="layout" svg:width="0.582cm" svg:height="0.678cm" svg:x="4.331cm" svg:y="8.65cm">
          <draw:text-box>
            <text:p text:style-name="P2"><text:span text:style-name="T4">S</text:span></text:p>
          </draw:text-box>
        </draw:frame>
        <draw:frame draw:style-name="gr4" draw:text-style-name="P5" draw:layer="layout" svg:width="0.582cm" svg:height="0.678cm" svg:x="5.258cm" svg:y="8.65cm">
          <draw:text-box>
            <text:p text:style-name="P2"><text:span text:style-name="T4">U</text:span></text:p>
          </draw:text-box>
        </draw:frame>
        <draw:frame draw:style-name="gr4" draw:text-style-name="P5" draw:layer="layout" svg:width="0.582cm" svg:height="0.678cm" svg:x="3.4cm" svg:y="9.988cm">
          <draw:text-box>
            <text:p text:style-name="P2"><text:span text:style-name="T4">G</text:span></text:p>
          </draw:text-box>
        </draw:frame>
        <draw:frame draw:style-name="gr4" draw:text-style-name="P5" draw:layer="layout" svg:width="0.582cm" svg:height="0.678cm" svg:x="4.331cm" svg:y="9.988cm">
          <draw:text-box>
            <text:p text:style-name="P2"><text:span text:style-name="T4">N</text:span></text:p>
          </draw:text-box>
        </draw:frame>
        <draw:frame draw:style-name="gr4" draw:text-style-name="P5" draw:layer="layout" svg:width="0.582cm" svg:height="0.678cm" svg:x="5.258cm" svg:y="9.988cm">
          <draw:text-box>
            <text:p text:style-name="P2"><text:span text:style-name="T4">P</text:span></text:p>
          </draw:text-box>
        </draw:frame>
        <draw:frame draw:style-name="gr4" draw:text-style-name="P5" draw:layer="layout" svg:width="1.382cm" svg:height="0.678cm" svg:x="2.16cm" svg:y="10.653cm">
          <draw:text-box>
            <text:p text:style-name="P2"><text:span text:style-name="T4">*</text:span><text:span text:style-name="T4">I</text:span><text:span text:style-name="T4">*</text:span><text:span text:style-name="T4"> </text:span><text:span text:style-name="T4">N</text:span></text:p>
          </draw:text-box>
        </draw:frame>
        <draw:frame draw:style-name="gr4" draw:text-style-name="P5" draw:layer="layout" svg:width="0.582cm" svg:height="0.678cm" svg:x="4.331cm" svg:y="10.653cm">
          <draw:text-box>
            <text:p text:style-name="P2"><text:span text:style-name="T4">S</text:span></text:p>
          </draw:text-box>
        </draw:frame>
        <draw:frame draw:style-name="gr4" draw:text-style-name="P5" draw:layer="layout" svg:width="0.582cm" svg:height="0.678cm" svg:x="5.258cm" svg:y="10.653cm">
          <draw:text-box>
            <text:p text:style-name="P2"><text:span text:style-name="T4">U</text:span></text:p>
          </draw:text-box>
        </draw:frame>
        <draw:frame draw:style-name="gr4" draw:text-style-name="P5" draw:layer="layout" svg:width="1.661cm" svg:height="0.678cm" svg:x="3.091cm" svg:y="11.99cm">
          <draw:text-box>
            <text:p text:style-name="P2"><text:span text:style-name="T4">*</text:span><text:span text:style-name="T4">G</text:span><text:span text:style-name="T4">*</text:span><text:span text:style-name="T4"> </text:span><text:span text:style-name="T4">N</text:span></text:p>
          </draw:text-box>
        </draw:frame>
        <draw:frame draw:style-name="gr4" draw:text-style-name="P5" draw:layer="layout" svg:width="0.582cm" svg:height="0.678cm" svg:x="5.258cm" svg:y="11.99cm">
          <draw:text-box>
            <text:p text:style-name="P2"><text:span text:style-name="T4">P</text:span></text:p>
          </draw:text-box>
        </draw:frame>
        <draw:frame draw:style-name="gr4" draw:text-style-name="P5" draw:layer="layout" svg:width="0.582cm" svg:height="0.678cm" svg:x="3.4cm" svg:y="12.659cm">
          <draw:text-box>
            <text:p text:style-name="P2"><text:span text:style-name="T4">N</text:span></text:p>
          </draw:text-box>
        </draw:frame>
        <draw:frame draw:style-name="gr4" draw:text-style-name="P5" draw:layer="layout" svg:width="0.582cm" svg:height="0.678cm" svg:x="4.331cm" svg:y="12.659cm">
          <draw:text-box>
            <text:p text:style-name="P2"><text:span text:style-name="T4">S</text:span></text:p>
          </draw:text-box>
        </draw:frame>
        <draw:frame draw:style-name="gr4" draw:text-style-name="P5" draw:layer="layout" svg:width="0.582cm" svg:height="0.678cm" svg:x="5.258cm" svg:y="12.659cm">
          <draw:text-box>
            <text:p text:style-name="P2"><text:span text:style-name="T4">U</text:span></text:p>
          </draw:text-box>
        </draw:frame>
        <draw:frame draw:style-name="gr4" draw:text-style-name="P5" draw:layer="layout" svg:width="1.098cm" svg:height="0.678cm" svg:x="1.542cm" svg:y="13.853cm">
          <draw:text-box>
            <text:p text:style-name="P2"><text:span text:style-name="T3">e</text:span><text:span text:style-name="T3">t</text:span><text:span text:style-name="T3">c</text:span><text:span text:style-name="T3">.</text:span></text:p>
          </draw:text-box>
        </draw:frame>
        <draw:frame draw:style-name="gr3" draw:text-style-name="P4" draw:layer="layout" svg:width="0.485cm" svg:height="0.564cm" svg:x="22.564cm" svg:y="19.561cm">
          <draw:text-box>
            <text:p text:style-name="P2"><text:span text:style-name="T2">4</text:span></text:p>
          </draw:text-box>
        </draw:frame>
      </draw:page>
      <draw:page draw:name="page5" draw:style-name="dp1" draw:master-page-name="master-page20">
        <draw:frame draw:style-name="gr2" draw:text-style-name="P3" draw:layer="layout" svg:width="8.075cm" svg:height="0.971cm" svg:x="8.349cm" svg:y="1.63cm">
          <draw:text-box>
            <text:p text:style-name="P2"><text:span text:style-name="T1">C</text:span><text:span text:style-name="T1">o</text:span><text:span text:style-name="T1">d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4" draw:text-style-name="P5" draw:layer="layout" svg:width="1.412cm" svg:height="0.678cm" svg:x="1.542cm" svg:y="3.062cm">
          <draw:text-box>
            <text:p text:style-name="P2"><text:span text:style-name="T3">W</text:span><text:span text:style-name="T3">e</text:span><text:span text:style-name="T3">’</text:span><text:span text:style-name="T3">l</text:span><text:span text:style-name="T3">l</text:span></text:p>
          </draw:text-box>
        </draw:frame>
        <draw:frame draw:style-name="gr4" draw:text-style-name="P5" draw:layer="layout" svg:width="6.928cm" svg:height="0.678cm" svg:x="3.31cm" svg:y="3.062cm">
          <draw:text-box>
            <text:p text:style-name="P2"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i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s</text:span><text:span text:style-name="T3">.</text:span></text:p>
          </draw:text-box>
        </draw:frame>
        <draw:frame draw:style-name="gr4" draw:text-style-name="P5" draw:layer="layout" svg:width="13.028cm" svg:height="0.678cm" svg:x="10.788cm" svg:y="3.062cm">
          <draw:text-box>
            <text:p text:style-name="P2"><text:span text:style-name="T3">W</text:span><text:span text:style-name="T3">e</text:span><text:span text:style-name="T3"> </text:span><text:span text:style-name="T3">o</text:span><text:span text:style-name="T3">n</text:span><text:span text:style-name="T3">l</text:span><text:span text:style-name="T3">y</text:span><text:span text:style-name="T3"> </text:span><text:span text:style-name="T3">c</text:span><text:span text:style-name="T3">a</text:span><text:span text:style-name="T3">r</text:span><text:span text:style-name="T3">e</text:span><text:span text:style-name="T3"> </text:span><text:span text:style-name="T3">a</text:span><text:span text:style-name="T3">b</text:span><text:span text:style-name="T3">o</text:span><text:span text:style-name="T3">u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r</text:span><text:span text:style-name="T3">d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s</text:span><text:span text:style-name="T3">o</text:span></text:p>
          </draw:text-box>
        </draw:frame>
        <draw:frame draw:style-name="gr4" draw:text-style-name="P5" draw:layer="layout" svg:width="15.182cm" svg:height="0.678cm" svg:x="1.542cm" svg:y="3.731cm">
          <draw:text-box>
            <text:p text:style-name="P2"><text:span text:style-name="T3">w</text:span><text:span text:style-name="T3">e</text:span><text:span text:style-name="T3"> </text:span><text:span text:style-name="T3">a</text:span><text:span text:style-name="T3">s</text:span><text:span text:style-name="T3">s</text:span><text:span text:style-name="T3">u</text:span><text:span text:style-name="T3">m</text:span><text:span text:style-name="T3">e</text:span><text:span text:style-name="T3"> </text:span><text:span text:style-name="T3">o</text:span><text:span text:style-name="T3">n</text:span><text:span text:style-name="T3">l</text:span><text:span text:style-name="T3">y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a</text:span><text:span text:style-name="T3">r</text:span><text:span text:style-name="T3">e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3">.</text:span></text:p>
          </draw:text-box>
        </draw:frame>
        <draw:frame draw:style-name="gr4" draw:text-style-name="P5" draw:layer="layout" svg:width="1.407cm" svg:height="0.678cm" svg:x="1.542cm" svg:y="4.925cm">
          <draw:text-box>
            <text:p text:style-name="P2"><text:span text:style-name="T3">A</text:span><text:span text:style-name="T3">l</text:span><text:span text:style-name="T3">s</text:span><text:span text:style-name="T3">o</text:span><text:span text:style-name="T3">,</text:span></text:p>
          </draw:text-box>
        </draw:frame>
        <draw:frame draw:style-name="gr4" draw:text-style-name="P5" draw:layer="layout" svg:width="1.348cm" svg:height="0.678cm" svg:x="3.305cm" svg:y="4.925cm">
          <draw:text-box>
            <text:p text:style-name="P2"><text:span text:style-name="T3">w</text:span><text:span text:style-name="T3">e</text:span><text:span text:style-name="T3">’</text:span><text:span text:style-name="T3">l</text:span><text:span text:style-name="T3">l</text:span></text:p>
          </draw:text-box>
        </draw:frame>
        <draw:frame draw:style-name="gr4" draw:text-style-name="P5" draw:layer="layout" svg:width="8.939cm" svg:height="0.678cm" svg:x="4.899cm" svg:y="4.925cm">
          <draw:text-box>
            <text:p text:style-name="P2"><text:span text:style-name="T3">t</text:span><text:span text:style-name="T3">r</text:span><text:span text:style-name="T3">y</text:span><text:span text:style-name="T3"> 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‘</text:span><text:span text:style-name="T3">i</text:span><text:span text:style-name="T3">n</text:span><text:span text:style-name="T3"> </text:span><text:span text:style-name="T3">p</text:span><text:span text:style-name="T3">l</text:span><text:span text:style-name="T3">a</text:span><text:span text:style-name="T3">c</text:span><text:span text:style-name="T3">e</text:span><text:span text:style-name="T3">’</text:span><text:span text:style-name="T3">,</text:span></text:p>
          </draw:text-box>
        </draw:frame>
        <draw:frame draw:style-name="gr4" draw:text-style-name="P5" draw:layer="layout" svg:width="9.561cm" svg:height="0.678cm" svg:x="14.494cm" svg:y="4.925cm">
          <draw:text-box>
            <text:p text:style-name="P2"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/text:p>
          </draw:text-box>
        </draw:frame>
        <draw:frame draw:style-name="gr4" draw:text-style-name="P5" draw:layer="layout" svg:width="6.102cm" svg:height="0.678cm" svg:x="1.542cm" svg:y="5.594cm">
          <draw:text-box>
            <text:p text:style-name="P2"><text:span text:style-name="T3">t</text:span><text:span text:style-name="T3">o</text:span><text:span text:style-name="T3">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.</text:span></text:p>
          </draw:text-box>
        </draw:frame>
        <draw:frame draw:style-name="gr4" draw:text-style-name="P5" draw:layer="layout" svg:width="12.664cm" svg:height="0.678cm" svg:x="1.542cm" svg:y="7.456cm">
          <draw:text-box>
            <text:p text:style-name="P2"><text:span text:style-name="T4">/</text:span><text:span text:style-name="T4">*</text:span><text:span text:style-name="T4">*</text:span><text:span text:style-name="T4"> </text:span><text:span text:style-name="T4">S</text:span><text:span text:style-name="T4">o</text:span><text:span text:style-name="T4">r</text:span><text:span text:style-name="T4">t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s</text:span><text:span text:style-name="T4">.</text:span><text:span text:style-name="T4">.</text:span><text:span text:style-name="T4">e</text:span><text:span text:style-name="T4">]</text:span><text:span text:style-name="T4"> </text:span><text:span text:style-name="T4">i</text:span><text:span text:style-name="T4">n</text:span><text:span text:style-name="T4"> </text:span><text:span text:style-name="T4">n</text:span><text:span text:style-name="T4">o</text:span><text:span text:style-name="T4">n</text:span><text:span text:style-name="T4">-</text:span><text:span text:style-name="T4">d</text:span><text:span text:style-name="T4">e</text:span><text:span text:style-name="T4">c</text:span><text:span text:style-name="T4">r</text:span><text:span text:style-name="T4">e</text:span><text:span text:style-name="T4">a</text:span><text:span text:style-name="T4">s</text:span><text:span text:style-name="T4">i</text:span><text:span text:style-name="T4">n</text:span><text:span text:style-name="T4">g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.</text:span><text:span text:style-name="T4"> </text:span><text:span text:style-name="T4">*</text:span><text:span text:style-name="T4">/</text:span></text:p>
          </draw:text-box>
        </draw:frame>
        <draw:frame draw:style-name="gr4" draw:text-style-name="P5" draw:layer="layout" svg:width="13.714cm" svg:height="0.678cm" svg:x="1.542cm" svg:y="8.125cm">
          <draw:text-box>
            <text:p text:style-name="P2"><text:span text:style-name="T4">p</text:span><text:span text:style-name="T4">u</text:span><text:span text:style-name="T4">b</text:span><text:span text:style-name="T4">l</text:span><text:span text:style-name="T4">i</text:span><text:span text:style-name="T4">c</text:span><text:span text:style-name="T4"> </text:span><text:span text:style-name="T4">s</text:span><text:span text:style-name="T4">t</text:span><text:span text:style-name="T4">a</text:span><text:span text:style-name="T4">t</text:span><text:span text:style-name="T4">i</text:span><text:span text:style-name="T4">c</text:span><text:span text:style-name="T4"> </text:span><text:span text:style-name="T4">v</text:span><text:span text:style-name="T4">o</text:span><text:span text:style-name="T4">i</text:span><text:span text:style-name="T4">d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(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4">[</text:span><text:span text:style-name="T4">]</text:span><text:span text:style-name="T4"> </text:span><text:span text:style-name="T4">l</text:span><text:span text:style-name="T4">i</text:span><text:span text:style-name="T4">s</text:span><text:span text:style-name="T4">t</text:span><text:span text:style-name="T4">,</text:span></text:p>
          </draw:text-box>
        </draw:frame>
        <draw:frame draw:style-name="gr4" draw:text-style-name="P5" draw:layer="layout" svg:width="1.437cm" svg:height="0.678cm" svg:x="10.525cm" svg:y="8.79cm">
          <draw:text-box>
            <text:p text:style-name="P2"><text:span text:style-name="T4">i</text:span><text:span text:style-name="T4">n</text:span><text:span text:style-name="T4">t</text:span><text:span text:style-name="T4"> </text:span><text:span text:style-name="T4">s</text:span><text:span text:style-name="T4">,</text:span></text:p>
          </draw:text-box>
        </draw:frame>
        <draw:frame draw:style-name="gr4" draw:text-style-name="P5" draw:layer="layout" svg:width="2.093cm" svg:height="0.678cm" svg:x="10.525cm" svg:y="9.459cm">
          <draw:text-box>
            <text:p text:style-name="P2"><text:span text:style-name="T4">i</text:span><text:span text:style-name="T4">n</text:span><text:span text:style-name="T4">t</text:span><text:span text:style-name="T4"> </text:span><text:span text:style-name="T4">e</text:span><text:span text:style-name="T4">)</text:span><text:span text:style-name="T4"> </text:span><text:span text:style-name="T4">{</text:span></text:p>
          </draw:text-box>
        </draw:frame>
        <draw:frame draw:style-name="gr4" draw:text-style-name="P5" draw:layer="layout" svg:width="10.683cm" svg:height="0.678cm" svg:x="2.782cm" svg:y="10.797cm">
          <draw:text-box>
            <text:p text:style-name="P2"><text:span text:style-name="T4">i</text:span><text:span text:style-name="T4">f</text:span><text:span text:style-name="T4"> </text:span><text:span text:style-name="T4">(</text:span><text:span text:style-name="T4">s</text:span><text:span text:style-name="T4"> </text:span><text:span text:style-name="T4">&lt;</text:span><text:span text:style-name="T4"> </text:span><text:span text:style-name="T4">e</text:span><text:span text:style-name="T4">)</text:span><text:span text:style-name="T4"> </text:span><text:span text:style-name="T4">{</text:span><text:span text:style-name="T4"> </text:span><text:span text:style-name="T4">/</text:span><text:span text:style-name="T4">/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o</text:span><text:span text:style-name="T4">n</text:span><text:span text:style-name="T4">e</text:span><text:span text:style-name="T4">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4" draw:text-style-name="P5" draw:layer="layout" svg:width="6.03cm" svg:height="0.678cm" svg:x="4.018cm" svg:y="12.13cm">
          <draw:text-box>
            <text:p text:style-name="P2"><text:span text:style-name="T4">i</text:span><text:span text:style-name="T4">n</text:span><text:span text:style-name="T4">t</text:span><text:span text:style-name="T4"> </text:span><text:span text:style-name="T4">m</text:span><text:span text:style-name="T4">i</text:span><text:span text:style-name="T4">d</text:span><text:span text:style-name="T4"> </text:span><text:span text:style-name="T4">=</text:span><text:span text:style-name="T4"> </text:span><text:span text:style-name="T4">(</text:span><text:span text:style-name="T4">s</text:span><text:span text:style-name="T4"> </text:span><text:span text:style-name="T4">+</text:span><text:span text:style-name="T4"> </text:span><text:span text:style-name="T4">e</text:span><text:span text:style-name="T4">)</text:span><text:span text:style-name="T4"> </text:span><text:span text:style-name="T4">/</text:span><text:span text:style-name="T4"> </text:span><text:span text:style-name="T4">2</text:span><text:span text:style-name="T4">;</text:span></text:p>
          </draw:text-box>
        </draw:frame>
        <draw:frame draw:style-name="gr4" draw:text-style-name="P5" draw:layer="layout" svg:width="6.746cm" svg:height="0.678cm" svg:x="4.018cm" svg:y="12.799cm">
          <draw:text-box>
            <text:p text:style-name="P2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(</text:span><text:span text:style-name="T4">l</text:span><text:span text:style-name="T4">i</text:span><text:span text:style-name="T4">s</text:span><text:span text:style-name="T4">t</text:span><text:span text:style-name="T4">,</text:span><text:span text:style-name="T4"> </text:span><text:span text:style-name="T4">s</text:span><text:span text:style-name="T4">,</text:span><text:span text:style-name="T4"> </text:span><text:span text:style-name="T4">m</text:span><text:span text:style-name="T4">i</text:span><text:span text:style-name="T4">d</text:span><text:span text:style-name="T4">)</text:span><text:span text:style-name="T4">;</text:span></text:p>
          </draw:text-box>
        </draw:frame>
        <draw:frame draw:style-name="gr4" draw:text-style-name="P5" draw:layer="layout" svg:width="8.037cm" svg:height="0.678cm" svg:x="4.018cm" svg:y="13.468cm">
          <draw:text-box>
            <text:p text:style-name="P2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(</text:span><text:span text:style-name="T4">l</text:span><text:span text:style-name="T4">i</text:span><text:span text:style-name="T4">s</text:span><text:span text:style-name="T4">t</text:span><text:span text:style-name="T4">,</text:span><text:span text:style-name="T4"> </text:span><text:span text:style-name="T4">m</text:span><text:span text:style-name="T4">i</text:span><text:span text:style-name="T4">d</text:span><text:span text:style-name="T4"> </text:span><text:span text:style-name="T4">+</text:span><text:span text:style-name="T4"> </text:span><text:span text:style-name="T4">1</text:span><text:span text:style-name="T4">,</text:span><text:span text:style-name="T4"> 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10.141cm" svg:height="0.678cm" svg:x="4.018cm" svg:y="14.801cm">
          <draw:text-box>
            <text:p text:style-name="P2"><text:span text:style-name="T4">.</text:span><text:span text:style-name="T4">.</text:span><text:span text:style-name="T4">.</text:span><text:span text:style-name="T4">m</text:span><text:span text:style-name="T4">e</text:span><text:span text:style-name="T4">r</text:span><text:span text:style-name="T4">g</text:span><text:span text:style-name="T4">e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s</text:span><text:span text:style-name="T4">.</text:span><text:span text:style-name="T4">.</text:span><text:span text:style-name="T4">m</text:span><text:span text:style-name="T4">]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m</text:span><text:span text:style-name="T4">+</text:span><text:span text:style-name="T4">1</text:span><text:span text:style-name="T4">.</text:span><text:span text:style-name="T4">.</text:span><text:span text:style-name="T4">e</text:span><text:span text:style-name="T4">]</text:span></text:p>
          </draw:text-box>
        </draw:frame>
        <draw:frame draw:style-name="gr4" draw:text-style-name="P5" draw:layer="layout" svg:width="4.21cm" svg:height="0.678cm" svg:x="5.259cm" svg:y="15.47cm">
          <draw:text-box>
            <text:p text:style-name="P2"><text:span text:style-name="T4">i</text:span><text:span text:style-name="T4">n</text:span><text:span text:style-name="T4">t</text:span><text:span text:style-name="T4">o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s</text:span><text:span text:style-name="T4">.</text:span><text:span text:style-name="T4">.</text:span><text:span text:style-name="T4">e</text:span><text:span text:style-name="T4">]</text:span><text:span text:style-name="T4">.</text:span><text:span text:style-name="T4">.</text:span><text:span text:style-name="T4">.</text:span></text:p>
          </draw:text-box>
        </draw:frame>
        <draw:frame draw:style-name="gr4" draw:text-style-name="P5" draw:layer="layout" svg:width="12.363cm" svg:height="0.678cm" svg:x="2.782cm" svg:y="16.804cm">
          <draw:text-box>
            <text:p text:style-name="P2"><text:span text:style-name="T4">}</text:span><text:span text:style-name="T4"> </text:span><text:span text:style-name="T4">/</text:span><text:span text:style-name="T4">/</text:span><text:span text:style-name="T4"> </text:span><text:span text:style-name="T4">e</text:span><text:span text:style-name="T4">l</text:span><text:span text:style-name="T4">s</text:span><text:span text:style-name="T4">e</text:span><text:span text:style-name="T4"> </text:span><text:span text:style-name="T4">j</text:span><text:span text:style-name="T4">u</text:span><text:span text:style-name="T4">s</text:span><text:span text:style-name="T4">t</text:span><text:span text:style-name="T4"> </text:span><text:span text:style-name="T4">1</text:span><text:span text:style-name="T4">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,</text:span><text:span text:style-name="T4"> </text:span><text:span text:style-name="T4">s</text:span><text:span text:style-name="T4">o</text:span><text:span text:style-name="T4"> </text:span><text:span text:style-name="T4">a</text:span><text:span text:style-name="T4">l</text:span><text:span text:style-name="T4">r</text:span><text:span text:style-name="T4">e</text:span><text:span text:style-name="T4">a</text:span><text:span text:style-name="T4">d</text:span><text:span text:style-name="T4">y</text:span><text:span text:style-name="T4"> </text:span><text:span text:style-name="T4">s</text:span><text:span text:style-name="T4">o</text:span><text:span text:style-name="T4">r</text:span><text:span text:style-name="T4">t</text:span><text:span text:style-name="T4">e</text:span><text:span text:style-name="T4">d</text:span><text:span text:style-name="T4">.</text:span></text:p>
          </draw:text-box>
        </draw:frame>
        <draw:frame draw:style-name="gr4" draw:text-style-name="P5" draw:layer="layout" svg:width="0.582cm" svg:height="0.678cm" svg:x="1.542cm" svg:y="18.141cm">
          <draw:text-box>
            <text:p text:style-name="P2"><text:span text:style-name="T4">}</text:span></text:p>
          </draw:text-box>
        </draw:frame>
        <draw:frame draw:style-name="gr3" draw:text-style-name="P4" draw:layer="layout" svg:width="0.485cm" svg:height="0.564cm" svg:x="22.564cm" svg:y="19.561cm">
          <draw:text-box>
            <text:p text:style-name="P2"><text:span text:style-name="T2">5</text:span></text:p>
          </draw:text-box>
        </draw:frame>
        <draw:frame draw:style-name="gr5" draw:text-style-name="P6" draw:layer="layout" svg:width="8.727cm" svg:height="0.983cm" svg:x="0.23cm" svg:y="0.276cm">
          <draw:text-box>
            <text:p>5/STR/ALG/DEO/1/A</text:p>
          </draw:text-box>
        </draw:frame>
      </draw:page>
      <draw:page draw:name="page6" draw:style-name="dp1" draw:master-page-name="master-page31">
        <draw:frame draw:style-name="gr4" draw:text-style-name="P5" draw:layer="layout" svg:width="11.216cm" svg:height="0.678cm" svg:x="1.542cm" svg:y="1.868cm">
          <draw:text-box>
            <text:p text:style-name="P2"><text:span text:style-name="T3">E</text:span><text:span text:style-name="T3">x</text:span><text:span text:style-name="T3">c</text:span><text:span text:style-name="T3">e</text:span><text:span text:style-name="T3">p</text:span><text:span text:style-name="T3">t</text:span><text:span text:style-name="T3"> 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y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p</text:span><text:span text:style-name="T3">o</text:span><text:span text:style-name="T3">r</text:span><text:span text:style-name="T3">t</text:span><text:span text:style-name="T3">i</text:span><text:span text:style-name="T3">o</text:span><text:span text:style-name="T3">n</text:span><text:span text:style-name="T3">,</text:span></text:p>
          </draw:text-box>
        </draw:frame>
        <draw:frame draw:style-name="gr4" draw:text-style-name="P5" draw:layer="layout" svg:width="8.6cm" svg:height="0.678cm" svg:x="13.442cm" svg:y="1.868cm">
          <draw:text-box>
            <text:p text:style-name="P2"><text:span text:style-name="T3">t</text:span><text:span text:style-name="T3">h</text:span><text:span text:style-name="T3">i</text:span><text:span text:style-name="T3">s</text:span><text:span text:style-name="T3"> </text:span><text:span text:style-name="T3">w</text:span><text:span text:style-name="T3">a</text:span><text:span text:style-name="T3">s</text:span><text:span text:style-name="T3"> </text:span><text:span text:style-name="T3">v</text:span><text:span text:style-name="T3">e</text:span><text:span text:style-name="T3">r</text:span><text:span text:style-name="T3">y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t</text:span><text:span text:style-name="T3">o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.</text:span></text:p>
          </draw:text-box>
        </draw:frame>
        <draw:frame draw:style-name="gr4" draw:text-style-name="P5" draw:layer="layout" svg:width="1.534cm" svg:height="0.678cm" svg:x="22.728cm" svg:y="1.868cm">
          <draw:text-box>
            <text:p text:style-name="P2"><text:span text:style-name="T3">W</text:span><text:span text:style-name="T3">h</text:span><text:span text:style-name="T3">a</text:span><text:span text:style-name="T3">t</text:span></text:p>
          </draw:text-box>
        </draw:frame>
        <draw:frame draw:style-name="gr4" draw:text-style-name="P5" draw:layer="layout" svg:width="11.47cm" svg:height="0.678cm" svg:x="1.542cm" svg:y="2.537cm">
          <draw:text-box>
            <text:p text:style-name="P2"><text:span text:style-name="T3">c</text:span><text:span text:style-name="T3">a</text:span><text:span text:style-name="T3">n</text:span><text:span text:style-name="T3"> </text:span><text:span text:style-name="T3">w</text:span><text:span text:style-name="T3">e</text:span><text:span text:style-name="T3"> </text:span><text:span text:style-name="T3">d</text:span><text:span text:style-name="T3">o</text:span><text:span text:style-name="T3"> </text:span><text:span text:style-name="T3">t</text:span><text:span text:style-name="T3">o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n</text:span><text:span text:style-name="T3">d</text:span><text:span text:style-name="T3"> </text:span><text:span text:style-name="T3">h</text:span><text:span text:style-name="T3">o</text:span><text:span text:style-name="T3">w</text:span><text:span text:style-name="T3"> </text:span><text:span text:style-name="T3">i</text:span><text:span text:style-name="T3">t</text:span><text:span text:style-name="T3"> </text:span><text:span text:style-name="T3">w</text:span><text:span text:style-name="T3">o</text:span><text:span text:style-name="T3">r</text:span><text:span text:style-name="T3">k</text:span><text:span text:style-name="T3">s</text:span><text:span text:style-name="T3">?</text:span></text:p>
          </draw:text-box>
        </draw:frame>
        <draw:frame draw:style-name="gr4" draw:text-style-name="P5" draw:layer="layout" svg:width="12.93cm" svg:height="0.678cm" svg:x="2.215cm" svg:y="3.994cm">
          <draw:text-box>
            <text:p text:style-name="P2"><text:span text:style-name="T6">•</text:span><text:span text:style-name="T3"> </text:span><text:span text:style-name="T3">i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</text:span><text:span text:style-name="T3"> </text:span><text:span text:style-name="T3">c</text:span><text:span text:style-name="T3">a</text:span><text:span text:style-name="T3">l</text:span><text:span text:style-name="T3">l</text:span><text:span text:style-name="T3">s</text:span><text:span text:style-name="T3"> </text:span><text:span text:style-name="T3">w</text:span><text:span text:style-name="T3">o</text:span><text:span text:style-name="T3">r</text:span><text:span text:style-name="T3">k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 </text:span><text:span text:style-name="T3">w</text:span><text:span text:style-name="T3">i</text:span><text:span text:style-name="T3">l</text:span><text:span text:style-name="T3">l</text:span></text:p>
          </draw:text-box>
        </draw:frame>
        <draw:frame draw:style-name="gr4" draw:text-style-name="P5" draw:layer="layout" svg:width="3.554cm" svg:height="0.678cm" svg:x="15.798cm" svg:y="3.994cm">
          <draw:text-box>
            <text:p text:style-name="P2"><text:span text:style-name="T3">c</text:span><text:span text:style-name="T3">l</text:span><text:span text:style-name="T3">e</text:span><text:span text:style-name="T3">a</text:span><text:span text:style-name="T3">r</text:span><text:span text:style-name="T3">l</text:span><text:span text:style-name="T3">y</text:span><text:span text:style-name="T3"> </text:span><text:span text:style-name="T3">w</text:span><text:span text:style-name="T3">o</text:span><text:span text:style-name="T3">r</text:span><text:span text:style-name="T3">k</text:span></text:p>
          </draw:text-box>
        </draw:frame>
        <draw:frame draw:style-name="gr4" draw:text-style-name="P5" draw:layer="layout" svg:width="2.618cm" svg:height="0.678cm" svg:x="2.215cm" svg:y="5.454cm">
          <draw:text-box>
            <text:p text:style-name="P2"><text:span text:style-name="T6">•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 </text:span><text:span text:style-name="T3">i</text:span><text:span text:style-name="T3">t</text:span></text:p>
          </draw:text-box>
        </draw:frame>
        <draw:frame draw:style-name="gr4" draw:text-style-name="P5" draw:layer="layout" svg:width="2.627cm" svg:height="0.678cm" svg:x="1.542cm" svg:y="6.91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11.479cm" svg:height="0.678cm" svg:x="4.769cm" svg:y="6.91cm">
          <draw:text-box>
            <text:p text:style-name="P2"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a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s</text:span><text:span text:style-name="T3"> </text:span><text:span text:style-name="T3">c</text:span><text:span text:style-name="T3">l</text:span><text:span text:style-name="T3">a</text:span><text:span text:style-name="T3">u</text:span><text:span text:style-name="T3">s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.</text:span></text:p>
          </draw:text-box>
        </draw:frame>
        <draw:frame draw:style-name="gr4" draw:text-style-name="P5" draw:layer="layout" svg:width="2.627cm" svg:height="0.678cm" svg:x="1.542cm" svg:y="8.104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19.298cm" svg:height="0.678cm" svg:x="4.76cm" svg:y="8.104cm">
          <draw:text-box>
            <text:p text:style-name="P2"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a</text:span><text:span text:style-name="T3"> </text:span><text:span text:style-name="T3">w</text:span><text:span text:style-name="T3">r</text:span><text:span text:style-name="T3">a</text:span><text:span text:style-name="T3">p</text:span><text:span text:style-name="T3">p</text:span><text:span text:style-name="T3">e</text:span><text:span text:style-name="T3">r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o</text:span><text:span text:style-name="T3">n</text:span><text:span text:style-name="T3"> </text:span><text:span text:style-name="T3">c</text:span><text:span text:style-name="T3">a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/text:p>
          </draw:text-box>
        </draw:frame>
        <draw:frame draw:style-name="gr4" draw:text-style-name="P5" draw:layer="layout" svg:width="3.533cm" svg:height="0.678cm" svg:x="1.542cm" svg:y="8.773cm">
          <draw:text-box>
            <text:p text:style-name="P2"><text:span text:style-name="T3">e</text:span><text:span text:style-name="T3">n</text:span><text:span text:style-name="T3">t</text:span><text:span text:style-name="T3">i</text:span><text:span text:style-name="T3">r</text:span><text:span text:style-name="T3">e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.</text:span></text:p>
          </draw:text-box>
        </draw:frame>
        <draw:frame draw:style-name="gr4" draw:text-style-name="P5" draw:layer="layout" svg:width="2.627cm" svg:height="0.678cm" svg:x="1.542cm" svg:y="9.967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6.275cm" svg:height="0.678cm" svg:x="4.769cm" svg:y="9.967cm">
          <draw:text-box>
            <text:p text:style-name="P2"><text:span text:style-name="T3">W</text:span><text:span text:style-name="T3">o</text:span><text:span text:style-name="T3">u</text:span><text:span text:style-name="T3">l</text:span><text:span text:style-name="T3">d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3"> </text:span><text:span text:style-name="T3">s</text:span><text:span text:style-name="T3">t</text:span><text:span text:style-name="T3">i</text:span><text:span text:style-name="T3">l</text:span><text:span text:style-name="T3">l</text:span></text:p>
          </draw:text-box>
        </draw:frame>
        <draw:frame draw:style-name="gr4" draw:text-style-name="P5" draw:layer="layout" svg:width="10.543cm" svg:height="0.678cm" svg:x="11.217cm" svg:y="9.967cm">
          <draw:text-box>
            <text:p text:style-name="P2"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</text:span><text:span text:style-name="T3"> </text:span><text:span text:style-name="T3">c</text:span><text:span text:style-name="T3">a</text:span><text:span text:style-name="T3">l</text:span><text:span text:style-name="T3">l</text:span><text:span text:style-name="T3">s</text:span><text:span text:style-name="T3"> </text:span><text:span text:style-name="T3">w</text:span><text:span text:style-name="T3">e</text:span><text:span text:style-name="T3">r</text:span><text:span text:style-name="T3">e</text:span><text:span text:style-name="T3">:</text:span></text:p>
          </draw:text-box>
        </draw:frame>
        <draw:frame draw:style-name="gr4" draw:text-style-name="P5" draw:layer="layout" svg:width="7.33cm" svg:height="0.678cm" svg:x="4.018cm" svg:y="11.165cm">
          <draw:text-box>
            <text:p text:style-name="P2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(</text:span><text:span text:style-name="T4">l</text:span><text:span text:style-name="T4">i</text:span><text:span text:style-name="T4">s</text:span><text:span text:style-name="T4">t</text:span><text:span text:style-name="T4">,</text:span><text:span text:style-name="T4"> </text:span><text:span text:style-name="T4">s</text:span><text:span text:style-name="T4">,</text:span><text:span text:style-name="T4"> </text:span><text:span text:style-name="T4">m</text:span><text:span text:style-name="T4">i</text:span><text:span text:style-name="T4">d</text:span><text:span text:style-name="T4">-</text:span><text:span text:style-name="T4">1</text:span><text:span text:style-name="T4">)</text:span><text:span text:style-name="T4">;</text:span></text:p>
          </draw:text-box>
        </draw:frame>
        <draw:frame draw:style-name="gr4" draw:text-style-name="P5" draw:layer="layout" svg:width="6.801cm" svg:height="0.678cm" svg:x="4.018cm" svg:y="11.829cm">
          <draw:text-box>
            <text:p text:style-name="P2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(</text:span><text:span text:style-name="T4">l</text:span><text:span text:style-name="T4">i</text:span><text:span text:style-name="T4">s</text:span><text:span text:style-name="T4">t</text:span><text:span text:style-name="T4">,</text:span><text:span text:style-name="T4"> </text:span><text:span text:style-name="T4">m</text:span><text:span text:style-name="T4">i</text:span><text:span text:style-name="T4">d</text:span><text:span text:style-name="T4">,</text:span><text:span text:style-name="T4"> </text:span><text:span text:style-name="T4">e</text:span><text:span text:style-name="T4">)</text:span><text:span text:style-name="T4">;</text:span></text:p>
          </draw:text-box>
        </draw:frame>
        <draw:frame draw:style-name="gr3" draw:text-style-name="P4" draw:layer="layout" svg:width="0.485cm" svg:height="0.564cm" svg:x="22.564cm" svg:y="19.561cm">
          <draw:text-box>
            <text:p text:style-name="P2"><text:span text:style-name="T2">6</text:span></text:p>
          </draw:text-box>
        </draw:frame>
        <draw:frame draw:style-name="gr5" draw:text-style-name="P6" draw:layer="layout" svg:width="8.676cm" svg:height="0.983cm" svg:x="0.357cm" svg:y="0.276cm">
          <draw:text-box>
            <text:p>6/SOL/ALG/DEF/1/A</text:p>
          </draw:text-box>
        </draw:frame>
      </draw:page>
      <draw:page draw:name="page7" draw:style-name="dp1" draw:master-page-name="master-page20">
        <draw:frame draw:style-name="gr2" draw:text-style-name="P3" draw:layer="layout" svg:width="4.13cm" svg:height="0.971cm" svg:x="10.703cm" svg:y="1.63cm">
          <draw:text-box>
            <text:p text:style-name="P2"><text:span text:style-name="T1">G</text:span><text:span text:style-name="T1">e</text:span><text:span text:style-name="T1">n</text:span><text:span text:style-name="T1">e</text:span><text:span text:style-name="T1">r</text:span><text:span text:style-name="T1">i</text:span><text:span text:style-name="T1">c</text:span><text:span text:style-name="T1">s</text:span><text:span text:style-name="T1">?</text:span></text:p>
          </draw:text-box>
        </draw:frame>
        <draw:frame draw:style-name="gr4" draw:text-style-name="P5" draw:layer="layout" svg:width="22.405cm" svg:height="0.678cm" svg:x="1.542cm" svg:y="3.062cm">
          <draw:text-box>
            <text:p text:style-name="P2"><text:span text:style-name="T3">B</text:span><text:span text:style-name="T3">e</text:span><text:span text:style-name="T3">f</text:span><text:span text:style-name="T3">o</text:span><text:span text:style-name="T3">r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e</text:span><text:span text:style-name="T3">d</text:span><text:span text:style-name="T3">i</text:span><text:span text:style-name="T3">n</text:span><text:span text:style-name="T3">g</text:span><text:span text:style-name="T3">,</text:span><text:span text:style-name="T3"> </text:span><text:span text:style-name="T3">l</text:span><text:span text:style-name="T3">e</text:span><text:span text:style-name="T3">t</text:span><text:span text:style-name="T3">’</text:span><text:span text:style-name="T3">s</text:span><text:span text:style-name="T3"> </text:span><text:span text:style-name="T3">n</text:span><text:span text:style-name="T3">o</text:span><text:span text:style-name="T3">t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J</text:span><text:span text:style-name="T3">a</text:span><text:span text:style-name="T3">v</text:span><text:span text:style-name="T3">a</text:span><text:span text:style-name="T3"> </text:span><text:span text:style-name="T3">A</text:span><text:span text:style-name="T3">P</text:span><text:span text:style-name="T3">I</text:span><text:span text:style-name="T3">’</text:span><text:span text:style-name="T3">s</text:span><text:span text:style-name="T4"> </text:span><text:span text:style-name="T4">s</text:span><text:span text:style-name="T4">o</text:span><text:span text:style-name="T4">r</text:span><text:span text:style-name="T4">t</text:span><text:span text:style-name="T4">(</text:span><text:span text:style-name="T4">)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</text:span><text:span text:style-name="T3"> </text:span><text:span text:style-name="T3">d</text:span><text:span text:style-name="T3">o</text:span><text:span text:style-name="T3">n</text:span><text:span text:style-name="T3">’</text:span><text:span text:style-name="T3">t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/text:p>
          </draw:text-box>
        </draw:frame>
        <draw:frame draw:style-name="gr4" draw:text-style-name="P5" draw:layer="layout" svg:width="18.988cm" svg:height="0.678cm" svg:x="1.542cm" svg:y="3.731cm">
          <draw:text-box>
            <text:p text:style-name="P2"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g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s</text:span><text:span text:style-name="T3"> </text:span><text:span text:style-name="T3">o</text:span><text:span text:style-name="T3">f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.</text:span></text:p>
          </draw:text-box>
        </draw:frame>
        <draw:frame draw:style-name="gr4" draw:text-style-name="P5" draw:layer="layout" svg:width="3.334cm" svg:height="0.678cm" svg:x="2.215cm" svg:y="5.187cm">
          <draw:text-box>
            <text:p text:style-name="P2"><text:span text:style-name="T6">•</text:span><text:span text:style-name="T3"> </text:span><text:span text:style-name="T3">I</text:span><text:span text:style-name="T3">n</text:span><text:span text:style-name="T4"> </text:span><text:span text:style-name="T4">A</text:span><text:span text:style-name="T4">r</text:span><text:span text:style-name="T4">r</text:span><text:span text:style-name="T4">a</text:span><text:span text:style-name="T4">y</text:span><text:span text:style-name="T4">s</text:span><text:span text:style-name="T3">:</text:span></text:p>
          </draw:text-box>
        </draw:frame>
        <draw:frame draw:style-name="gr4" draw:text-style-name="P5" draw:layer="layout" svg:width="9.654cm" svg:height="0.678cm" svg:x="2.875cm" svg:y="6.385cm">
          <draw:text-box>
            <text:p text:style-name="P2"><text:span text:style-name="T4">p</text:span><text:span text:style-name="T4">u</text:span><text:span text:style-name="T4">b</text:span><text:span text:style-name="T4">l</text:span><text:span text:style-name="T4">i</text:span><text:span text:style-name="T4">c</text:span><text:span text:style-name="T4"> </text:span><text:span text:style-name="T4">s</text:span><text:span text:style-name="T4">t</text:span><text:span text:style-name="T4">a</text:span><text:span text:style-name="T4">t</text:span><text:span text:style-name="T4">i</text:span><text:span text:style-name="T4">c</text:span><text:span text:style-name="T4"> </text:span><text:span text:style-name="T4">v</text:span><text:span text:style-name="T4">o</text:span><text:span text:style-name="T4">i</text:span><text:span text:style-name="T4">d</text:span><text:span text:style-name="T4"> </text:span><text:span text:style-name="T4">s</text:span><text:span text:style-name="T4">o</text:span><text:span text:style-name="T4">r</text:span><text:span text:style-name="T4">t</text:span><text:span text:style-name="T4">(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[</text:span><text:span text:style-name="T4">]</text:span><text:span text:style-name="T4"> </text:span><text:span text:style-name="T4">a</text:span><text:span text:style-name="T4">)</text:span></text:p>
          </draw:text-box>
        </draw:frame>
        <draw:frame draw:style-name="gr4" draw:text-style-name="P5" draw:layer="layout" svg:width="4.638cm" svg:height="0.678cm" svg:x="2.215cm" svg:y="7.842cm">
          <draw:text-box>
            <text:p text:style-name="P2"><text:span text:style-name="T6">•</text:span><text:span text:style-name="T3"> </text:span><text:span text:style-name="T3">I</text:span><text:span text:style-name="T3">n</text:span><text:span text:style-name="T4"> </text:span><text:span text:style-name="T4">C</text:span><text:span text:style-name="T4">o</text:span><text:span text:style-name="T4">l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3">:</text:span></text:p>
          </draw:text-box>
        </draw:frame>
        <draw:frame draw:style-name="gr4" draw:text-style-name="P5" draw:layer="layout" svg:width="21.406cm" svg:height="0.678cm" svg:x="2.875cm" svg:y="9.035cm">
          <draw:text-box>
            <text:p text:style-name="P2"><text:span text:style-name="T4">p</text:span><text:span text:style-name="T4">u</text:span><text:span text:style-name="T4">b</text:span><text:span text:style-name="T4">l</text:span><text:span text:style-name="T4">i</text:span><text:span text:style-name="T4">c</text:span><text:span text:style-name="T4"> </text:span><text:span text:style-name="T4">s</text:span><text:span text:style-name="T4">t</text:span><text:span text:style-name="T4">a</text:span><text:span text:style-name="T4">t</text:span><text:span text:style-name="T4">i</text:span><text:span text:style-name="T4">c</text:span><text:span text:style-name="T4"> </text:span><text:span text:style-name="T4">&lt;</text:span><text:span text:style-name="T4">T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d</text:span><text:span text:style-name="T4">s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4">&lt;</text:span><text:span text:style-name="T4">?</text:span><text:span text:style-name="T4"> </text:span><text:span text:style-name="T4">s</text:span><text:span text:style-name="T4">u</text:span><text:span text:style-name="T4">p</text:span><text:span text:style-name="T4">e</text:span><text:span text:style-name="T4">r</text:span><text:span text:style-name="T4"> </text:span><text:span text:style-name="T4">T</text:span><text:span text:style-name="T4">&gt;</text:span><text:span text:style-name="T4">&gt;</text:span><text:span text:style-name="T4"> </text:span><text:span text:style-name="T4">v</text:span><text:span text:style-name="T4">o</text:span><text:span text:style-name="T4">i</text:span><text:span text:style-name="T4">d</text:span><text:span text:style-name="T4"> </text:span><text:span text:style-name="T4">s</text:span><text:span text:style-name="T4">o</text:span><text:span text:style-name="T4">r</text:span><text:span text:style-name="T4">t</text:span><text:span text:style-name="T4">(</text:span><text:span text:style-name="T4">L</text:span><text:span text:style-name="T4">i</text:span><text:span text:style-name="T4">s</text:span><text:span text:style-name="T4">t</text:span><text:span text:style-name="T4">&lt;</text:span><text:span text:style-name="T4">T</text:span><text:span text:style-name="T4">&gt;</text:span><text:span text:style-name="T4">l</text:span><text:span text:style-name="T4">i</text:span><text:span text:style-name="T4">s</text:span><text:span text:style-name="T4">t</text:span><text:span text:style-name="T4">)</text:span></text:p>
          </draw:text-box>
        </draw:frame>
        <draw:frame draw:style-name="gr4" draw:text-style-name="P5" draw:layer="layout" svg:width="0.692cm" svg:height="0.678cm" svg:x="2.875cm" svg:y="10.233cm">
          <draw:text-box>
            <text:p text:style-name="P2"><text:span text:style-name="T3">(</text:span><text:span text:style-name="T3">!</text:span><text:span text:style-name="T3">)</text:span></text:p>
          </draw:text-box>
        </draw:frame>
        <draw:frame draw:style-name="gr4" draw:text-style-name="P5" draw:layer="layout" svg:width="23.709cm" svg:height="0.678cm" svg:x="1.542cm" svg:y="11.69cm">
          <draw:text-box>
            <text:p text:style-name="P2"><text:span text:style-name="T3">W</text:span><text:span text:style-name="T3">h</text:span><text:span text:style-name="T3">y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</text:span><text:span text:style-name="T3">’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t</text:span><text:span text:style-name="T3">y</text:span><text:span text:style-name="T3">p</text:span><text:span text:style-name="T3">e</text:span><text:span text:style-name="T3">s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?</text:span><text:span text:style-name="T3"> </text:span><text:span text:style-name="T3">(</text:span><text:span text:style-name="T3">W</text:span><text:span text:style-name="T3">h</text:span><text:span text:style-name="T3">y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’</text:span><text:span text:style-name="T3">t</text:span><text:span text:style-name="T4"> </text:span><text:span text:style-name="T4">A</text:span><text:span text:style-name="T4">r</text:span><text:span text:style-name="T4">r</text:span><text:span text:style-name="T4">a</text:span><text:span text:style-name="T4">y</text:span><text:span text:style-name="T4">s</text:span><text:span text:style-name="T4">.</text:span><text:span text:style-name="T4">s</text:span><text:span text:style-name="T4">o</text:span><text:span text:style-name="T4">r</text:span><text:span text:style-name="T4">t</text:span><text:span text:style-name="T4">(</text:span><text:span text:style-name="T4">)</text:span></text:p>
          </draw:text-box>
        </draw:frame>
        <draw:frame draw:style-name="gr4" draw:text-style-name="P5" draw:layer="layout" svg:width="14.179cm" svg:height="0.678cm" svg:x="1.542cm" svg:y="12.359cm">
          <draw:text-box>
            <text:p text:style-name="P2"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 </text:span><text:span text:style-name="T3">a</text:span><text:span text:style-name="T3">n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o</text:span><text:span text:style-name="T3">f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3">s</text:span><text:span text:style-name="T3"> </text:span><text:span text:style-name="T3">a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?</text:span><text:span text:style-name="T3">)</text:span></text:p>
          </draw:text-box>
        </draw:frame>
        <draw:frame draw:style-name="gr4" draw:text-style-name="P5" draw:layer="layout" svg:width="5.573cm" svg:height="0.678cm" svg:x="1.542cm" svg:y="13.552cm">
          <draw:text-box>
            <text:p text:style-name="P2"><text:span text:style-name="T3">T</text:span><text:span text:style-name="T3">h</text:span><text:span text:style-name="T3">e</text:span><text:span text:style-name="T3">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o</text:span><text:span text:style-name="T3">f</text:span></text:p>
          </draw:text-box>
        </draw:frame>
        <draw:frame draw:style-name="gr4" draw:text-style-name="P5" draw:layer="layout" svg:width="10.336cm" svg:height="0.678cm" svg:x="7.744cm" svg:y="13.552cm">
          <draw:text-box>
            <text:p text:style-name="P2"><text:span text:style-name="T3">b</text:span><text:span text:style-name="T3">o</text:span><text:span text:style-name="T3">t</text:span><text:span text:style-name="T3">h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 </text:span><text:span text:style-name="T3">—</text:span><text:span text:style-name="T3"> </text:span><text:span text:style-name="T3">i</text:span><text:span text:style-name="T3">n</text:span><text:span text:style-name="T3"> </text:span><text:span text:style-name="T3">E</text:span><text:span text:style-name="T3">n</text:span><text:span text:style-name="T3">g</text:span><text:span text:style-name="T3">l</text:span><text:span text:style-name="T3">i</text:span><text:span text:style-name="T3">s</text:span><text:span text:style-name="T3">h</text:span><text:span text:style-name="T3">,</text:span></text:p>
          </draw:text-box>
        </draw:frame>
        <draw:frame draw:style-name="gr4" draw:text-style-name="P5" draw:layer="layout" svg:width="4.523cm" svg:height="0.678cm" svg:x="19.158cm" svg:y="13.552cm">
          <draw:text-box>
            <text:p text:style-name="P2"><text:span text:style-name="T3">n</text:span><text:span text:style-name="T3">o</text:span><text:span text:style-name="T3">t</text:span><text:span text:style-name="T3"> </text:span><text:span text:style-name="T3">J</text:span><text:span text:style-name="T3">a</text:span><text:span text:style-name="T3">v</text:span><text:span text:style-name="T3">a</text:span><text:span text:style-name="T3"> </text:span><text:span text:style-name="T3">—</text:span><text:span text:style-name="T3">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4" draw:text-style-name="P5" draw:layer="layout" svg:width="12.596cm" svg:height="0.678cm" svg:x="1.542cm" svg:y="14.221cm">
          <draw:text-box>
            <text:p text:style-name="P2"><text:span text:style-name="T3">t</text:span><text:span text:style-name="T3">h</text:span><text:span text:style-name="T3">e</text:span><text:span text:style-name="T3"> </text:span><text:span text:style-name="T3">c</text:span><text:span text:style-name="T3">a</text:span><text:span text:style-name="T3">l</text:span><text:span text:style-name="T3">l</text:span><text:span text:style-name="T3">e</text:span><text:span text:style-name="T3">r</text:span><text:span text:style-name="T3"> </text:span><text:span text:style-name="T3">i</text:span><text:span text:style-name="T3">s</text:span><text:span text:style-name="T3">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i</text:span><text:span text:style-name="T3">b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m</text:span><text:span text:style-name="T3">a</text:span><text:span text:style-name="T3">k</text:span><text:span text:style-name="T3">i</text:span><text:span text:style-name="T3">n</text:span><text:span text:style-name="T3">g</text:span><text:span text:style-name="T3"> </text:span><text:span text:style-name="T3">s</text:span><text:span text:style-name="T3">u</text:span><text:span text:style-name="T3">r</text:span><text:span text:style-name="T3">e</text:span><text:span text:style-name="T3"> </text:span><text:span text:style-name="T3">a</text:span><text:span text:style-name="T3">l</text:span><text:span text:style-name="T3">l</text:span></text:p>
          </draw:text-box>
        </draw:frame>
        <draw:frame draw:style-name="gr4" draw:text-style-name="P5" draw:layer="layout" svg:width="9.789cm" svg:height="0.678cm" svg:x="14.422cm" svg:y="14.221cm">
          <draw:text-box>
            <text:p text:style-name="P2"><text:span text:style-name="T3">t</text:span><text:span text:style-name="T3">h</text:span><text:span text:style-name="T3">e</text:span><text:span text:style-name="T3">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r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a</text:span><text:span text:style-name="T3">r</text:span><text:span text:style-name="T3">e</text:span></text:p>
          </draw:text-box>
        </draw:frame>
        <draw:frame draw:style-name="gr4" draw:text-style-name="P5" draw:layer="layout" svg:width="6.407cm" svg:height="0.678cm" svg:x="1.542cm" svg:y="14.89cm">
          <draw:text-box>
            <text:p text:style-name="P2"><text:span text:style-name="T7">m</text:span><text:span text:style-name="T7">u</text:span><text:span text:style-name="T7">t</text:span><text:span text:style-name="T7">u</text:span><text:span text:style-name="T7">a</text:span><text:span text:style-name="T7">l</text:span><text:span text:style-name="T7">l</text:span><text:span text:style-name="T7">y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a</text:span><text:span text:style-name="T7">b</text:span><text:span text:style-name="T7">l</text:span><text:span text:style-name="T7">e</text:span><text:span text:style-name="T3">.</text:span></text:p>
          </draw:text-box>
        </draw:frame>
        <draw:frame draw:style-name="gr4" draw:text-style-name="P5" draw:layer="layout" svg:width="21.732cm" svg:height="0.678cm" svg:x="1.542cm" svg:y="16.084cm">
          <draw:text-box>
            <text:p text:style-name="P2"><text:span text:style-name="T3">A</text:span><text:span text:style-name="T3"> </text:span><text:span text:style-name="T3">g</text:span><text:span text:style-name="T3">o</text:span><text:span text:style-name="T3">o</text:span><text:span text:style-name="T3">d</text:span><text:span text:style-name="T3"> </text:span><text:span text:style-name="T3">e</text:span><text:span text:style-name="T3">x</text:span><text:span text:style-name="T3">e</text:span><text:span text:style-name="T3">r</text:span><text:span text:style-name="T3">c</text:span><text:span text:style-name="T3">i</text:span><text:span text:style-name="T3">s</text:span><text:span text:style-name="T3">e</text:span><text:span text:style-name="T3"> </text:span><text:span text:style-name="T3">i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</text:span><text:span text:style-name="T3">s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b</text:span><text:span text:style-name="T3">e</text:span><text:span text:style-name="T3"> </text:span><text:span text:style-name="T3">t</text:span><text:span text:style-name="T3">o</text:span><text:span text:style-name="T3"> </text:span><text:span text:style-name="T3">t</text:span><text:span text:style-name="T3">a</text:span><text:span text:style-name="T3">k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-</text:span></text:p>
          </draw:text-box>
        </draw:frame>
        <draw:frame draw:style-name="gr4" draw:text-style-name="P5" draw:layer="layout" svg:width="16.935cm" svg:height="0.678cm" svg:x="1.542cm" svg:y="16.753cm">
          <draw:text-box>
            <text:p text:style-name="P2"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s</text:span><text:span text:style-name="T3">l</text:span><text:span text:style-name="T3">i</text:span><text:span text:style-name="T3">d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d</text:span><text:span text:style-name="T3">o</text:span><text:span text:style-name="T3"> </text:span><text:span text:style-name="T3">t</text:span><text:span text:style-name="T3">h</text:span><text:span text:style-name="T3">e</text:span><text:span text:style-name="T3">m</text:span><text:span text:style-name="T3"> </text:span><text:span text:style-name="T3">w</text:span><text:span text:style-name="T3">i</text:span><text:span text:style-name="T3">t</text:span><text:span text:style-name="T3">h</text:span><text:span text:style-name="T4"> </text:span><text:span text:style-name="T4">A</text:span><text:span text:style-name="T4">r</text:span><text:span text:style-name="T4">r</text:span><text:span text:style-name="T4">a</text:span><text:span text:style-name="T4">y</text:span><text:span text:style-name="T4">L</text:span><text:span text:style-name="T4">i</text:span><text:span text:style-name="T4">s</text:span><text:span text:style-name="T4">t</text:span><text:span text:style-name="T3">s</text:span><text:span text:style-name="T3">.</text:span></text:p>
          </draw:text-box>
        </draw:frame>
        <draw:frame draw:style-name="gr3" draw:text-style-name="P4" draw:layer="layout" svg:width="0.485cm" svg:height="0.564cm" svg:x="22.564cm" svg:y="19.561cm">
          <draw:text-box>
            <text:p text:style-name="P2"><text:span text:style-name="T2">7</text:span></text:p>
          </draw:text-box>
        </draw:frame>
        <draw:frame draw:style-name="gr5" draw:text-style-name="P6" draw:layer="layout" svg:width="8.397cm" svg:height="0.983cm" svg:x="0.738cm" svg:y="0.276cm">
          <draw:text-box>
            <text:p>7/STR/IMP/XPL/1/A</text:p>
          </draw:text-box>
        </draw:frame>
      </draw:page>
      <draw:page draw:name="page8" draw:style-name="dp1" draw:master-page-name="master-page20">
        <draw:frame draw:style-name="gr2" draw:text-style-name="P3" draw:layer="layout" svg:width="7.36cm" svg:height="0.971cm" svg:x="8.81cm" svg:y="1.63cm">
          <draw:text-box>
            <text:p text:style-name="P2"><text:span text:style-name="T1">H</text:span><text:span text:style-name="T1">e</text:span><text:span text:style-name="T1">a</text:span><text:span text:style-name="T1">d</text:span><text:span text:style-name="T1">e</text:span><text:span text:style-name="T1">r</text:span><text:span text:style-name="T1"> </text:span><text:span text:style-name="T1">f</text:span><text:span text:style-name="T1">o</text:span><text:span text:style-name="T1">r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/text:p>
          </draw:text-box>
        </draw:frame>
        <draw:frame draw:style-name="gr4" draw:text-style-name="P5" draw:layer="layout" svg:width="8.981cm" svg:height="0.678cm" svg:x="1.542cm" svg:y="3.062cm">
          <draw:text-box>
            <text:p text:style-name="P2"><text:span text:style-name="T3">L</text:span><text:span text:style-name="T3">e</text:span><text:span text:style-name="T3">t</text:span><text:span text:style-name="T3">’</text:span><text:span text:style-name="T3">s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i</text:span><text:span text:style-name="T3">t</text:span><text:span text:style-name="T3"> </text:span><text:span text:style-name="T3">a</text:span><text:span text:style-name="T3"> </text:span><text:span text:style-name="T3">h</text:span><text:span text:style-name="T3">e</text:span><text:span text:style-name="T3">l</text:span><text:span text:style-name="T3">p</text:span><text:span text:style-name="T3">e</text:span><text:span text:style-name="T3">r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.</text:span></text:p>
          </draw:text-box>
        </draw:frame>
        <draw:frame draw:style-name="gr4" draw:text-style-name="P5" draw:layer="layout" svg:width="18.633cm" svg:height="0.678cm" svg:x="1.542cm" svg:y="4.256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h</text:span><text:span text:style-name="T3">e</text:span><text:span text:style-name="T3">a</text:span><text:span text:style-name="T3">d</text:span><text:span text:style-name="T3">e</text:span><text:span text:style-name="T3">r</text:span><text:span text:style-name="T3"> 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i</text:span><text:span text:style-name="T3">t</text:span><text:span text:style-name="T3"> </text:span><text:span text:style-name="T3">h</text:span><text:span text:style-name="T3">a</text:span><text:span text:style-name="T3">v</text:span><text:span text:style-name="T3">e</text:span><text:span text:style-name="T3">?</text:span><text:span text:style-name="T3"> </text:span><text:span text:style-name="T3">I</text:span><text:span text:style-name="T3">m</text:span><text:span text:style-name="T3">a</text:span><text:span text:style-name="T3">g</text:span><text:span text:style-name="T3">i</text:span><text:span text:style-name="T3">n</text:span><text:span text:style-name="T3">e</text:span><text:span text:style-name="T3"> </text:span><text:span text:style-name="T3">c</text:span><text:span text:style-name="T3">a</text:span><text:span text:style-name="T3">l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S</text:span><text:span text:style-name="T3">o</text:span><text:span text:style-name="T3">r</text:span><text:span text:style-name="T3">t</text:span><text:span text:style-name="T3">:</text:span></text:p>
          </draw:text-box>
        </draw:frame>
        <draw:frame draw:style-name="gr4" draw:text-style-name="P5" draw:layer="layout" svg:width="6.28cm" svg:height="0.678cm" svg:x="4.018cm" svg:y="5.454cm">
          <draw:text-box>
            <text:p text:style-name="P2"><text:span text:style-name="T4">m</text:span><text:span text:style-name="T4">e</text:span><text:span text:style-name="T4">r</text:span><text:span text:style-name="T4">g</text:span><text:span text:style-name="T4">e</text:span><text:span text:style-name="T4">(</text:span><text:span text:style-name="T4">l</text:span><text:span text:style-name="T4">i</text:span><text:span text:style-name="T4">s</text:span><text:span text:style-name="T4">t</text:span><text:span text:style-name="T4">,</text:span><text:span text:style-name="T4"> </text:span><text:span text:style-name="T4">s</text:span><text:span text:style-name="T4">,</text:span><text:span text:style-name="T4"> </text:span><text:span text:style-name="T4">m</text:span><text:span text:style-name="T4">i</text:span><text:span text:style-name="T4">d</text:span><text:span text:style-name="T4">,</text:span><text:span text:style-name="T4"> 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10.729cm" svg:height="0.678cm" svg:x="1.542cm" svg:y="6.648cm">
          <draw:text-box>
            <text:p text:style-name="P2"><text:span text:style-name="T3">T</text:span><text:span text:style-name="T3">h</text:span><text:span text:style-name="T3">i</text:span><text:span text:style-name="T3">s</text:span><text:span text:style-name="T3"> </text:span><text:span text:style-name="T3">g</text:span><text:span text:style-name="T3">e</text:span><text:span text:style-name="T3">t</text:span><text:span text:style-name="T3">s</text:span><text:span text:style-name="T3"> </text:span><text:span text:style-name="T3">u</text:span><text:span text:style-name="T3">s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e</text:span><text:span text:style-name="T3">a</text:span><text:span text:style-name="T3">d</text:span><text:span text:style-name="T3">e</text:span><text:span text:style-name="T3">r</text:span><text:span text:style-name="T3">.</text:span></text:p>
          </draw:text-box>
        </draw:frame>
        <draw:frame draw:style-name="gr4" draw:text-style-name="P5" draw:layer="layout" svg:width="10.805cm" svg:height="0.678cm" svg:x="1.542cm" svg:y="7.842cm">
          <draw:text-box>
            <text:p text:style-name="P2"><text:span text:style-name="T4">/</text:span><text:span text:style-name="T4">*</text:span><text:span text:style-name="T4">*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s</text:span><text:span text:style-name="T4">.</text:span><text:span text:style-name="T4">.</text:span><text:span text:style-name="T4">m</text:span><text:span text:style-name="T4">]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m</text:span><text:span text:style-name="T4">+</text:span><text:span text:style-name="T4">1</text:span><text:span text:style-name="T4">.</text:span><text:span text:style-name="T4">.</text:span><text:span text:style-name="T4">e</text:span><text:span text:style-name="T4">]</text:span><text:span text:style-name="T4">.</text:span></text:p>
          </draw:text-box>
        </draw:frame>
        <draw:frame draw:style-name="gr4" draw:text-style-name="P5" draw:layer="layout" svg:width="11.178cm" svg:height="0.678cm" svg:x="2.16cm" svg:y="8.51cm">
          <draw:text-box>
            <text:p text:style-name="P2"><text:span text:style-name="T4">*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s</text:span><text:span text:style-name="T4">: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s</text:span><text:span text:style-name="T4">u</text:span><text:span text:style-name="T4">b</text:span><text:span text:style-name="T4">l</text:span><text:span text:style-name="T4">i</text:span><text:span text:style-name="T4">s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s</text:span><text:span text:style-name="T4">o</text:span><text:span text:style-name="T4">r</text:span><text:span text:style-name="T4">t</text:span><text:span text:style-name="T4">e</text:span><text:span text:style-name="T4">d</text:span></text:p>
          </draw:text-box>
        </draw:frame>
        <draw:frame draw:style-name="gr4" draw:text-style-name="P5" draw:layer="layout" svg:width="7.584cm" svg:height="0.678cm" svg:x="2.16cm" svg:y="9.179cm">
          <draw:text-box>
            <text:p text:style-name="P2"><text:span text:style-name="T4">*</text:span><text:span text:style-name="T4"> </text:span><text:span text:style-name="T4">i</text:span><text:span text:style-name="T4">n</text:span><text:span text:style-name="T4"> </text:span><text:span text:style-name="T4">n</text:span><text:span text:style-name="T4">o</text:span><text:span text:style-name="T4">n</text:span><text:span text:style-name="T4">-</text:span><text:span text:style-name="T4">d</text:span><text:span text:style-name="T4">e</text:span><text:span text:style-name="T4">c</text:span><text:span text:style-name="T4">r</text:span><text:span text:style-name="T4">e</text:span><text:span text:style-name="T4">a</text:span><text:span text:style-name="T4">s</text:span><text:span text:style-name="T4">i</text:span><text:span text:style-name="T4">n</text:span><text:span text:style-name="T4">g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.</text:span></text:p>
          </draw:text-box>
        </draw:frame>
        <draw:frame draw:style-name="gr4" draw:text-style-name="P5" draw:layer="layout" svg:width="9.074cm" svg:height="0.678cm" svg:x="2.16cm" svg:y="9.844cm">
          <draw:text-box>
            <text:p text:style-name="P2"><text:span text:style-name="T4">*</text:span><text:span text:style-name="T4"> </text:span><text:span text:style-name="T4">E</text:span><text:span text:style-name="T4">n</text:span><text:span text:style-name="T4">s</text:span><text:span text:style-name="T4">u</text:span><text:span text:style-name="T4">r</text:span><text:span text:style-name="T4">e</text:span><text:span text:style-name="T4">s</text:span><text:span text:style-name="T4">: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s</text:span><text:span text:style-name="T4">.</text:span><text:span text:style-name="T4">.</text:span><text:span text:style-name="T4">e</text:span><text:span text:style-name="T4">]</text:span><text:span text:style-name="T4"> </text:span><text:span text:style-name="T4">i</text:span><text:span text:style-name="T4">s</text:span><text:span text:style-name="T4"> </text:span><text:span text:style-name="T4">s</text:span><text:span text:style-name="T4">o</text:span><text:span text:style-name="T4">r</text:span><text:span text:style-name="T4">t</text:span><text:span text:style-name="T4">e</text:span><text:span text:style-name="T4">d</text:span><text:span text:style-name="T4">.</text:span><text:span text:style-name="T4"> </text:span><text:span text:style-name="T4">*</text:span><text:span text:style-name="T4">/</text:span></text:p>
          </draw:text-box>
        </draw:frame>
        <draw:frame draw:style-name="gr4" draw:text-style-name="P5" draw:layer="layout" svg:width="12.829cm" svg:height="0.678cm" svg:x="1.542cm" svg:y="10.513cm">
          <draw:text-box>
            <text:p text:style-name="P2"><text:span text:style-name="T4">p</text:span><text:span text:style-name="T4">r</text:span><text:span text:style-name="T4">i</text:span><text:span text:style-name="T4">v</text:span><text:span text:style-name="T4">a</text:span><text:span text:style-name="T4">t</text:span><text:span text:style-name="T4">e</text:span><text:span text:style-name="T4"> </text:span><text:span text:style-name="T4">s</text:span><text:span text:style-name="T4">t</text:span><text:span text:style-name="T4">a</text:span><text:span text:style-name="T4">t</text:span><text:span text:style-name="T4">i</text:span><text:span text:style-name="T4">c</text:span><text:span text:style-name="T4"> </text:span><text:span text:style-name="T4">v</text:span><text:span text:style-name="T4">o</text:span><text:span text:style-name="T4">i</text:span><text:span text:style-name="T4">d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(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4">[</text:span><text:span text:style-name="T4">]</text:span><text:span text:style-name="T4"> </text:span><text:span text:style-name="T4">l</text:span><text:span text:style-name="T4">i</text:span><text:span text:style-name="T4">s</text:span><text:span text:style-name="T4">t</text:span><text:span text:style-name="T4">,</text:span></text:p>
          </draw:text-box>
        </draw:frame>
        <draw:frame draw:style-name="gr4" draw:text-style-name="P5" draw:layer="layout" svg:width="1.437cm" svg:height="0.678cm" svg:x="9.594cm" svg:y="11.182cm">
          <draw:text-box>
            <text:p text:style-name="P2"><text:span text:style-name="T4">i</text:span><text:span text:style-name="T4">n</text:span><text:span text:style-name="T4">t</text:span><text:span text:style-name="T4"> </text:span><text:span text:style-name="T4">s</text:span><text:span text:style-name="T4">,</text:span></text:p>
          </draw:text-box>
        </draw:frame>
        <draw:frame draw:style-name="gr4" draw:text-style-name="P5" draw:layer="layout" svg:width="1.7cm" svg:height="0.678cm" svg:x="9.594cm" svg:y="11.851cm">
          <draw:text-box>
            <text:p text:style-name="P2"><text:span text:style-name="T4">i</text:span><text:span text:style-name="T4">n</text:span><text:span text:style-name="T4">t</text:span><text:span text:style-name="T4"> </text:span><text:span text:style-name="T4">m</text:span><text:span text:style-name="T4">,</text:span></text:p>
          </draw:text-box>
        </draw:frame>
        <draw:frame draw:style-name="gr4" draw:text-style-name="P5" draw:layer="layout" svg:width="1.534cm" svg:height="0.678cm" svg:x="9.594cm" svg:y="12.515cm">
          <draw:text-box>
            <text:p text:style-name="P2"><text:span text:style-name="T4">i</text:span><text:span text:style-name="T4">n</text:span><text:span text:style-name="T4">t</text:span><text:span text:style-name="T4"> </text:span><text:span text:style-name="T4">e</text:span><text:span text:style-name="T4">)</text:span></text:p>
          </draw:text-box>
        </draw:frame>
        <draw:frame draw:style-name="gr3" draw:text-style-name="P4" draw:layer="layout" svg:width="0.485cm" svg:height="0.564cm" svg:x="22.564cm" svg:y="19.561cm">
          <draw:text-box>
            <text:p text:style-name="P2"><text:span text:style-name="T2">8</text:span></text:p>
          </draw:text-box>
        </draw:frame>
        <draw:frame draw:style-name="gr5" draw:text-style-name="P6" draw:layer="layout" svg:width="8.727cm" svg:height="0.983cm" svg:x="0.23cm" svg:y="0.149cm">
          <draw:text-box>
            <text:p>8/STR/ALG/DEO/1/A</text:p>
          </draw:text-box>
        </draw:frame>
      </draw:page>
      <draw:page draw:name="page9" draw:style-name="dp1" draw:master-page-name="master-page38">
        <draw:frame draw:style-name="gr2" draw:text-style-name="P3" draw:layer="layout" svg:width="6.081cm" svg:height="0.971cm" svg:x="9.416cm" svg:y="1.715cm">
          <draw:text-box>
            <text:p text:style-name="P2"><text:span text:style-name="T1">B</text:span><text:span text:style-name="T1">o</text:span><text:span text:style-name="T1">d</text:span><text:span text:style-name="T1">y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/text:p>
          </draw:text-box>
        </draw:frame>
        <draw:frame draw:style-name="gr4" draw:text-style-name="P5" draw:layer="layout" svg:width="15.001cm" svg:height="0.678cm" svg:x="1.542cm" svg:y="3.816cm">
          <draw:text-box>
            <text:p text:style-name="P2"><text:span text:style-name="T4">i</text:span><text:span text:style-name="T4">n</text:span><text:span text:style-name="T4">t</text:span><text:span text:style-name="T4"> </text:span><text:span text:style-name="T4">p</text:span><text:span text:style-name="T4">1</text:span><text:span text:style-name="T4"> </text:span><text:span text:style-name="T4">=</text:span><text:span text:style-name="T4"> </text:span><text:span text:style-name="T4">s</text:span><text:span text:style-name="T4">;</text:span><text:span text:style-name="T4"> </text:span><text:span text:style-name="T4">/</text:span><text:span text:style-name="T4">/</text:span><text:span text:style-name="T4"> </text:span><text:span text:style-name="T4">i</text:span><text:span text:style-name="T4">n</text:span><text:span text:style-name="T4">d</text:span><text:span text:style-name="T4">e</text:span><text:span text:style-name="T4">x</text:span><text:span text:style-name="T4"> </text:span><text:span text:style-name="T4">o</text:span><text:span text:style-name="T4">f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d</text:span><text:span text:style-name="T4">i</text:span><text:span text:style-name="T4">d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s</text:span><text:span text:style-name="T4">.</text:span><text:span text:style-name="T4">.</text:span><text:span text:style-name="T4">m</text:span><text:span text:style-name="T4">]</text:span></text:p>
          </draw:text-box>
        </draw:frame>
        <draw:frame draw:style-name="gr4" draw:text-style-name="P5" draw:layer="layout" svg:width="13.041cm" svg:height="0.678cm" svg:x="1.542cm" svg:y="4.485cm">
          <draw:text-box>
            <text:p text:style-name="P2"><text:span text:style-name="T4">i</text:span><text:span text:style-name="T4">n</text:span><text:span text:style-name="T4">t</text:span><text:span text:style-name="T4"> </text:span><text:span text:style-name="T4">p</text:span><text:span text:style-name="T4">2</text:span><text:span text:style-name="T4"> </text:span><text:span text:style-name="T4">=</text:span><text:span text:style-name="T4"> </text:span><text:span text:style-name="T4">m</text:span><text:span text:style-name="T4"> </text:span><text:span text:style-name="T4">+</text:span><text:span text:style-name="T4"> </text:span><text:span text:style-name="T4">1</text:span><text:span text:style-name="T4">;</text:span><text:span text:style-name="T4"> </text:span><text:span text:style-name="T4">/</text:span><text:span text:style-name="T4">/</text:span><text:span text:style-name="T4"> </text:span><text:span text:style-name="T4">i</text:span><text:span text:style-name="T4">n</text:span><text:span text:style-name="T4">d</text:span><text:span text:style-name="T4">e</text:span><text:span text:style-name="T4">x</text:span><text:span text:style-name="T4"> </text:span><text:span text:style-name="T4">o</text:span><text:span text:style-name="T4">f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d</text:span><text:span text:style-name="T4">i</text:span><text:span text:style-name="T4">d</text:span><text:span text:style-name="T4">a</text:span><text:span text:style-name="T4">t</text:span><text:span text:style-name="T4">e</text:span></text:p>
          </draw:text-box>
        </draw:frame>
        <draw:frame draw:style-name="gr4" draw:text-style-name="P5" draw:layer="layout" svg:width="4.769cm" svg:height="0.678cm" svg:x="6.499cm" svg:y="5.153cm">
          <draw:text-box>
            <text:p text:style-name="P2"><text:span text:style-name="T4">/</text:span><text:span text:style-name="T4">/</text:span><text:span text:style-name="T4"> </text:span><text:span text:style-name="T4">i</text:span><text:span text:style-name="T4">n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m</text:span><text:span text:style-name="T4">+</text:span><text:span text:style-name="T4">1</text:span><text:span text:style-name="T4">.</text:span><text:span text:style-name="T4">.</text:span><text:span text:style-name="T4">e</text:span><text:span text:style-name="T4">]</text:span></text:p>
          </draw:text-box>
        </draw:frame>
        <draw:frame draw:style-name="gr4" draw:text-style-name="P5" draw:layer="layout" svg:width="16.076cm" svg:height="0.678cm" svg:x="1.542cm" svg:y="6.487cm">
          <draw:text-box>
            <text:p text:style-name="P2"><text:span text:style-name="T4">/</text:span><text:span text:style-name="T4">/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a</text:span><text:span text:style-name="T4">r</text:span><text:span text:style-name="T4">y</text:span><text:span text:style-name="T4"> </text:span><text:span text:style-name="T4">s</text:span><text:span text:style-name="T4">t</text:span><text:span text:style-name="T4">o</text:span><text:span text:style-name="T4">r</text:span><text:span text:style-name="T4">a</text:span><text:span text:style-name="T4">g</text:span><text:span text:style-name="T4">e</text:span><text:span text:style-name="T4"> </text:span><text:span text:style-name="T4">t</text:span><text:span text:style-name="T4">o</text:span><text:span text:style-name="T4"> </text:span><text:span text:style-name="T4">a</text:span><text:span text:style-name="T4">c</text:span><text:span text:style-name="T4">c</text:span><text:span text:style-name="T4">u</text:span><text:span text:style-name="T4">m</text:span><text:span text:style-name="T4">u</text:span><text:span text:style-name="T4">l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d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.</text:span></text:p>
          </draw:text-box>
        </draw:frame>
        <draw:frame draw:style-name="gr4" draw:text-style-name="P5" draw:layer="layout" svg:width="15.411cm" svg:height="0.678cm" svg:x="1.542cm" svg:y="7.156cm">
          <draw:text-box>
            <text:p text:style-name="P2"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4">[</text:span><text:span text:style-name="T4">]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d</text:span><text:span text:style-name="T4"> </text:span><text:span text:style-name="T4">=</text:span><text:span text:style-name="T4"> </text:span><text:span text:style-name="T4">n</text:span><text:span text:style-name="T4">e</text:span><text:span text:style-name="T4">w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4">[</text:span><text:span text:style-name="T4">e</text:span><text:span text:style-name="T4"> </text:span><text:span text:style-name="T4">-</text:span><text:span text:style-name="T4"> </text:span><text:span text:style-name="T4">s</text:span><text:span text:style-name="T4"> </text:span><text:span text:style-name="T4">+</text:span><text:span text:style-name="T4"> </text:span><text:span text:style-name="T4">1</text:span><text:span text:style-name="T4">]</text:span><text:span text:style-name="T4">;</text:span></text:p>
          </draw:text-box>
        </draw:frame>
        <draw:frame draw:style-name="gr4" draw:text-style-name="P5" draw:layer="layout" svg:width="14.848cm" svg:height="0.678cm" svg:x="1.542cm" svg:y="7.825cm">
          <draw:text-box>
            <text:p text:style-name="P2"><text:span text:style-name="T4">i</text:span><text:span text:style-name="T4">n</text:span><text:span text:style-name="T4">t</text:span><text:span text:style-name="T4"> </text:span><text:span text:style-name="T4">p</text:span><text:span text:style-name="T4"> </text:span><text:span text:style-name="T4">=</text:span><text:span text:style-name="T4"> </text:span><text:span text:style-name="T4">0</text:span><text:span text:style-name="T4">;</text:span><text:span text:style-name="T4"> </text:span><text:span text:style-name="T4">/</text:span><text:span text:style-name="T4">/</text:span><text:span text:style-name="T4"> </text:span><text:span text:style-name="T4">i</text:span><text:span text:style-name="T4">n</text:span><text:span text:style-name="T4">d</text:span><text:span text:style-name="T4">e</text:span><text:span text:style-name="T4">x</text:span><text:span text:style-name="T4"> </text:span><text:span text:style-name="T4">t</text:span><text:span text:style-name="T4">o</text:span><text:span text:style-name="T4"> </text:span><text:span text:style-name="T4">p</text:span><text:span text:style-name="T4">u</text:span><text:span text:style-name="T4">t</text:span><text:span text:style-name="T4"> </text:span><text:span text:style-name="T4">n</text:span><text:span text:style-name="T4">e</text:span><text:span text:style-name="T4">x</text:span><text:span text:style-name="T4">t</text:span><text:span text:style-name="T4">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d</text:span></text:p>
          </draw:text-box>
        </draw:frame>
        <draw:frame draw:style-name="gr4" draw:text-style-name="P5" draw:layer="layout" svg:width="13.02cm" svg:height="0.678cm" svg:x="1.542cm" svg:y="9.158cm">
          <draw:text-box>
            <text:p text:style-name="P2"><text:span text:style-name="T4">/</text:span><text:span text:style-name="T4">/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d</text:span><text:span text:style-name="T4">[</text:span><text:span text:style-name="T4">0</text:span><text:span text:style-name="T4">.</text:span><text:span text:style-name="T4">.</text:span><text:span text:style-name="T4">p</text:span><text:span text:style-name="T4">]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s</text:span><text:span text:style-name="T4">.</text:span><text:span text:style-name="T4">.</text:span><text:span text:style-name="T4">p</text:span><text:span text:style-name="T4">1</text:span><text:span text:style-name="T4">-</text:span><text:span text:style-name="T4">1</text:span><text:span text:style-name="T4">]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d</text:span></text:p>
          </draw:text-box>
        </draw:frame>
        <draw:frame draw:style-name="gr4" draw:text-style-name="P5" draw:layer="layout" svg:width="6.445cm" svg:height="0.678cm" svg:x="1.542cm" svg:y="9.827cm">
          <draw:text-box>
            <text:p text:style-name="P2"><text:span text:style-name="T4">/</text:span><text:span text:style-name="T4">/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m</text:span><text:span text:style-name="T4">+</text:span><text:span text:style-name="T4">1</text:span><text:span text:style-name="T4">.</text:span><text:span text:style-name="T4">.</text:span><text:span text:style-name="T4">p</text:span><text:span text:style-name="T4">2</text:span><text:span text:style-name="T4">-</text:span><text:span text:style-name="T4">1</text:span><text:span text:style-name="T4">]</text:span></text:p>
          </draw:text-box>
        </draw:frame>
        <draw:frame draw:style-name="gr4" draw:text-style-name="P5" draw:layer="layout" svg:width="11.102cm" svg:height="0.678cm" svg:x="1.542cm" svg:y="10.496cm">
          <draw:text-box>
            <text:p text:style-name="P2"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(</text:span><text:span text:style-name="T4">p</text:span><text:span text:style-name="T4">1</text:span><text:span text:style-name="T4"> </text:span><text:span text:style-name="T4">!</text:span><text:span text:style-name="T4">=</text:span><text:span text:style-name="T4"> </text:span><text:span text:style-name="T4">m</text:span><text:span text:style-name="T4"> </text:span><text:span text:style-name="T4">+</text:span><text:span text:style-name="T4"> </text:span><text:span text:style-name="T4">1</text:span><text:span text:style-name="T4"> </text:span><text:span text:style-name="T4">&amp;</text:span><text:span text:style-name="T4">&amp;</text:span><text:span text:style-name="T4"> </text:span><text:span text:style-name="T4">p</text:span><text:span text:style-name="T4">2</text:span><text:span text:style-name="T4"> </text:span><text:span text:style-name="T4">!</text:span><text:span text:style-name="T4">=</text:span><text:span text:style-name="T4"> </text:span><text:span text:style-name="T4">e</text:span><text:span text:style-name="T4"> </text:span><text:span text:style-name="T4">+</text:span><text:span text:style-name="T4"> </text:span><text:span text:style-name="T4">1</text:span><text:span text:style-name="T4">)</text:span><text:span text:style-name="T4"> </text:span><text:span text:style-name="T4">{</text:span></text:p>
          </draw:text-box>
        </draw:frame>
        <draw:frame draw:style-name="gr4" draw:text-style-name="P5" draw:layer="layout" svg:width="10.746cm" svg:height="0.678cm" svg:x="2.782cm" svg:y="11.161cm">
          <draw:text-box>
            <text:p text:style-name="P2"><text:span text:style-name="T4">i</text:span><text:span text:style-name="T4">f</text:span><text:span text:style-name="T4"> </text:span><text:span text:style-name="T4">(</text:span><text:span text:style-name="T4">l</text:span><text:span text:style-name="T4">i</text:span><text:span text:style-name="T4">s</text:span><text:span text:style-name="T4">t</text:span><text:span text:style-name="T4">[</text:span><text:span text:style-name="T4">p</text:span><text:span text:style-name="T4">1</text:span><text:span text:style-name="T4">]</text:span><text:span text:style-name="T4">.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e</text:span><text:span text:style-name="T4">T</text:span><text:span text:style-name="T4">o</text:span><text:span text:style-name="T4">(</text:span><text:span text:style-name="T4">l</text:span><text:span text:style-name="T4">i</text:span><text:span text:style-name="T4">s</text:span><text:span text:style-name="T4">t</text:span><text:span text:style-name="T4">[</text:span><text:span text:style-name="T4">p</text:span><text:span text:style-name="T4">2</text:span><text:span text:style-name="T4">]</text:span><text:span text:style-name="T4">)</text:span><text:span text:style-name="T4"> </text:span><text:span text:style-name="T4">&lt;</text:span><text:span text:style-name="T4"> </text:span><text:span text:style-name="T4">0</text:span><text:span text:style-name="T4">)</text:span><text:span text:style-name="T4"> </text:span><text:span text:style-name="T4">{</text:span></text:p>
          </draw:text-box>
        </draw:frame>
        <draw:frame draw:style-name="gr4" draw:text-style-name="P5" draw:layer="layout" svg:width="6.208cm" svg:height="0.678cm" svg:x="4.018cm" svg:y="11.829cm">
          <draw:text-box>
            <text:p text:style-name="P2"><text:span text:style-name="T4">m</text:span><text:span text:style-name="T4">e</text:span><text:span text:style-name="T4">r</text:span><text:span text:style-name="T4">g</text:span><text:span text:style-name="T4">e</text:span><text:span text:style-name="T4">d</text:span><text:span text:style-name="T4">[</text:span><text:span text:style-name="T4">p</text:span><text:span text:style-name="T4">]</text:span><text:span text:style-name="T4"> </text:span><text:span text:style-name="T4">=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p</text:span><text:span text:style-name="T4">1</text:span><text:span text:style-name="T4">]</text:span><text:span text:style-name="T4">;</text:span></text:p>
          </draw:text-box>
        </draw:frame>
        <draw:frame draw:style-name="gr4" draw:text-style-name="P5" draw:layer="layout" svg:width="1.924cm" svg:height="0.678cm" svg:x="4.018cm" svg:y="12.498cm">
          <draw:text-box>
            <text:p text:style-name="P2"><text:span text:style-name="T4">+</text:span><text:span text:style-name="T4">+</text:span><text:span text:style-name="T4">p</text:span><text:span text:style-name="T4">1</text:span><text:span text:style-name="T4">;</text:span></text:p>
          </draw:text-box>
        </draw:frame>
        <draw:frame draw:style-name="gr4" draw:text-style-name="P5" draw:layer="layout" svg:width="2.305cm" svg:height="0.678cm" svg:x="2.782cm" svg:y="13.167cm">
          <draw:text-box>
            <text:p text:style-name="P2"><text:span text:style-name="T4">}</text:span><text:span text:style-name="T4"> </text:span><text:span text:style-name="T4">e</text:span><text:span text:style-name="T4">l</text:span><text:span text:style-name="T4">s</text:span><text:span text:style-name="T4">e</text:span><text:span text:style-name="T4"> </text:span><text:span text:style-name="T4">{</text:span></text:p>
          </draw:text-box>
        </draw:frame>
        <draw:frame draw:style-name="gr4" draw:text-style-name="P5" draw:layer="layout" svg:width="6.208cm" svg:height="0.678cm" svg:x="4.018cm" svg:y="13.832cm">
          <draw:text-box>
            <text:p text:style-name="P2"><text:span text:style-name="T4">m</text:span><text:span text:style-name="T4">e</text:span><text:span text:style-name="T4">r</text:span><text:span text:style-name="T4">g</text:span><text:span text:style-name="T4">e</text:span><text:span text:style-name="T4">d</text:span><text:span text:style-name="T4">[</text:span><text:span text:style-name="T4">p</text:span><text:span text:style-name="T4">]</text:span><text:span text:style-name="T4"> </text:span><text:span text:style-name="T4">=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p</text:span><text:span text:style-name="T4">2</text:span><text:span text:style-name="T4">]</text:span><text:span text:style-name="T4">;</text:span></text:p>
          </draw:text-box>
        </draw:frame>
        <draw:frame draw:style-name="gr4" draw:text-style-name="P5" draw:layer="layout" svg:width="1.924cm" svg:height="0.678cm" svg:x="4.018cm" svg:y="14.501cm">
          <draw:text-box>
            <text:p text:style-name="P2"><text:span text:style-name="T4">+</text:span><text:span text:style-name="T4">+</text:span><text:span text:style-name="T4">p</text:span><text:span text:style-name="T4">2</text:span><text:span text:style-name="T4">;</text:span></text:p>
          </draw:text-box>
        </draw:frame>
        <draw:frame draw:style-name="gr4" draw:text-style-name="P5" draw:layer="layout" svg:width="0.582cm" svg:height="0.678cm" svg:x="2.782cm" svg:y="15.17cm">
          <draw:text-box>
            <text:p text:style-name="P2"><text:span text:style-name="T4">}</text:span></text:p>
          </draw:text-box>
        </draw:frame>
        <draw:frame draw:style-name="gr4" draw:text-style-name="P5" draw:layer="layout" svg:width="1.551cm" svg:height="0.678cm" svg:x="2.782cm" svg:y="15.834cm">
          <draw:text-box>
            <text:p text:style-name="P2"><text:span text:style-name="T4">+</text:span><text:span text:style-name="T4">+</text:span><text:span text:style-name="T4">p</text:span><text:span text:style-name="T4">;</text:span></text:p>
          </draw:text-box>
        </draw:frame>
        <draw:frame draw:style-name="gr4" draw:text-style-name="P5" draw:layer="layout" svg:width="0.582cm" svg:height="0.678cm" svg:x="1.542cm" svg:y="16.503cm">
          <draw:text-box>
            <text:p text:style-name="P2"><text:span text:style-name="T4">}</text:span></text:p>
          </draw:text-box>
        </draw:frame>
        <draw:frame draw:style-name="gr4" draw:text-style-name="P5" draw:layer="layout" svg:width="6.085cm" svg:height="0.678cm" svg:x="1.542cm" svg:y="17.841cm">
          <draw:text-box>
            <text:p text:style-name="P2"><text:span text:style-name="T4">.</text:span><text:span text:style-name="T4">.</text:span><text:span text:style-name="T4">.</text:span><text:span text:style-name="T4"> </text:span><text:span text:style-name="T4">t</text:span><text:span text:style-name="T4">o</text:span><text:span text:style-name="T4"> </text:span><text:span text:style-name="T4">b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d</text:span><text:span text:style-name="T4"> </text:span><text:span text:style-name="T4">.</text:span><text:span text:style-name="T4">.</text:span><text:span text:style-name="T4">.</text:span></text:p>
          </draw:text-box>
        </draw:frame>
        <draw:frame draw:style-name="gr3" draw:text-style-name="P4" draw:layer="layout" svg:width="0.485cm" svg:height="0.564cm" svg:x="22.564cm" svg:y="19.561cm">
          <draw:text-box>
            <text:p text:style-name="P2"><text:span text:style-name="T2">9</text:span></text:p>
          </draw:text-box>
        </draw:frame>
        <draw:frame draw:style-name="gr5" draw:text-style-name="P6" draw:layer="layout" svg:width="8.735cm" svg:height="0.983cm" svg:x="0cm" svg:y="0.149cm">
          <draw:text-box>
            <text:p>9/EXP/ALG/DEO/1/A</text:p>
          </draw:text-box>
        </draw:frame>
      </draw:page>
      <draw:page draw:name="page10" draw:style-name="dp1" draw:master-page-name="master-page41">
        <draw:frame draw:style-name="gr4" draw:text-style-name="P5" draw:layer="layout" svg:width="11.962cm" svg:height="0.678cm" svg:x="1.542cm" svg:y="1.868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’</text:span><text:span text:style-name="T3">s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d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4"> </text:span><text:span text:style-name="T4">w</text:span><text:span text:style-name="T4">h</text:span><text:span text:style-name="T4">i</text:span><text:span text:style-name="T4">l</text:span><text:span text:style-name="T4">e</text:span><text:span text:style-name="T3"> </text:span><text:span text:style-name="T3">l</text:span><text:span text:style-name="T3">o</text:span><text:span text:style-name="T3">o</text:span><text:span text:style-name="T3">p</text:span><text:span text:style-name="T3">?</text:span></text:p>
          </draw:text-box>
        </draw:frame>
        <draw:frame draw:style-name="gr4" draw:text-style-name="P5" draw:layer="layout" svg:width="5.15cm" svg:height="0.678cm" svg:x="1.542cm" svg:y="3.062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’</text:span><text:span text:style-name="T3">s</text:span><text:span text:style-name="T3"> </text:span><text:span text:style-name="T3">l</text:span><text:span text:style-name="T3">e</text:span><text:span text:style-name="T3">f</text:span><text:span text:style-name="T3">t</text:span><text:span text:style-name="T3"> </text:span><text:span text:style-name="T3">t</text:span><text:span text:style-name="T3">o</text:span><text:span text:style-name="T3"> </text:span><text:span text:style-name="T3">d</text:span><text:span text:style-name="T3">o</text:span><text:span text:style-name="T3">?</text:span></text:p>
          </draw:text-box>
        </draw:frame>
        <draw:frame draw:style-name="gr5" draw:text-style-name="P6" draw:layer="layout" svg:width="9.337cm" svg:height="0.983cm" svg:x="0.23cm" svg:y="0.403cm">
          <draw:text-box>
            <text:p>10/SOL/IMP/NOC/1/A</text:p>
          </draw:text-box>
        </draw:frame>
      </draw:page>
      <draw:page draw:name="page11" draw:style-name="dp1" draw:master-page-name="master-page31">
        <draw:frame draw:style-name="gr4" draw:text-style-name="P5" draw:layer="layout" svg:width="0.582cm" svg:height="0.678cm" svg:x="1.542cm" svg:y="1.868cm">
          <draw:text-box>
            <text:p text:style-name="P2"><text:span text:style-name="T4">/</text:span><text:span text:style-name="T4">*</text:span></text:p>
          </draw:text-box>
        </draw:frame>
        <draw:frame draw:style-name="gr4" draw:text-style-name="P5" draw:layer="layout" svg:width="0.582cm" svg:height="0.678cm" svg:x="17.959cm" svg:y="8.544cm">
          <draw:text-box>
            <text:p text:style-name="P2"><text:span text:style-name="T4">*</text:span><text:span text:style-name="T4">/</text:span></text:p>
          </draw:text-box>
        </draw:frame>
        <draw:frame draw:style-name="gr4" draw:text-style-name="P5" draw:layer="layout" svg:width="5.217cm" svg:height="0.678cm" svg:x="1.542cm" svg:y="9.213cm">
          <draw:text-box>
            <text:p text:style-name="P2"><text:span text:style-name="T4">i</text:span><text:span text:style-name="T4">f</text:span><text:span text:style-name="T4"> </text:span><text:span text:style-name="T4">(</text:span><text:span text:style-name="T4">p</text:span><text:span text:style-name="T4">1</text:span><text:span text:style-name="T4"> </text:span><text:span text:style-name="T4">!</text:span><text:span text:style-name="T4">=</text:span><text:span text:style-name="T4"> </text:span><text:span text:style-name="T4">m</text:span><text:span text:style-name="T4"> </text:span><text:span text:style-name="T4">+</text:span><text:span text:style-name="T4"> </text:span><text:span text:style-name="T4">1</text:span><text:span text:style-name="T4">)</text:span><text:span text:style-name="T4"> </text:span><text:span text:style-name="T4">{</text:span></text:p>
          </draw:text-box>
        </draw:frame>
        <draw:frame draw:style-name="gr4" draw:text-style-name="P5" draw:layer="layout" svg:width="7.69cm" svg:height="0.678cm" svg:x="2.782cm" svg:y="9.882cm">
          <draw:text-box>
            <text:p text:style-name="P2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.</text:span><text:span text:style-name="T4">a</text:span><text:span text:style-name="T4">r</text:span><text:span text:style-name="T4">r</text:span><text:span text:style-name="T4">a</text:span><text:span text:style-name="T4">y</text:span><text:span text:style-name="T4">c</text:span><text:span text:style-name="T4">o</text:span><text:span text:style-name="T4">p</text:span><text:span text:style-name="T4">y</text:span><text:span text:style-name="T4">(</text:span><text:span text:style-name="T4">l</text:span><text:span text:style-name="T4">i</text:span><text:span text:style-name="T4">s</text:span><text:span text:style-name="T4">t</text:span><text:span text:style-name="T4">,</text:span><text:span text:style-name="T4"> </text:span><text:span text:style-name="T4">p</text:span><text:span text:style-name="T4">1</text:span><text:span text:style-name="T4">,</text:span></text:p>
          </draw:text-box>
        </draw:frame>
        <draw:frame draw:style-name="gr4" draw:text-style-name="P5" draw:layer="layout" svg:width="2.957cm" svg:height="0.678cm" svg:x="8.048cm" svg:y="10.547cm">
          <draw:text-box>
            <text:p text:style-name="P2"><text:span text:style-name="T4">l</text:span><text:span text:style-name="T4">i</text:span><text:span text:style-name="T4">s</text:span><text:span text:style-name="T4">t</text:span><text:span text:style-name="T4">,</text:span><text:span text:style-name="T4"> </text:span><text:span text:style-name="T4">s</text:span><text:span text:style-name="T4"> </text:span><text:span text:style-name="T4">+</text:span><text:span text:style-name="T4"> </text:span><text:span text:style-name="T4">p</text:span><text:span text:style-name="T4">,</text:span></text:p>
          </draw:text-box>
        </draw:frame>
        <draw:frame draw:style-name="gr4" draw:text-style-name="P5" draw:layer="layout" svg:width="3.558cm" svg:height="0.678cm" svg:x="8.048cm" svg:y="11.216cm">
          <draw:text-box>
            <text:p text:style-name="P2"><text:span text:style-name="T4">m</text:span><text:span text:style-name="T4"> </text:span><text:span text:style-name="T4">+</text:span><text:span text:style-name="T4"> </text:span><text:span text:style-name="T4">1</text:span><text:span text:style-name="T4"> </text:span><text:span text:style-name="T4">-</text:span><text:span text:style-name="T4"> </text:span><text:span text:style-name="T4">p</text:span><text:span text:style-name="T4">1</text:span><text:span text:style-name="T4">)</text:span><text:span text:style-name="T4">;</text:span></text:p>
          </draw:text-box>
        </draw:frame>
        <draw:frame draw:style-name="gr4" draw:text-style-name="P5" draw:layer="layout" svg:width="0.582cm" svg:height="0.678cm" svg:x="1.542cm" svg:y="11.884cm">
          <draw:text-box>
            <text:p text:style-name="P2"><text:span text:style-name="T4">}</text:span></text:p>
          </draw:text-box>
        </draw:frame>
        <draw:frame draw:style-name="gr4" draw:text-style-name="P5" draw:layer="layout" svg:width="11.61cm" svg:height="0.678cm" svg:x="1.542cm" svg:y="12.553cm">
          <draw:text-box>
            <text:p text:style-name="P2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.</text:span><text:span text:style-name="T4">a</text:span><text:span text:style-name="T4">r</text:span><text:span text:style-name="T4">r</text:span><text:span text:style-name="T4">a</text:span><text:span text:style-name="T4">y</text:span><text:span text:style-name="T4">c</text:span><text:span text:style-name="T4">o</text:span><text:span text:style-name="T4">p</text:span><text:span text:style-name="T4">y</text:span><text:span text:style-name="T4">(</text:span><text:span text:style-name="T4">m</text:span><text:span text:style-name="T4">e</text:span><text:span text:style-name="T4">r</text:span><text:span text:style-name="T4">g</text:span><text:span text:style-name="T4">e</text:span><text:span text:style-name="T4">d</text:span><text:span text:style-name="T4">,</text:span><text:span text:style-name="T4"> </text:span><text:span text:style-name="T4">0</text:span><text:span text:style-name="T4">,</text:span><text:span text:style-name="T4"> </text:span><text:span text:style-name="T4">l</text:span><text:span text:style-name="T4">i</text:span><text:span text:style-name="T4">s</text:span><text:span text:style-name="T4">t</text:span><text:span text:style-name="T4">,</text:span><text:span text:style-name="T4"> </text:span><text:span text:style-name="T4">s</text:span><text:span text:style-name="T4">,</text:span><text:span text:style-name="T4"> </text:span><text:span text:style-name="T4">p</text:span><text:span text:style-name="T4">)</text:span><text:span text:style-name="T4">;</text:span></text:p>
          </draw:text-box>
        </draw:frame>
        <draw:frame draw:style-name="gr4" draw:text-style-name="P5" draw:layer="layout" svg:width="2.627cm" svg:height="0.678cm" svg:x="1.542cm" svg:y="13.747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12.19cm" svg:height="0.678cm" svg:x="4.769cm" svg:y="13.747cm">
          <draw:text-box>
            <text:p text:style-name="P2"><text:span text:style-name="T3">F</text:span><text:span text:style-name="T3">i</text:span><text:span text:style-name="T3">n</text:span><text:span text:style-name="T3">i</text:span><text:span text:style-name="T3">s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s</text:span><text:span text:style-name="T3"> </text:span><text:span text:style-name="T3">c</text:span><text:span text:style-name="T3">l</text:span><text:span text:style-name="T3">a</text:span><text:span text:style-name="T3">u</text:span><text:span text:style-name="T3">s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.</text:span></text:p>
          </draw:text-box>
        </draw:frame>
        <draw:frame draw:style-name="gr4" draw:text-style-name="P5" draw:layer="layout" svg:width="2.627cm" svg:height="0.678cm" svg:x="1.542cm" svg:y="14.941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19.594cm" svg:height="0.678cm" svg:x="4.769cm" svg:y="14.941cm">
          <draw:text-box>
            <text:p text:style-name="P2"><text:span text:style-name="T3">I</text:span><text:span text:style-name="T3">f</text:span><text:span text:style-name="T3"> </text:span><text:span text:style-name="T3">w</text:span><text:span text:style-name="T3">e</text:span><text:span text:style-name="T3"> </text:span><text:span text:style-name="T3">h</text:span><text:span text:style-name="T3">a</text:span><text:span text:style-name="T3">d</text:span><text:span text:style-name="T3"> </text:span><text:span text:style-name="T3">c</text:span><text:span text:style-name="T3">o</text:span><text:span text:style-name="T3">p</text:span><text:span text:style-name="T3">i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m</text:span><text:span text:style-name="T3">a</text:span><text:span text:style-name="T3">i</text:span><text:span text:style-name="T3">n</text:span><text:span text:style-name="T3">d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n</text:span><text:span text:style-name="T3">f</text:span><text:span text:style-name="T3">i</text:span><text:span text:style-name="T3">n</text:span><text:span text:style-name="T3">i</text:span><text:span text:style-name="T3">s</text:span><text:span text:style-name="T3">h</text:span><text:span text:style-name="T3">e</text:span><text:span text:style-name="T3">d</text:span><text:span text:style-name="T3"> </text:span><text:span text:style-name="T3">s</text:span><text:span text:style-name="T3">u</text:span><text:span text:style-name="T3">b</text:span><text:span text:style-name="T3">l</text:span><text:span text:style-name="T3">i</text:span><text:span text:style-name="T3">s</text:span><text:span text:style-name="T3">t</text:span><text:span text:style-name="T3"> </text:span><text:span text:style-name="T3">t</text:span><text:span text:style-name="T3">o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d</text:span></text:p>
          </draw:text-box>
        </draw:frame>
        <draw:frame draw:style-name="gr4" draw:text-style-name="P5" draw:layer="layout" svg:width="22.916cm" svg:height="0.678cm" svg:x="1.542cm" svg:y="15.61cm">
          <draw:text-box>
            <text:p text:style-name="P2"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n</text:span><text:span text:style-name="T3"> </text:span><text:span text:style-name="T3">c</text:span><text:span text:style-name="T3">o</text:span><text:span text:style-name="T3">p</text:span><text:span text:style-name="T3">i</text:span><text:span text:style-name="T3">e</text:span><text:span text:style-name="T3">d</text:span><text:span text:style-name="T3"> </text:span><text:span text:style-name="T3">a</text:span><text:span text:style-name="T3">l</text:span><text:span text:style-name="T3">l</text:span><text:span text:style-name="T3"> </text:span><text:span text:style-name="T3">o</text:span><text:span text:style-name="T3">f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d</text:span><text:span text:style-name="T3"> </text:span><text:span text:style-name="T3">b</text:span><text:span text:style-name="T3">a</text:span><text:span text:style-name="T3">c</text:span><text:span text:style-name="T3">k</text:span><text:span text:style-name="T3"> </text:span><text:span text:style-name="T3">t</text:span><text:span text:style-name="T3">o</text:span><text:span text:style-name="T4"> </text:span><text:span text:style-name="T4">l</text:span><text:span text:style-name="T4">i</text:span><text:span text:style-name="T4">s</text:span><text:span text:style-name="T4">t</text:span><text:span text:style-name="T3">,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i</text:span><text:span text:style-name="T3">g</text:span><text:span text:style-name="T3">-</text:span><text:span text:style-name="T8">O</text:span></text:p>
          </draw:text-box>
        </draw:frame>
        <draw:frame draw:style-name="gr4" draw:text-style-name="P5" draw:layer="layout" svg:width="5.023cm" svg:height="0.678cm" svg:x="1.542cm" svg:y="16.279cm">
          <draw:text-box>
            <text:p text:style-name="P2"><text:span text:style-name="T3">t</text:span><text:span text:style-name="T3">i</text:span><text:span text:style-name="T3">m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x</text:span><text:span text:style-name="T3">i</text:span><text:span text:style-name="T3">t</text:span><text:span text:style-name="T3">y</text:span><text:span text:style-name="T3">?</text:span></text:p>
          </draw:text-box>
        </draw:frame>
        <draw:frame draw:style-name="gr3" draw:text-style-name="P4" draw:layer="layout" svg:width="0.62cm" svg:height="0.564cm" svg:x="22.564cm" svg:y="19.561cm">
          <draw:text-box>
            <text:p text:style-name="P2"><text:span text:style-name="T2">1</text:span><text:span text:style-name="T2">0</text:span></text:p>
          </draw:text-box>
        </draw:frame>
        <draw:frame draw:style-name="gr5" draw:text-style-name="P6" draw:layer="layout" svg:width="9.273cm" svg:height="0.983cm" svg:x="0.23cm" svg:y="0.276cm">
          <draw:text-box>
            <text:p>11/EXP/ALG/DEO/1/A</text:p>
          </draw:text-box>
        </draw:frame>
      </draw:page>
      <draw:page draw:name="page12" draw:style-name="dp1" draw:master-page-name="master-page31">
        <draw:frame draw:style-name="gr4" draw:text-style-name="P5" draw:layer="layout" svg:width="2.627cm" svg:height="0.678cm" svg:x="1.542cm" svg:y="1.868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18.501cm" svg:height="0.678cm" svg:x="4.959cm" svg:y="1.868cm">
          <draw:text-box>
            <text:p text:style-name="P2"><text:span text:style-name="T3">R</text:span><text:span text:style-name="T3">e</text:span><text:span text:style-name="T3">w</text:span><text:span text:style-name="T3">r</text:span><text:span text:style-name="T3">i</text:span><text:span text:style-name="T3">t</text:span><text:span text:style-name="T3">e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3"> </text:span><text:span text:style-name="T3">a</text:span><text:span text:style-name="T3">n</text:span><text:span text:style-name="T3">d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3"> </text:span><text:span text:style-name="T3">t</text:span><text:span text:style-name="T3">o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 </text:span><text:span text:style-name="T3">t</text:span><text:span text:style-name="T3">h</text:span><text:span text:style-name="T3">e</text:span><text:span text:style-name="T3"> </text:span><text:span text:style-name="T3">J</text:span><text:span text:style-name="T3">a</text:span><text:span text:style-name="T3">v</text:span><text:span text:style-name="T3">a</text:span><text:span text:style-name="T3"> </text:span><text:span text:style-name="T3">c</text:span><text:span text:style-name="T3">o</text:span><text:span text:style-name="T3">n</text:span><text:span text:style-name="T3">v</text:span><text:span text:style-name="T3">e</text:span><text:span text:style-name="T3">n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o</text:span><text:span text:style-name="T3">r</text:span></text:p>
          </draw:text-box>
        </draw:frame>
        <draw:frame draw:style-name="gr4" draw:text-style-name="P5" draw:layer="layout" svg:width="2.203cm" svg:height="0.678cm" svg:x="1.542cm" svg:y="2.537cm">
          <draw:text-box>
            <text:p text:style-name="P2"><text:span text:style-name="T3">r</text:span><text:span text:style-name="T3">a</text:span><text:span text:style-name="T3">n</text:span><text:span text:style-name="T3">g</text:span><text:span text:style-name="T3">e</text:span><text:span text:style-name="T3">s</text:span><text:span text:style-name="T3">:</text:span></text:p>
          </draw:text-box>
        </draw:frame>
        <draw:frame draw:style-name="gr4" draw:text-style-name="P5" draw:layer="layout" svg:width="8.113cm" svg:height="0.678cm" svg:x="4.182cm" svg:y="2.537cm">
          <draw:text-box>
            <text:p text:style-name="P2"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4"> </text:span><text:span text:style-name="T4">s</text:span><text:span text:style-name="T3"> </text:span><text:span text:style-name="T3">a</text:span><text:span text:style-name="T3">n</text:span><text:span text:style-name="T3">d</text:span><text:span text:style-name="T4"> </text:span><text:span text:style-name="T4">e</text:span><text:span text:style-name="T3"> </text:span><text:span text:style-name="T3">a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/text:p>
          </draw:text-box>
        </draw:frame>
        <draw:frame draw:style-name="gr4" draw:text-style-name="P5" draw:layer="layout" svg:width="3.139cm" svg:height="0.678cm" svg:x="13.361cm" svg:y="2.537cm">
          <draw:text-box>
            <text:p text:style-name="P2"><text:span text:style-name="T3">a</text:span><text:span text:style-name="T3">n</text:span><text:span text:style-name="T3">d</text:span><text:span text:style-name="T3"> </text:span><text:span text:style-name="T3">e</text:span><text:span text:style-name="T3">n</text:span><text:span text:style-name="T3">d</text:span><text:span text:style-name="T3"> </text:span><text:span text:style-name="T3">o</text:span><text:span text:style-name="T3">f</text:span></text:p>
          </draw:text-box>
        </draw:frame>
        <draw:frame draw:style-name="gr4" draw:text-style-name="P5" draw:layer="layout" svg:width="2.449cm" svg:height="0.678cm" svg:x="17.093cm" svg:y="2.537cm">
          <draw:text-box>
            <text:p text:style-name="P2"><text:span text:style-name="T3">a</text:span><text:span text:style-name="T3"> </text:span><text:span text:style-name="T3">s</text:span><text:span text:style-name="T3">u</text:span><text:span text:style-name="T3">b</text:span><text:span text:style-name="T3">l</text:span><text:span text:style-name="T3">i</text:span><text:span text:style-name="T3">s</text:span><text:span text:style-name="T3">t</text:span></text:p>
          </draw:text-box>
        </draw:frame>
        <draw:frame draw:style-name="gr4" draw:text-style-name="P5" draw:layer="layout" svg:width="0.582cm" svg:height="0.678cm" svg:x="19.991cm" svg:y="2.537cm">
          <draw:text-box>
            <text:p text:style-name="P2"><text:span text:style-name="T3">o</text:span><text:span text:style-name="T3">f</text:span></text:p>
          </draw:text-box>
        </draw:frame>
        <draw:frame draw:style-name="gr4" draw:text-style-name="P5" draw:layer="layout" svg:width="3.003cm" svg:height="0.678cm" svg:x="20.917cm" svg:y="2.537cm">
          <draw:text-box>
            <text:p text:style-name="P2"><text:span text:style-name="T4">l</text:span><text:span text:style-name="T4">i</text:span><text:span text:style-name="T4">s</text:span><text:span text:style-name="T4">t</text:span><text:span text:style-name="T3"> </text:span><text:span text:style-name="T3">m</text:span><text:span text:style-name="T3">e</text:span><text:span text:style-name="T3">a</text:span><text:span text:style-name="T3">n</text:span><text:span text:style-name="T3">s</text:span></text:p>
          </draw:text-box>
        </draw:frame>
        <draw:frame draw:style-name="gr4" draw:text-style-name="P5" draw:layer="layout" svg:width="7.195cm" svg:height="0.678cm" svg:x="1.542cm" svg:y="3.202cm">
          <draw:text-box>
            <text:p text:style-name="P2"><text:span text:style-name="T4">l</text:span><text:span text:style-name="T4">i</text:span><text:span text:style-name="T4">s</text:span><text:span text:style-name="T4">t</text:span><text:span text:style-name="T4">[</text:span><text:span text:style-name="T4">s</text:span><text:span text:style-name="T4">.</text:span><text:span text:style-name="T4">.</text:span><text:span text:style-name="T4">e</text:span><text:span text:style-name="T4">)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4"> </text:span><text:span text:style-name="T4">l</text:span><text:span text:style-name="T4">i</text:span><text:span text:style-name="T4">s</text:span><text:span text:style-name="T4">t</text:span><text:span text:style-name="T4">[</text:span><text:span text:style-name="T4">s</text:span><text:span text:style-name="T4">.</text:span><text:span text:style-name="T4">.</text:span><text:span text:style-name="T4">e</text:span><text:span text:style-name="T4">-</text:span><text:span text:style-name="T4">1</text:span><text:span text:style-name="T4">]</text:span><text:span text:style-name="T3">)</text:span><text:span text:style-name="T3">.</text:span></text:p>
          </draw:text-box>
        </draw:frame>
        <draw:frame draw:style-name="gr4" draw:text-style-name="P5" draw:layer="layout" svg:width="2.627cm" svg:height="0.678cm" svg:x="1.542cm" svg:y="4.4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9.667cm" svg:height="0.678cm" svg:x="4.769cm" svg:y="4.4cm">
          <draw:text-box>
            <text:p text:style-name="P2"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a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.</text:span></text:p>
          </draw:text-box>
        </draw:frame>
        <draw:frame draw:style-name="gr4" draw:text-style-name="P5" draw:layer="layout" svg:width="2.627cm" svg:height="0.678cm" svg:x="1.542cm" svg:y="5.594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9.743cm" svg:height="0.678cm" svg:x="4.769cm" svg:y="5.594cm">
          <draw:text-box>
            <text:p text:style-name="P2"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a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s</text:span><text:span text:style-name="T3">o</text:span><text:span text:style-name="T3">r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l</text:span><text:span text:style-name="T3">i</text:span><text:span text:style-name="T3">n</text:span><text:span text:style-name="T3">k</text:span><text:span text:style-name="T3">e</text:span><text:span text:style-name="T3">d</text:span><text:span text:style-name="T3"> </text:span><text:span text:style-name="T3">l</text:span><text:span text:style-name="T3">i</text:span><text:span text:style-name="T3">s</text:span><text:span text:style-name="T3">t</text:span><text:span text:style-name="T3">s</text:span><text:span text:style-name="T3">.</text:span></text:p>
          </draw:text-box>
        </draw:frame>
        <draw:frame draw:style-name="gr4" draw:text-style-name="P5" draw:layer="layout" svg:width="2.627cm" svg:height="0.678cm" svg:x="1.542cm" svg:y="6.788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16.402cm" svg:height="0.678cm" svg:x="4.908cm" svg:y="6.788cm">
          <draw:text-box>
            <text:p text:style-name="P2"><text:span text:style-name="T3">D</text:span><text:span text:style-name="T3">o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a</text:span><text:span text:style-name="T3">c</text:span><text:span text:style-name="T3">h</text:span><text:span text:style-name="T3"> </text:span><text:span text:style-name="T3">t</text:span><text:span text:style-name="T3">o</text:span><text:span text:style-name="T3"> </text:span><text:span text:style-name="T3">a</text:span><text:span text:style-name="T3">n</text:span><text:span text:style-name="T3"> </text:span><text:span text:style-name="T3">i</text:span><text:span text:style-name="T3">n</text:span><text:span text:style-name="T3">-</text:span><text:span text:style-name="T3">p</text:span><text:span text:style-name="T3">l</text:span><text:span text:style-name="T3">a</text:span><text:span text:style-name="T3">c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w</text:span><text:span text:style-name="T3">o</text:span><text:span text:style-name="T3">r</text:span><text:span text:style-name="T3">k</text:span><text:span text:style-name="T3">:</text:span></text:p>
          </draw:text-box>
        </draw:frame>
        <draw:frame draw:style-name="gr4" draw:text-style-name="P5" draw:layer="layout" svg:width="0.582cm" svg:height="0.678cm" svg:x="22.698cm" svg:y="6.788cm">
          <draw:text-box>
            <text:p text:style-name="P2"><text:span text:style-name="T3">I</text:span><text:span text:style-name="T3">f</text:span></text:p>
          </draw:text-box>
        </draw:frame>
        <draw:frame draw:style-name="gr4" draw:text-style-name="P5" draw:layer="layout" svg:width="0.959cm" svg:height="0.678cm" svg:x="23.421cm" svg:y="6.788cm">
          <draw:text-box>
            <text:p text:style-name="P2"><text:span text:style-name="T3">t</text:span><text:span text:style-name="T3">h</text:span><text:span text:style-name="T3">e</text:span></text:p>
          </draw:text-box>
        </draw:frame>
        <draw:frame draw:style-name="gr4" draw:text-style-name="P5" draw:layer="layout" svg:width="8.951cm" svg:height="0.678cm" svg:x="1.542cm" svg:y="7.456cm">
          <draw:text-box>
            <text:p text:style-name="P2"><text:span text:style-name="T3">n</text:span><text:span text:style-name="T3">e</text:span><text:span text:style-name="T3">x</text:span><text:span text:style-name="T3">t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i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i</text:span><text:span text:style-name="T3">r</text:span><text:span text:style-name="T3">s</text:span><text:span text:style-name="T3">t</text:span><text:span text:style-name="T3"> </text:span><text:span text:style-name="T3">l</text:span><text:span text:style-name="T3">i</text:span><text:span text:style-name="T3">s</text:span><text:span text:style-name="T3">t</text:span><text:span text:style-name="T3">,</text:span></text:p>
          </draw:text-box>
        </draw:frame>
        <draw:frame draw:style-name="gr4" draw:text-style-name="P5" draw:layer="layout" svg:width="12.799cm" svg:height="0.678cm" svg:x="11.17cm" svg:y="7.456cm">
          <draw:text-box>
            <text:p text:style-name="P2"><text:span text:style-name="T3">t</text:span><text:span text:style-name="T3">h</text:span><text:span text:style-name="T3">e</text:span><text:span text:style-name="T3">n</text:span><text:span text:style-name="T3"> </text:span><text:span text:style-name="T3">l</text:span><text:span text:style-name="T3">e</text:span><text:span text:style-name="T3">a</text:span><text:span text:style-name="T3">v</text:span><text:span text:style-name="T3">e</text:span><text:span text:style-name="T3"> </text:span><text:span text:style-name="T3">i</text:span><text:span text:style-name="T3">t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o</text:span><text:span text:style-name="T3">v</text:span><text:span text:style-name="T3">e</text:span><text:span text:style-name="T3"> </text:span><text:span text:style-name="T3">f</text:span><text:span text:style-name="T3">o</text:span><text:span text:style-name="T3">r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/text:p>
          </draw:text-box>
        </draw:frame>
        <draw:frame draw:style-name="gr4" draw:text-style-name="P5" draw:layer="layout" svg:width="22.6cm" svg:height="0.678cm" svg:x="1.542cm" svg:y="8.125cm">
          <draw:text-box>
            <text:p text:style-name="P2"><text:span text:style-name="T3">f</text:span><text:span text:style-name="T3">i</text:span><text:span text:style-name="T3">r</text:span><text:span text:style-name="T3">s</text:span><text:span text:style-name="T3">t</text:span><text:span text:style-name="T3"> </text:span><text:span text:style-name="T3">l</text:span><text:span text:style-name="T3">i</text:span><text:span text:style-name="T3">s</text:span><text:span text:style-name="T3">t</text:span><text:span text:style-name="T3">,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w</text:span><text:span text:style-name="T3">i</text:span><text:span text:style-name="T3">s</text:span><text:span text:style-name="T3">e</text:span><text:span text:style-name="T3"> </text:span><text:span text:style-name="T3">s</text:span><text:span text:style-name="T3">w</text:span><text:span text:style-name="T3">a</text:span><text:span text:style-name="T3">p</text:span><text:span text:style-name="T3"> </text:span><text:span text:style-name="T3">i</text:span><text:span text:style-name="T3">t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x</text:span><text:span text:style-name="T3">t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o</text:span><text:span text:style-name="T3">v</text:span><text:span text:style-name="T3">e</text:span></text:p>
          </draw:text-box>
        </draw:frame>
        <draw:frame draw:style-name="gr4" draw:text-style-name="P5" draw:layer="layout" svg:width="6.005cm" svg:height="0.678cm" svg:x="1.542cm" svg:y="8.79cm">
          <draw:text-box>
            <text:p text:style-name="P2"><text:span text:style-name="T3">f</text:span><text:span text:style-name="T3">o</text:span><text:span text:style-name="T3">r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l</text:span><text:span text:style-name="T3">i</text:span><text:span text:style-name="T3">s</text:span><text:span text:style-name="T3">t</text:span><text:span text:style-name="T3">s</text:span><text:span text:style-name="T3">.</text:span></text:p>
          </draw:text-box>
        </draw:frame>
        <draw:frame draw:style-name="gr3" draw:text-style-name="P4" draw:layer="layout" svg:width="0.62cm" svg:height="0.564cm" svg:x="22.564cm" svg:y="19.561cm">
          <draw:text-box>
            <text:p text:style-name="P2"><text:span text:style-name="T2">1</text:span><text:span text:style-name="T2">1</text:span></text:p>
          </draw:text-box>
        </draw:frame>
        <draw:frame draw:style-name="gr5" draw:text-style-name="P6" draw:layer="layout" svg:width="9.413cm" svg:height="0.983cm" svg:x="0cm" svg:y="0.276cm">
          <draw:text-box>
            <text:p>11/SOL/ALG/NOC/1/A</text:p>
          </draw:text-box>
        </draw:frame>
      </draw:page>
      <draw:page draw:name="page13" draw:style-name="dp1" draw:master-page-name="master-page20">
        <draw:frame draw:style-name="gr2" draw:text-style-name="P3" draw:layer="layout" svg:width="12.241cm" svg:height="0.971cm" svg:x="5.927cm" svg:y="1.63cm">
          <draw:text-box>
            <text:p text:style-name="P2"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c</text:span><text:span text:style-name="T1">y</text:span><text:span text:style-name="T1"> </text:span><text:span text:style-name="T1">o</text:span><text:span text:style-name="T1">f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/text:p>
          </draw:text-box>
        </draw:frame>
        <draw:frame draw:style-name="gr4" draw:text-style-name="P5" draw:layer="layout" svg:width="22.303cm" svg:height="0.678cm" svg:x="1.542cm" svg:y="3.062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s</text:span><text:span text:style-name="T3">o</text:span><text:span text:style-name="T3">r</text:span><text:span text:style-name="T3">t</text:span><text:span text:style-name="T3"> </text:span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k</text:span><text:span text:style-name="T3">n</text:span><text:span text:style-name="T3">o</text:span><text:span text:style-name="T3">w</text:span><text:span text:style-name="T3">?</text:span><text:span text:style-name="T3"> </text:span><text:span text:style-name="T3">H</text:span><text:span text:style-name="T3">o</text:span><text:span text:style-name="T3">w</text:span><text:span text:style-name="T3"> </text:span><text:span text:style-name="T3">e</text:span><text:span text:style-name="T3">f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t</text:span><text:span text:style-name="T3"> </text:span><text:span text:style-name="T3">a</text:span><text:span text:style-name="T3">r</text:span><text:span text:style-name="T3">e</text:span></text:p>
          </draw:text-box>
        </draw:frame>
        <draw:frame draw:style-name="gr4" draw:text-style-name="P5" draw:layer="layout" svg:width="1.615cm" svg:height="0.678cm" svg:x="1.542cm" svg:y="3.731cm">
          <draw:text-box>
            <text:p text:style-name="P2"><text:span text:style-name="T3">t</text:span><text:span text:style-name="T3">h</text:span><text:span text:style-name="T3">e</text:span><text:span text:style-name="T3">y</text:span><text:span text:style-name="T3">?</text:span></text:p>
          </draw:text-box>
        </draw:frame>
        <draw:frame draw:style-name="gr4" draw:text-style-name="P5" draw:layer="layout" svg:width="10.628cm" svg:height="0.678cm" svg:x="1.542cm" svg:y="15.453cm">
          <draw:text-box>
            <text:p text:style-name="P2"><text:span text:style-name="T3">L</text:span><text:span text:style-name="T3">e</text:span><text:span text:style-name="T3">t</text:span><text:span text:style-name="T3">’</text:span><text:span text:style-name="T3">s</text:span><text:span text:style-name="T3"> </text:span><text:span text:style-name="T3">s</text:span><text:span text:style-name="T3">e</text:span><text:span text:style-name="T3">e</text:span><text:span text:style-name="T3"> </text:span><text:span text:style-name="T3">h</text:span><text:span text:style-name="T3">o</text:span><text:span text:style-name="T3">w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s</text:span><text:span text:style-name="T3">o</text:span><text:span text:style-name="T3">r</text:span><text:span text:style-name="T3">t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r</text:span><text:span text:style-name="T3">e</text:span><text:span text:style-name="T3">s</text:span><text:span text:style-name="T3">.</text:span></text:p>
          </draw:text-box>
        </draw:frame>
        <draw:frame draw:style-name="gr4" draw:text-style-name="P5" draw:layer="layout" svg:width="13.693cm" svg:height="0.678cm" svg:x="1.542cm" svg:y="16.651cm">
          <draw:text-box>
            <text:p text:style-name="P2"><text:span text:style-name="T3">W</text:span><text:span text:style-name="T3">i</text:span><text:span text:style-name="T3">t</text:span><text:span text:style-name="T3">h</text:span><text:span text:style-name="T3"> </text:span><text:span text:style-name="T3">l</text:span><text:span text:style-name="T3">o</text:span><text:span text:style-name="T3">o</text:span><text:span text:style-name="T3">p</text:span><text:span text:style-name="T3">s</text:span><text:span text:style-name="T3">,</text:span><text:span text:style-name="T3"> </text:span><text:span text:style-name="T3">w</text:span><text:span text:style-name="T3">e</text:span><text:span text:style-name="T3"> </text:span><text:span text:style-name="T3">k</text:span><text:span text:style-name="T3">n</text:span><text:span text:style-name="T3">o</text:span><text:span text:style-name="T3">w</text:span><text:span text:style-name="T3"> </text:span><text:span text:style-name="T3">h</text:span><text:span text:style-name="T3">o</text:span><text:span text:style-name="T3">w</text:span><text:span text:style-name="T3"> </text:span><text:span text:style-name="T3">t</text:span><text:span text:style-name="T3">o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z</text:span><text:span text:style-name="T3">e</text:span><text:span text:style-name="T3"> </text:span><text:span text:style-name="T3">e</text:span><text:span text:style-name="T3">f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c</text:span><text:span text:style-name="T3">y</text:span><text:span text:style-name="T3">.</text:span></text:p>
          </draw:text-box>
        </draw:frame>
        <draw:frame draw:style-name="gr4" draw:text-style-name="P5" draw:layer="layout" svg:width="7.846cm" svg:height="0.678cm" svg:x="15.978cm" svg:y="16.651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t</text:span><text:span text:style-name="T3">o</text:span><text:span text:style-name="T3"> </text:span><text:span text:style-name="T3">d</text:span><text:span text:style-name="T3">o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o</text:span><text:span text:style-name="T3">n</text:span><text:span text:style-name="T3">?</text:span></text:p>
          </draw:text-box>
        </draw:frame>
        <draw:frame draw:style-name="gr4" draw:text-style-name="P5" draw:layer="layout" svg:width="2.665cm" svg:height="0.678cm" svg:x="1.542cm" svg:y="17.845cm">
          <draw:text-box>
            <text:p text:style-name="P2"><text:span text:style-name="T5">S</text:span><text:span text:style-name="T5">t</text:span><text:span text:style-name="T5">r</text:span><text:span text:style-name="T5">a</text:span><text:span text:style-name="T5">t</text:span><text:span text:style-name="T5">e</text:span><text:span text:style-name="T5">g</text:span><text:span text:style-name="T5">y</text:span><text:span text:style-name="T5">:</text:span></text:p>
          </draw:text-box>
        </draw:frame>
        <draw:frame draw:style-name="gr4" draw:text-style-name="P5" draw:layer="layout" svg:width="6.763cm" svg:height="0.678cm" svg:x="4.866cm" svg:y="17.845cm">
          <draw:text-box>
            <text:p text:style-name="P2"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 </text:span><text:span text:style-name="T3">(</text:span><text:span text:style-name="T3">1</text:span><text:span text:style-name="T3">)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o</text:span><text:span text:style-name="T3">t</text:span><text:span text:style-name="T3">a</text:span><text:span text:style-name="T3">l</text:span></text:p>
          </draw:text-box>
        </draw:frame>
        <draw:frame draw:style-name="gr4" draw:text-style-name="P5" draw:layer="layout" svg:width="12.012cm" svg:height="0.678cm" svg:x="12.202cm" svg:y="17.845cm">
          <draw:text-box>
            <text:p text:style-name="P2"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c</text:span><text:span text:style-name="T3">a</text:span><text:span text:style-name="T3">l</text:span><text:span text:style-name="T3">l</text:span><text:span text:style-name="T3">s</text:span><text:span text:style-name="T3"> </text:span><text:span text:style-name="T3">t</text:span><text:span text:style-name="T3">o</text:span><text:span text:style-name="T4"> </text:span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3"> </text:span><text:span text:style-name="T3">a</text:span><text:span text:style-name="T3">n</text:span><text:span text:style-name="T3">d</text:span><text:span text:style-name="T3"> </text:span><text:span text:style-name="T3">(</text:span><text:span text:style-name="T3">2</text:span><text:span text:style-name="T3">)</text:span><text:span text:style-name="T3"> </text:span><text:span text:style-name="T3">t</text:span><text:span text:style-name="T3">h</text:span><text:span text:style-name="T3">e</text:span></text:p>
          </draw:text-box>
        </draw:frame>
        <draw:frame draw:style-name="gr4" draw:text-style-name="P5" draw:layer="layout" svg:width="3.854cm" svg:height="0.678cm" svg:x="1.542cm" svg:y="18.514cm">
          <draw:text-box>
            <text:p text:style-name="P2"><text:span text:style-name="T3">t</text:span><text:span text:style-name="T3">i</text:span><text:span text:style-name="T3">m</text:span><text:span text:style-name="T3">e</text:span><text:span text:style-name="T3"> </text:span><text:span text:style-name="T3">p</text:span><text:span text:style-name="T3">e</text:span><text:span text:style-name="T3">r</text:span><text:span text:style-name="T3"> </text:span><text:span text:style-name="T3">c</text:span><text:span text:style-name="T3">a</text:span><text:span text:style-name="T3">l</text:span><text:span text:style-name="T3">l</text:span><text:span text:style-name="T3">.</text:span></text:p>
          </draw:text-box>
        </draw:frame>
        <draw:frame draw:style-name="gr4" draw:text-style-name="P5" draw:layer="layout" svg:width="6.847cm" svg:height="0.678cm" svg:x="5.81cm" svg:y="18.514cm">
          <draw:text-box>
            <text:p text:style-name="P2"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y</text:span><text:span text:style-name="T3"> </text:span><text:span text:style-name="T3">t</text:span><text:span text:style-name="T3">h</text:span><text:span text:style-name="T3">e</text:span><text:span text:style-name="T3">m</text:span><text:span text:style-name="T3"> </text:span><text:span text:style-name="T3">t</text:span><text:span text:style-name="T3">o</text:span><text:span text:style-name="T3">g</text:span><text:span text:style-name="T3">e</text:span><text:span text:style-name="T3">t</text:span><text:span text:style-name="T3">h</text:span><text:span text:style-name="T3">e</text:span><text:span text:style-name="T3">r</text:span><text:span text:style-name="T3">.</text:span></text:p>
          </draw:text-box>
        </draw:frame>
        <draw:frame draw:style-name="gr3" draw:text-style-name="P4" draw:layer="layout" svg:width="0.62cm" svg:height="0.564cm" svg:x="22.564cm" svg:y="19.561cm">
          <draw:text-box>
            <text:p text:style-name="P2"><text:span text:style-name="T2">1</text:span><text:span text:style-name="T2">2</text:span></text:p>
          </draw:text-box>
        </draw:frame>
        <draw:frame draw:style-name="gr5" draw:text-style-name="P6" draw:layer="layout" svg:width="9.519cm" svg:height="0.983cm" svg:x="0.357cm" svg:y="0.403cm">
          <draw:text-box>
            <text:p>13/STR/COM/DEF/1/A</text:p>
          </draw:text-box>
        </draw:frame>
      </draw:page>
      <draw:page draw:name="page14" draw:style-name="dp1" draw:master-page-name="master-page20">
        <draw:frame draw:style-name="gr2" draw:text-style-name="P3" draw:layer="layout" svg:width="9.222cm" svg:height="0.971cm" svg:x="8.23cm" svg:y="1.63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text:span text:style-name="T1"> </text:span><text:span text:style-name="T1">o</text:span><text:span text:style-name="T1">f</text:span><text:span text:style-name="T9"> </text:span><text:span text:style-name="T9">m</text:span><text:span text:style-name="T9">e</text:span><text:span text:style-name="T9">r</text:span><text:span text:style-name="T9">g</text:span><text:span text:style-name="T9">e</text:span><text:span text:style-name="T9">S</text:span><text:span text:style-name="T9">o</text:span><text:span text:style-name="T9">r</text:span><text:span text:style-name="T9">t</text:span></text:p>
          </draw:text-box>
        </draw:frame>
        <draw:frame draw:style-name="gr4" draw:text-style-name="P5" draw:layer="layout" svg:width="4.722cm" svg:height="0.678cm" svg:x="1.542cm" svg:y="3.062cm">
          <draw:text-box>
            <text:p text:style-name="P2"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</text:span><text:span text:style-name="T3"> </text:span><text:span text:style-name="T3">w</text:span><text:span text:style-name="T3">e</text:span><text:span text:style-name="T3"> </text:span><text:span text:style-name="T3">c</text:span><text:span text:style-name="T3">a</text:span><text:span text:style-name="T3">l</text:span><text:span text:style-name="T3">l</text:span></text:p>
          </draw:text-box>
        </draw:frame>
        <draw:frame draw:style-name="gr4" draw:text-style-name="P5" draw:layer="layout" svg:width="10.488cm" svg:height="0.678cm" svg:x="6.534cm" svg:y="3.062cm">
          <draw:text-box>
            <text:p text:style-name="P2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8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.</text:span></text:p>
          </draw:text-box>
        </draw:frame>
        <draw:frame draw:style-name="gr4" draw:text-style-name="P5" draw:layer="layout" svg:width="4.536cm" svg:height="0.678cm" svg:x="17.349cm" svg:y="3.062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h</text:span><text:span text:style-name="T3">a</text:span><text:span text:style-name="T3">p</text:span><text:span text:style-name="T3">p</text:span><text:span text:style-name="T3">e</text:span><text:span text:style-name="T3">n</text:span><text:span text:style-name="T3">s</text:span><text:span text:style-name="T3">?</text:span></text:p>
          </draw:text-box>
        </draw:frame>
        <draw:line draw:style-name="gr6" draw:text-style-name="P1" draw:layer="layout" svg:x1="6.164cm" svg:y1="10.673cm" svg:x2="5.244cm" svg:y2="12.972cm">
          <text:p/>
        </draw:line>
        <draw:polyline draw:style-name="gr6" draw:text-style-name="P1" draw:layer="layout" svg:width="0.173cm" svg:height="0.293cm" svg:x="5.244cm" svg:y="12.678cm" svg:viewBox="0 0 174 294" draw:points="174,53 0,294 41,0">
          <text:p/>
        </draw:polyline>
        <draw:line draw:style-name="gr6" draw:text-style-name="P1" draw:layer="layout" svg:x1="6.163cm" svg:y1="10.673cm" svg:x2="7.083cm" svg:y2="12.972cm">
          <text:p/>
        </draw:line>
        <draw:polyline draw:style-name="gr6" draw:text-style-name="P1" draw:layer="layout" svg:width="0.173cm" svg:height="0.293cm" svg:x="6.909cm" svg:y="12.678cm" svg:viewBox="0 0 174 294" draw:points="134,0 174,294 0,53">
          <text:p/>
        </draw:polyline>
        <draw:line draw:style-name="gr6" draw:text-style-name="P1" draw:layer="layout" svg:x1="19.95cm" svg:y1="10.673cm" svg:x2="19.03cm" svg:y2="12.972cm">
          <text:p/>
        </draw:line>
        <draw:polyline draw:style-name="gr6" draw:text-style-name="P1" draw:layer="layout" svg:width="0.173cm" svg:height="0.293cm" svg:x="19.03cm" svg:y="12.678cm" svg:viewBox="0 0 174 294" draw:points="174,53 0,294 40,0">
          <text:p/>
        </draw:polyline>
        <draw:line draw:style-name="gr6" draw:text-style-name="P1" draw:layer="layout" svg:x1="19.949cm" svg:y1="10.673cm" svg:x2="20.869cm" svg:y2="12.972cm">
          <text:p/>
        </draw:line>
        <draw:polyline draw:style-name="gr6" draw:text-style-name="P1" draw:layer="layout" svg:width="0.173cm" svg:height="0.293cm" svg:x="20.695cm" svg:y="12.678cm" svg:viewBox="0 0 174 294" draw:points="133,0 174,294 0,53">
          <text:p/>
        </draw:polyline>
        <draw:line draw:style-name="gr6" draw:text-style-name="P1" draw:layer="layout" svg:x1="15.355cm" svg:y1="10.673cm" svg:x2="14.434cm" svg:y2="12.972cm">
          <text:p/>
        </draw:line>
        <draw:polyline draw:style-name="gr6" draw:text-style-name="P1" draw:layer="layout" svg:width="0.174cm" svg:height="0.293cm" svg:x="14.434cm" svg:y="12.678cm" svg:viewBox="0 0 175 294" draw:points="175,53 0,294 42,0">
          <text:p/>
        </draw:polyline>
        <draw:line draw:style-name="gr6" draw:text-style-name="P1" draw:layer="layout" svg:x1="15.354cm" svg:y1="10.673cm" svg:x2="16.274cm" svg:y2="12.972cm">
          <text:p/>
        </draw:line>
        <draw:polyline draw:style-name="gr6" draw:text-style-name="P1" draw:layer="layout" svg:width="0.174cm" svg:height="0.293cm" svg:x="16.099cm" svg:y="12.678cm" svg:viewBox="0 0 175 294" draw:points="135,0 175,294 0,53">
          <text:p/>
        </draw:polyline>
        <draw:line draw:style-name="gr6" draw:text-style-name="P1" draw:layer="layout" svg:x1="10.759cm" svg:y1="10.673cm" svg:x2="9.839cm" svg:y2="12.972cm">
          <text:p/>
        </draw:line>
        <draw:polyline draw:style-name="gr6" draw:text-style-name="P1" draw:layer="layout" svg:width="0.174cm" svg:height="0.293cm" svg:x="9.839cm" svg:y="12.678cm" svg:viewBox="0 0 175 294" draw:points="175,53 0,294 40,0">
          <text:p/>
        </draw:polyline>
        <draw:line draw:style-name="gr6" draw:text-style-name="P1" draw:layer="layout" svg:x1="10.758cm" svg:y1="10.673cm" svg:x2="11.678cm" svg:y2="12.972cm">
          <text:p/>
        </draw:line>
        <draw:polyline draw:style-name="gr6" draw:text-style-name="P1" draw:layer="layout" svg:width="0.173cm" svg:height="0.293cm" svg:x="11.504cm" svg:y="12.678cm" svg:viewBox="0 0 174 294" draw:points="134,0 174,294 0,53">
          <text:p/>
        </draw:polyline>
        <draw:line draw:style-name="gr6" draw:text-style-name="P1" draw:layer="layout" svg:x1="8.462cm" svg:y1="7.916cm" svg:x2="6.623cm" svg:y2="9.755cm">
          <text:p/>
        </draw:line>
        <draw:polyline draw:style-name="gr6" draw:text-style-name="P1" draw:layer="layout" svg:width="0.253cm" svg:height="0.254cm" svg:x="6.623cm" svg:y="9.5cm" svg:viewBox="0 0 254 255" draw:points="254,102 0,255 153,0">
          <text:p/>
        </draw:polyline>
        <draw:line draw:style-name="gr6" draw:text-style-name="P1" draw:layer="layout" svg:x1="8.461cm" svg:y1="7.916cm" svg:x2="10.3cm" svg:y2="9.755cm">
          <text:p/>
        </draw:line>
        <draw:polyline draw:style-name="gr6" draw:text-style-name="P1" draw:layer="layout" svg:width="0.254cm" svg:height="0.254cm" svg:x="10.045cm" svg:y="9.5cm" svg:viewBox="0 0 255 255" draw:points="101,0 255,255 0,102">
          <text:p/>
        </draw:polyline>
        <draw:line draw:style-name="gr6" draw:text-style-name="P1" draw:layer="layout" svg:x1="17.652cm" svg:y1="7.916cm" svg:x2="15.813cm" svg:y2="9.755cm">
          <text:p/>
        </draw:line>
        <draw:polyline draw:style-name="gr6" draw:text-style-name="P1" draw:layer="layout" svg:width="0.254cm" svg:height="0.254cm" svg:x="15.813cm" svg:y="9.5cm" svg:viewBox="0 0 255 255" draw:points="255,102 0,255 152,0">
          <text:p/>
        </draw:polyline>
        <draw:line draw:style-name="gr6" draw:text-style-name="P1" draw:layer="layout" svg:x1="17.651cm" svg:y1="7.916cm" svg:x2="19.49cm" svg:y2="9.755cm">
          <text:p/>
        </draw:line>
        <draw:polyline draw:style-name="gr6" draw:text-style-name="P1" draw:layer="layout" svg:width="0.254cm" svg:height="0.254cm" svg:x="19.235cm" svg:y="9.5cm" svg:viewBox="0 0 255 255" draw:points="102,0 255,255 0,102">
          <text:p/>
        </draw:polyline>
        <draw:line draw:style-name="gr6" draw:text-style-name="P1" draw:layer="layout" svg:x1="12.597cm" svg:y1="5.159cm" svg:x2="8.92cm" svg:y2="6.998cm">
          <text:p/>
        </draw:line>
        <draw:polyline draw:style-name="gr6" draw:text-style-name="P1" draw:layer="layout" svg:width="0.289cm" svg:height="0.193cm" svg:x="8.92cm" svg:y="6.804cm" svg:viewBox="0 0 290 194" draw:points="290,130 0,194 226,0">
          <text:p/>
        </draw:polyline>
        <draw:line draw:style-name="gr6" draw:text-style-name="P1" draw:layer="layout" svg:x1="12.596cm" svg:y1="5.159cm" svg:x2="16.733cm" svg:y2="6.998cm">
          <text:p/>
        </draw:line>
        <draw:polyline draw:style-name="gr6" draw:text-style-name="P1" draw:layer="layout" svg:width="0.291cm" svg:height="0.182cm" svg:x="16.441cm" svg:y="6.815cm" svg:viewBox="0 0 292 183" draw:points="59,0 292,183 0,132">
          <text:p/>
        </draw:polyline>
        <draw:frame draw:style-name="gr7" draw:text-style-name="P7" draw:layer="layout" svg:width="1.767cm" svg:height="0.688cm" svg:x="12.137cm" svg:y="4.46cm">
          <draw:text-box>
            <text:p text:style-name="P2"><text:span text:style-name="T10">m</text:span><text:span text:style-name="T10">s</text:span><text:span text:style-name="T10">(</text:span><text:span text:style-name="T10">8</text:span><text:span text:style-name="T10">)</text:span></text:p>
          </draw:text-box>
        </draw:frame>
        <draw:frame draw:style-name="gr7" draw:text-style-name="P7" draw:layer="layout" svg:width="1.767cm" svg:height="0.688cm" svg:x="5.244cm" svg:y="9.975cm">
          <draw:text-box>
            <text:p text:style-name="P2"><text:span text:style-name="T10">m</text:span><text:span text:style-name="T10">s</text:span><text:span text:style-name="T10">(</text:span><text:span text:style-name="T10">2</text:span><text:span text:style-name="T10">)</text:span></text:p>
          </draw:text-box>
        </draw:frame>
        <draw:frame draw:style-name="gr7" draw:text-style-name="P7" draw:layer="layout" svg:width="1.767cm" svg:height="0.688cm" svg:x="9.84cm" svg:y="9.975cm">
          <draw:text-box>
            <text:p text:style-name="P2"><text:span text:style-name="T10">m</text:span><text:span text:style-name="T10">s</text:span><text:span text:style-name="T10">(</text:span><text:span text:style-name="T10">2</text:span><text:span text:style-name="T10">)</text:span></text:p>
          </draw:text-box>
        </draw:frame>
        <draw:frame draw:style-name="gr7" draw:text-style-name="P7" draw:layer="layout" svg:width="1.767cm" svg:height="0.688cm" svg:x="14.435cm" svg:y="9.975cm">
          <draw:text-box>
            <text:p text:style-name="P2"><text:span text:style-name="T10">m</text:span><text:span text:style-name="T10">s</text:span><text:span text:style-name="T10">(</text:span><text:span text:style-name="T10">2</text:span><text:span text:style-name="T10">)</text:span></text:p>
          </draw:text-box>
        </draw:frame>
        <draw:frame draw:style-name="gr7" draw:text-style-name="P7" draw:layer="layout" svg:width="1.767cm" svg:height="0.688cm" svg:x="19.03cm" svg:y="9.975cm">
          <draw:text-box>
            <text:p text:style-name="P2"><text:span text:style-name="T10">m</text:span><text:span text:style-name="T10">s</text:span><text:span text:style-name="T10">(</text:span><text:span text:style-name="T10">2</text:span><text:span text:style-name="T10">)</text:span></text:p>
          </draw:text-box>
        </draw:frame>
        <draw:frame draw:style-name="gr7" draw:text-style-name="P7" draw:layer="layout" svg:width="1.767cm" svg:height="0.688cm" svg:x="7.542cm" svg:y="7.218cm">
          <draw:text-box>
            <text:p text:style-name="P2"><text:span text:style-name="T10">m</text:span><text:span text:style-name="T10">s</text:span><text:span text:style-name="T10">(</text:span><text:span text:style-name="T10">4</text:span><text:span text:style-name="T10">)</text:span></text:p>
          </draw:text-box>
        </draw:frame>
        <draw:frame draw:style-name="gr7" draw:text-style-name="P7" draw:layer="layout" svg:width="1.767cm" svg:height="0.688cm" svg:x="17.192cm" svg:y="7.218cm">
          <draw:text-box>
            <text:p text:style-name="P2"><text:span text:style-name="T10">m</text:span><text:span text:style-name="T10">s</text:span><text:span text:style-name="T10">(</text:span><text:span text:style-name="T10">4</text:span><text:span text:style-name="T10">)</text:span></text:p>
          </draw:text-box>
        </draw:frame>
        <draw:frame draw:style-name="gr7" draw:text-style-name="P7" draw:layer="layout" svg:width="1.767cm" svg:height="0.688cm" svg:x="3.866cm" svg:y="13.191cm">
          <draw:text-box>
            <text:p text:style-name="P2"><text:span text:style-name="T10">m</text:span><text:span text:style-name="T10">s</text:span><text:span text:style-name="T10">(</text:span><text:span text:style-name="T10">1</text:span><text:span text:style-name="T10">)</text:span></text:p>
          </draw:text-box>
        </draw:frame>
        <draw:frame draw:style-name="gr7" draw:text-style-name="P7" draw:layer="layout" svg:width="1.767cm" svg:height="0.688cm" svg:x="13.516cm" svg:y="13.191cm">
          <draw:text-box>
            <text:p text:style-name="P2"><text:span text:style-name="T10">m</text:span><text:span text:style-name="T10">s</text:span><text:span text:style-name="T10">(</text:span><text:span text:style-name="T10">1</text:span><text:span text:style-name="T10">)</text:span></text:p>
          </draw:text-box>
        </draw:frame>
        <draw:frame draw:style-name="gr7" draw:text-style-name="P7" draw:layer="layout" svg:width="1.767cm" svg:height="0.688cm" svg:x="15.814cm" svg:y="13.191cm">
          <draw:text-box>
            <text:p text:style-name="P2"><text:span text:style-name="T10">m</text:span><text:span text:style-name="T10">s</text:span><text:span text:style-name="T10">(</text:span><text:span text:style-name="T10">1</text:span><text:span text:style-name="T10">)</text:span></text:p>
          </draw:text-box>
        </draw:frame>
        <draw:frame draw:style-name="gr7" draw:text-style-name="P7" draw:layer="layout" svg:width="1.767cm" svg:height="0.688cm" svg:x="18.111cm" svg:y="13.191cm">
          <draw:text-box>
            <text:p text:style-name="P2"><text:span text:style-name="T10">m</text:span><text:span text:style-name="T10">s</text:span><text:span text:style-name="T10">(</text:span><text:span text:style-name="T10">1</text:span><text:span text:style-name="T10">)</text:span></text:p>
          </draw:text-box>
        </draw:frame>
        <draw:frame draw:style-name="gr7" draw:text-style-name="P7" draw:layer="layout" svg:width="1.767cm" svg:height="0.688cm" svg:x="20.409cm" svg:y="13.191cm">
          <draw:text-box>
            <text:p text:style-name="P2"><text:span text:style-name="T10">m</text:span><text:span text:style-name="T10">s</text:span><text:span text:style-name="T10">(</text:span><text:span text:style-name="T10">1</text:span><text:span text:style-name="T10">)</text:span></text:p>
          </draw:text-box>
        </draw:frame>
        <draw:frame draw:style-name="gr7" draw:text-style-name="P7" draw:layer="layout" svg:width="1.767cm" svg:height="0.688cm" svg:x="6.163cm" svg:y="13.191cm">
          <draw:text-box>
            <text:p text:style-name="P2"><text:span text:style-name="T10">m</text:span><text:span text:style-name="T10">s</text:span><text:span text:style-name="T10">(</text:span><text:span text:style-name="T10">1</text:span><text:span text:style-name="T10">)</text:span></text:p>
          </draw:text-box>
        </draw:frame>
        <draw:frame draw:style-name="gr7" draw:text-style-name="P7" draw:layer="layout" svg:width="1.767cm" svg:height="0.688cm" svg:x="8.921cm" svg:y="13.191cm">
          <draw:text-box>
            <text:p text:style-name="P2"><text:span text:style-name="T10">m</text:span><text:span text:style-name="T10">s</text:span><text:span text:style-name="T10">(</text:span><text:span text:style-name="T10">1</text:span><text:span text:style-name="T10">)</text:span></text:p>
          </draw:text-box>
        </draw:frame>
        <draw:frame draw:style-name="gr7" draw:text-style-name="P7" draw:layer="layout" svg:width="1.767cm" svg:height="0.688cm" svg:x="11.218cm" svg:y="13.191cm">
          <draw:text-box>
            <text:p text:style-name="P2"><text:span text:style-name="T10">m</text:span><text:span text:style-name="T10">s</text:span><text:span text:style-name="T10">(</text:span><text:span text:style-name="T10">1</text:span><text:span text:style-name="T10">)</text:span></text:p>
          </draw:text-box>
        </draw:frame>
        <draw:frame draw:style-name="gr4" draw:text-style-name="P5" draw:layer="layout" svg:width="17.147cm" svg:height="0.678cm" svg:x="1.542cm" svg:y="14.581cm">
          <draw:text-box>
            <text:p text:style-name="P2"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n</text:span><text:span text:style-name="T3">o</text:span><text:span text:style-name="T3">t</text:span><text:span text:style-name="T3">i</text:span><text:span text:style-name="T3">c</text:span><text:span text:style-name="T3">e</text:span><text:span text:style-name="T3"> </text:span><text:span text:style-name="T3">a</text:span><text:span text:style-name="T3">n</text:span><text:span text:style-name="T3">y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a</text:span><text:span text:style-name="T3">b</text:span><text:span text:style-name="T3">o</text:span><text:span text:style-name="T3">u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o</text:span><text:span text:style-name="T3">w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o</text:span><text:span text:style-name="T3">f</text:span><text:span text:style-name="T3"> </text:span><text:span text:style-name="T3">c</text:span><text:span text:style-name="T3">a</text:span><text:span text:style-name="T3">l</text:span><text:span text:style-name="T3">l</text:span><text:span text:style-name="T3">s</text:span><text:span text:style-name="T3">?</text:span></text:p>
          </draw:text-box>
        </draw:frame>
        <draw:frame draw:style-name="gr3" draw:text-style-name="P4" draw:layer="layout" svg:width="0.62cm" svg:height="0.564cm" svg:x="22.564cm" svg:y="19.561cm">
          <draw:text-box>
            <text:p text:style-name="P2"><text:span text:style-name="T2">1</text:span><text:span text:style-name="T2">3</text:span></text:p>
          </draw:text-box>
        </draw:frame>
        <draw:frame draw:style-name="gr5" draw:text-style-name="P6" draw:layer="layout" svg:width="8.854cm" svg:height="0.983cm" svg:x="0.611cm" svg:y="0.403cm">
          <draw:text-box>
            <text:p>14/SOL/ALG/VIS/1/A</text:p>
          </draw:text-box>
        </draw:frame>
      </draw:page>
      <draw:page draw:name="page15" draw:style-name="dp1" draw:master-page-name="master-page20">
        <draw:frame draw:style-name="gr2" draw:text-style-name="P3" draw:layer="layout" svg:width="9.222cm" svg:height="0.971cm" svg:x="8.23cm" svg:y="1.63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text:span text:style-name="T1"> </text:span><text:span text:style-name="T1">o</text:span><text:span text:style-name="T1">f</text:span><text:span text:style-name="T9"> </text:span><text:span text:style-name="T9">m</text:span><text:span text:style-name="T9">e</text:span><text:span text:style-name="T9">r</text:span><text:span text:style-name="T9">g</text:span><text:span text:style-name="T9">e</text:span><text:span text:style-name="T9">S</text:span><text:span text:style-name="T9">o</text:span><text:span text:style-name="T9">r</text:span><text:span text:style-name="T9">t</text:span></text:p>
          </draw:text-box>
        </draw:frame>
        <draw:frame draw:style-name="gr4" draw:text-style-name="P5" draw:layer="layout" svg:width="21.922cm" svg:height="0.678cm" svg:x="1.542cm" svg:y="3.062cm">
          <draw:text-box>
            <text:p text:style-name="P2"><text:span text:style-name="T3">H</text:span><text:span text:style-name="T3">o</text:span><text:span text:style-name="T3">w</text:span><text:span text:style-name="T3"> </text:span><text:span text:style-name="T3">m</text:span><text:span text:style-name="T3">u</text:span><text:span text:style-name="T3">c</text:span><text:span text:style-name="T3">h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i</text:span><text:span text:style-name="T3">s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l</text:span><text:span text:style-name="T3">i</text:span><text:span text:style-name="T3">s</text:span><text:span text:style-name="T3">t</text:span><text:span text:style-name="T3">s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o</text:span><text:span text:style-name="T3">n</text:span><text:span text:style-name="T3">e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o</text:span><text:span text:style-name="T3">t</text:span><text:span text:style-name="T3">a</text:span><text:span text:style-name="T3">l</text:span></text:p>
          </draw:text-box>
        </draw:frame>
        <draw:frame draw:style-name="gr4" draw:text-style-name="P5" draw:layer="layout" svg:width="1.932cm" svg:height="0.678cm" svg:x="1.542cm" svg:y="3.731cm">
          <draw:text-box>
            <text:p text:style-name="P2"><text:span text:style-name="T3">s</text:span><text:span text:style-name="T3">i</text:span><text:span text:style-name="T3">z</text:span><text:span text:style-name="T3">e</text:span><text:span text:style-name="T8"> </text:span><text:span text:style-name="T8">s</text:span><text:span text:style-name="T3">?</text:span></text:p>
          </draw:text-box>
        </draw:frame>
        <draw:frame draw:style-name="gr4" draw:text-style-name="P5" draw:layer="layout" svg:width="7.669cm" svg:height="0.678cm" svg:x="1.542cm" svg:y="4.925cm">
          <draw:text-box>
            <text:p text:style-name="P2"><text:span text:style-name="T3">S</text:span><text:span text:style-name="T3">o</text:span><text:span text:style-name="T3"> </text:span><text:span text:style-name="T3">h</text:span><text:span text:style-name="T3">o</text:span><text:span text:style-name="T3">w</text:span><text:span text:style-name="T3"> </text:span><text:span text:style-name="T3">m</text:span><text:span text:style-name="T3">u</text:span><text:span text:style-name="T3">c</text:span><text:span text:style-name="T3">h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o</text:span><text:span text:style-name="T3">t</text:span><text:span text:style-name="T3">a</text:span><text:span text:style-name="T3">l</text:span></text:p>
          </draw:text-box>
        </draw:frame>
        <draw:frame draw:style-name="gr4" draw:text-style-name="P5" draw:layer="layout" svg:width="4.963cm" svg:height="0.678cm" svg:x="9.855cm" svg:y="4.925cm">
          <draw:text-box>
            <text:p text:style-name="P2"><text:span text:style-name="T3">i</text:span><text:span text:style-name="T3">s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d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l</text:span><text:span text:style-name="T3">l</text:span></text:p>
          </draw:text-box>
        </draw:frame>
        <draw:frame draw:style-name="gr4" draw:text-style-name="P5" draw:layer="layout" svg:width="9.023cm" svg:height="0.678cm" svg:x="15.158cm" svg:y="4.925cm">
          <draw:text-box>
            <text:p text:style-name="P2"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y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r</text:span><text:span text:style-name="T3">o</text:span><text:span text:style-name="T3">w</text:span><text:span text:style-name="T3">?</text:span></text:p>
          </draw:text-box>
        </draw:frame>
        <draw:frame draw:style-name="gr4" draw:text-style-name="P5" draw:layer="layout" svg:width="7.834cm" svg:height="0.678cm" svg:x="1.542cm" svg:y="5.594cm">
          <draw:text-box>
            <text:p text:style-name="P2"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r</text:span><text:span text:style-name="T3">o</text:span><text:span text:style-name="T3">w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?</text:span></text:p>
          </draw:text-box>
        </draw:frame>
        <draw:frame draw:style-name="gr4" draw:text-style-name="P5" draw:layer="layout" svg:width="5.666cm" svg:height="0.678cm" svg:x="1.542cm" svg:y="6.788cm">
          <draw:text-box>
            <text:p text:style-name="P2"><text:span text:style-name="T3">S</text:span><text:span text:style-name="T3">o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o</text:span><text:span text:style-name="T3">t</text:span><text:span text:style-name="T3">a</text:span><text:span text:style-name="T3">l</text:span></text:p>
          </draw:text-box>
        </draw:frame>
        <draw:frame draw:style-name="gr4" draw:text-style-name="P5" draw:layer="layout" svg:width="7.448cm" svg:height="0.678cm" svg:x="7.77cm" svg:y="6.788cm">
          <draw:text-box>
            <text:p text:style-name="P2"><text:span text:style-name="T3">a</text:span><text:span text:style-name="T3">m</text:span><text:span text:style-name="T3">o</text:span><text:span text:style-name="T3">u</text:span><text:span text:style-name="T3">n</text:span><text:span text:style-name="T3">t</text:span><text:span text:style-name="T3"> </text:span><text:span text:style-name="T3">o</text:span><text:span text:style-name="T3">f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d</text:span><text:span text:style-name="T3">?</text:span></text:p>
          </draw:text-box>
        </draw:frame>
        <draw:frame draw:style-name="gr4" draw:text-style-name="P5" draw:layer="layout" svg:width="2.627cm" svg:height="0.678cm" svg:x="1.542cm" svg:y="7.981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18.455cm" svg:height="0.678cm" svg:x="4.862cm" svg:y="7.981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i</text:span><text:span text:style-name="T3">t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d</text:span><text:span text:style-name="T3"> </text:span><text:span text:style-name="T3">f</text:span><text:span text:style-name="T3">o</text:span><text:span text:style-name="T3">r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s</text:span><text:span text:style-name="T3">o</text:span><text:span text:style-name="T3">r</text:span><text:span text:style-name="T3">t</text:span><text:span text:style-name="T3"> </text:span><text:span text:style-name="T3">i</text:span><text:span text:style-name="T3">f</text:span></text:p>
          </draw:text-box>
        </draw:frame>
        <draw:frame draw:style-name="gr4" draw:text-style-name="P5" draw:layer="layout" svg:width="12.321cm" svg:height="0.678cm" svg:x="1.542cm" svg:y="8.65cm">
          <draw:text-box>
            <text:p text:style-name="P2"><text:span text:style-name="T3">w</text:span><text:span text:style-name="T3">e</text:span><text:span text:style-name="T3"> </text:span><text:span text:style-name="T3">s</text:span><text:span text:style-name="T3">p</text:span><text:span text:style-name="T3">l</text:span><text:span text:style-name="T3">i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3</text:span><text:span text:style-name="T3"> </text:span><text:span text:style-name="T3">p</text:span><text:span text:style-name="T3">i</text:span><text:span text:style-name="T3">e</text:span><text:span text:style-name="T3">c</text:span><text:span text:style-name="T3">e</text:span><text:span text:style-name="T3">s</text:span><text:span text:style-name="T3"> </text:span><text:span text:style-name="T3">i</text:span><text:span text:style-name="T3">n</text:span><text:span text:style-name="T3">s</text:span><text:span text:style-name="T3">t</text:span><text:span text:style-name="T3">e</text:span><text:span text:style-name="T3">a</text:span><text:span text:style-name="T3">d</text:span><text:span text:style-name="T3"> </text:span><text:span text:style-name="T3">o</text:span><text:span text:style-name="T3">f</text:span><text:span text:style-name="T3"> </text:span><text:span text:style-name="T3">2</text:span><text:span text:style-name="T3">?</text:span></text:p>
          </draw:text-box>
        </draw:frame>
        <draw:frame draw:style-name="gr4" draw:text-style-name="P5" draw:layer="layout" svg:width="2.627cm" svg:height="0.678cm" svg:x="1.542cm" svg:y="9.844cm">
          <draw:text-box>
            <text:p text:style-name="P2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s</text:span><text:span text:style-name="T5">e</text:span><text:span text:style-name="T5">:</text:span></text:p>
          </draw:text-box>
        </draw:frame>
        <draw:frame draw:style-name="gr4" draw:text-style-name="P5" draw:layer="layout" svg:width="17.879cm" svg:height="0.678cm" svg:x="4.951cm" svg:y="9.844cm">
          <draw:text-box>
            <text:p text:style-name="P2"><text:span text:style-name="T3">H</text:span><text:span text:style-name="T3">o</text:span><text:span text:style-name="T3">w</text:span><text:span text:style-name="T3"> </text:span><text:span text:style-name="T3">m</text:span><text:span text:style-name="T3">u</text:span><text:span text:style-name="T3">c</text:span><text:span text:style-name="T3">h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a</text:span><text:span text:style-name="T3"> </text:span><text:span text:style-name="T3">(</text:span><text:span text:style-name="T3">g</text:span><text:span text:style-name="T3">o</text:span><text:span text:style-name="T3">o</text:span><text:span text:style-name="T3">d</text:span><text:span text:style-name="T3"> </text:span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)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s</text:span><text:span text:style-name="T3">o</text:span><text:span text:style-name="T3">r</text:span><text:span text:style-name="T3">t</text:span><text:span text:style-name="T3"> </text:span><text:span text:style-name="T3">t</text:span><text:span text:style-name="T3">a</text:span><text:span text:style-name="T3">k</text:span><text:span text:style-name="T3">e</text:span><text:span text:style-name="T3"> </text:span><text:span text:style-name="T3">f</text:span><text:span text:style-name="T3">o</text:span><text:span text:style-name="T3">r</text:span></text:p>
          </draw:text-box>
        </draw:frame>
        <draw:frame draw:style-name="gr4" draw:text-style-name="P5" draw:layer="layout" svg:width="3.397cm" svg:height="0.678cm" svg:x="1.542cm" svg:y="10.513cm">
          <draw:text-box>
            <text:p text:style-name="P2"><text:span text:style-name="T3">l</text:span><text:span text:style-name="T3">i</text:span><text:span text:style-name="T3">n</text:span><text:span text:style-name="T3">k</text:span><text:span text:style-name="T3">e</text:span><text:span text:style-name="T3">d</text:span><text:span text:style-name="T3"> </text:span><text:span text:style-name="T3">l</text:span><text:span text:style-name="T3">i</text:span><text:span text:style-name="T3">s</text:span><text:span text:style-name="T3">t</text:span><text:span text:style-name="T3">s</text:span><text:span text:style-name="T3">?</text:span></text:p>
          </draw:text-box>
        </draw:frame>
        <draw:frame draw:style-name="gr3" draw:text-style-name="P4" draw:layer="layout" svg:width="0.62cm" svg:height="0.564cm" svg:x="22.564cm" svg:y="19.561cm">
          <draw:text-box>
            <text:p text:style-name="P2"><text:span text:style-name="T2">1</text:span><text:span text:style-name="T2">4</text:span></text:p>
          </draw:text-box>
        </draw:frame>
        <draw:frame draw:style-name="gr5" draw:text-style-name="P6" draw:layer="layout" svg:width="9.773cm" svg:height="0.983cm" svg:x="0cm" svg:y="0.276cm">
          <draw:text-box>
            <text:p>15/SOL/COM/NOC/1/A</text:p>
          </draw:text-box>
        </draw:frame>
      </draw:page>
      <draw:page draw:name="page16" draw:style-name="dp1" draw:master-page-name="master-page20">
        <draw:frame draw:style-name="gr2" draw:text-style-name="P3" draw:layer="layout" svg:width="11.466cm" svg:height="0.971cm" svg:x="6.503cm" svg:y="1.63cm">
          <draw:text-box>
            <text:p text:style-name="P2"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s</text:span><text:span text:style-name="T1">o</text:span><text:span text:style-name="T1">r</text:span><text:span text:style-name="T1">t</text:span><text:span text:style-name="T1">s</text:span></text:p>
          </draw:text-box>
        </draw:frame>
        <draw:frame draw:style-name="gr4" draw:text-style-name="P5" draw:layer="layout" svg:width="7.986cm" svg:height="0.678cm" svg:x="1.542cm" svg:y="3.062cm">
          <draw:text-box>
            <text:p text:style-name="P2"><text:span text:style-name="T3">Many familiar </text:span><text:span text:style-name="T3">sorts are</text:span><text:span text:style-name="T8"> O</text:span><text:span text:style-name="T3">(</text:span><text:span text:style-name="T8">n</text:span></text:p>
          </draw:text-box>
        </draw:frame>
        <draw:frame draw:style-name="gr8" draw:text-style-name="P8" draw:layer="layout" svg:width="0.421cm" svg:height="0.488cm" svg:x="9.775cm" svg:y="3.004cm">
          <draw:text-box>
            <text:p text:style-name="P2"><text:span text:style-name="T11">2</text:span></text:p>
          </draw:text-box>
        </draw:frame>
        <draw:frame draw:style-name="gr4" draw:text-style-name="P5" draw:layer="layout" svg:width="8.638cm" svg:height="0.678cm" svg:x="10.055cm" svg:y="3.062cm">
          <draw:text-box>
            <text:p text:style-name="P2"><text:span text:style-name="T3">) in the worst </text:span><text:span text:style-name="T3">case, </text:span><text:span text:style-name="T3">including:</text:span></text:p>
          </draw:text-box>
        </draw:frame>
        <draw:frame draw:style-name="gr4" draw:text-style-name="P5" draw:layer="layout" svg:width="11.872cm" svg:height="0.678cm" svg:x="2.812cm" svg:y="3.731cm">
          <draw:text-box>
            <text:p text:style-name="P2"><text:span text:style-name="T3">b</text:span><text:span text:style-name="T3">u</text:span><text:span text:style-name="T3">b</text:span><text:span text:style-name="T3">b</text:span><text:span text:style-name="T3">l</text:span><text:span text:style-name="T3">e</text:span><text:span text:style-name="T3"> </text:span><text:span text:style-name="T3">s</text:span><text:span text:style-name="T3">o</text:span><text:span text:style-name="T3">r</text:span><text:span text:style-name="T3">t</text:span><text:span text:style-name="T3">,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o</text:span><text:span text:style-name="T3">r</text:span><text:span text:style-name="T3">t</text:span><text:span text:style-name="T3">, 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o</text:span><text:span text:style-name="T3">r</text:span><text:span text:style-name="T3">t</text:span></text:p>
          </draw:text-box>
        </draw:frame>
        <draw:frame draw:style-name="gr4" draw:text-style-name="P5" draw:layer="layout" svg:width="23.167cm" svg:height="0.678cm" svg:x="1.542cm" svg:y="4.925cm">
          <draw:text-box>
            <text:p text:style-name="P2"><text:span text:style-name="T3">Some </text:span><text:span text:style-name="T3">other </text:span><text:span text:style-name="T3">sorts are</text:span><text:span text:style-name="T8"> </text:span><text:span text:style-name="T8">O</text:span><text:span text:style-name="T3">(</text:span><text:span text:style-name="T8">n</text:span><text:span text:style-name="T3"> log</text:span><text:span text:style-name="T8"> </text:span><text:span text:style-name="T8">n</text:span><text:span text:style-name="T3">) in the </text:span><text:span text:style-name="T3">worst </text:span><text:span text:style-name="T3">case </text:span><text:span text:style-name="T3">(like </text:span><text:span text:style-name="T3">mergeso</text:span><text:span text:style-name="T3">rt), for </text:span><text:span text:style-name="T3">example</text:span></text:p>
          </draw:text-box>
        </draw:frame>
        <draw:frame draw:style-name="gr4" draw:text-style-name="P5" draw:layer="layout" svg:width="2.965cm" svg:height="0.678cm" svg:x="1.542cm" svg:y="5.594cm">
          <draw:text-box>
            <text:p text:style-name="P2"><text:span text:style-name="T3">h</text:span><text:span text:style-name="T3">e</text:span><text:span text:style-name="T3">a</text:span><text:span text:style-name="T3">p</text:span><text:span text:style-name="T3"> </text:span><text:span text:style-name="T3">s</text:span><text:span text:style-name="T3">o</text:span><text:span text:style-name="T3">r</text:span><text:span text:style-name="T3">t</text:span><text:span text:style-name="T3">.</text:span></text:p>
          </draw:text-box>
        </draw:frame>
        <draw:frame draw:style-name="gr4" draw:text-style-name="P5" draw:layer="layout" svg:width="9.328cm" svg:height="0.678cm" svg:x="1.542cm" svg:y="6.788cm">
          <draw:text-box>
            <text:p text:style-name="P2"><text:span text:style-name="T3">But </text:span><text:span text:style-name="T3">that’s </text:span><text:span text:style-name="T3">only part </text:span><text:span text:style-name="T3">of the </text:span><text:span text:style-name="T3">story.</text:span></text:p>
          </draw:text-box>
        </draw:frame>
        <draw:frame draw:style-name="gr4" draw:text-style-name="P5" draw:layer="layout" svg:width="5.598cm" svg:height="0.678cm" svg:x="11.683cm" svg:y="6.788cm">
          <draw:text-box>
            <text:p text:style-name="P2"><text:span text:style-name="T3">W</text:span><text:span text:style-name="T3">e</text:span><text:span text:style-name="T3"> </text:span><text:span text:style-name="T3">a</text:span><text:span text:style-name="T3">l</text:span><text:span text:style-name="T3">s</text:span><text:span text:style-name="T3">o</text:span><text:span text:style-name="T3"> </text:span><text:span text:style-name="T3">c</text:span><text:span text:style-name="T3">a</text:span><text:span text:style-name="T3">r</text:span><text:span text:style-name="T3">e</text:span><text:span text:style-name="T3"> </text:span><text:span text:style-name="T3">a</text:span><text:span text:style-name="T3">b</text:span><text:span text:style-name="T3">o</text:span><text:span text:style-name="T3">u</text:span><text:span text:style-name="T3">t</text:span></text:p>
          </draw:text-box>
        </draw:frame>
        <draw:frame draw:style-name="gr4" draw:text-style-name="P5" draw:layer="layout" svg:width="5.794cm" svg:height="0.678cm" svg:x="2.215cm" svg:y="8.248cm">
          <draw:text-box>
            <text:p text:style-name="P2"><text:span text:style-name="T6">•</text:span><text:span text:style-name="T3"> </text:span><text:span text:style-name="T3">the</text:span><text:span text:style-name="T7"> </text:span><text:span text:style-name="T7">average</text:span><text:span text:style-name="T3"> </text:span><text:span text:style-name="T3">case.</text:span></text:p>
          </draw:text-box>
        </draw:frame>
        <draw:frame draw:style-name="gr4" draw:text-style-name="P5" draw:layer="layout" svg:width="21.131cm" svg:height="0.678cm" svg:x="2.875cm" svg:y="8.913cm">
          <draw:text-box>
            <text:p text:style-name="P2"><text:span text:style-name="T3">T</text:span><text:span text:style-name="T3">h</text:span><text:span text:style-name="T3">i</text:span><text:span text:style-name="T3">s</text:span><text:span text:style-name="T3"> </text:span><text:span text:style-name="T3">i</text:span><text:span text:style-name="T3">s</text:span><text:span text:style-name="T3"> </text:span><text:span text:style-name="T3">m</text:span><text:span text:style-name="T3">u</text:span><text:span text:style-name="T3">c</text:span><text:span text:style-name="T3">h</text:span><text:span text:style-name="T3"> </text:span><text:span text:style-name="T3">h</text:span><text:span text:style-name="T3">a</text:span><text:span text:style-name="T3">r</text:span><text:span text:style-name="T3">d</text:span><text:span text:style-name="T3">e</text:span><text:span text:style-name="T3">r </text:span><text:span text:style-name="T3">t</text:span><text:span text:style-name="T3">o</text:span><text:span text:style-name="T3">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, 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</text:span><text:span text:style-name="T3"> </text:span><text:span text:style-name="T3">i</text:span><text:span text:style-name="T3">t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s</text:span><text:span text:style-name="T3"> </text:span><text:span text:style-name="T3">a</text:span><text:span text:style-name="T3">r</text:span><text:span text:style-name="T3">g</text:span><text:span text:style-name="T3">u</text:span><text:span text:style-name="T3">i</text:span><text:span text:style-name="T3">n</text:span><text:span text:style-name="T3">g</text:span><text:span text:style-name="T3"> </text:span><text:span text:style-name="T3">a</text:span><text:span text:style-name="T3">b</text:span><text:span text:style-name="T3">o</text:span><text:span text:style-name="T3">u</text:span><text:span text:style-name="T3">t </text:span><text:span text:style-name="T3">t</text:span><text:span text:style-name="T3">h</text:span><text:span text:style-name="T3">e</text:span></text:p>
          </draw:text-box>
        </draw:frame>
        <draw:frame draw:style-name="gr4" draw:text-style-name="P5" draw:layer="layout" svg:width="10.331cm" svg:height="0.678cm" svg:x="2.875cm" svg:y="9.582cm">
          <draw:text-box>
            <text:p text:style-name="P2"><text:span text:style-name="T3">probabili</text:span><text:span text:style-name="T3">ty of </text:span><text:span text:style-name="T3">seeing </text:span><text:span text:style-name="T3">various </text:span><text:span text:style-name="T3">cases.</text:span></text:p>
          </draw:text-box>
        </draw:frame>
        <draw:frame draw:style-name="gr4" draw:text-style-name="P5" draw:layer="layout" svg:width="2.571cm" svg:height="0.678cm" svg:x="2.215cm" svg:y="11.042cm">
          <draw:text-box>
            <text:p text:style-name="P2"><text:span text:style-name="T6">•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</text:span></text:p>
          </draw:text-box>
        </draw:frame>
        <draw:frame draw:style-name="gr4" draw:text-style-name="P5" draw:layer="layout" svg:width="1.839cm" svg:height="0.678cm" svg:x="5.147cm" svg:y="11.042cm">
          <draw:text-box>
            <text:p text:style-name="P2"><text:span text:style-name="T3">cases,</text:span></text:p>
          </draw:text-box>
        </draw:frame>
        <draw:frame draw:style-name="gr4" draw:text-style-name="P5" draw:layer="layout" svg:width="15.403cm" svg:height="0.678cm" svg:x="7.199cm" svg:y="11.042cm">
          <draw:text-box>
            <text:p text:style-name="P2"><text:span text:style-name="T3">s</text:span><text:span text:style-name="T3">u</text:span><text:span text:style-name="T3">c</text:span><text:span text:style-name="T3">h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o</text:span><text:span text:style-name="T3">n</text:span><text:span text:style-name="T3">l</text:span><text:span text:style-name="T3">y</text:span><text:span text:style-name="T3"> 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o</text:span><text:span text:style-name="T3">u</text:span><text:span text:style-name="T3">t</text:span><text:span text:style-name="T3"> </text:span><text:span text:style-name="T3">o</text:span><text:span text:style-name="T3">f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o</text:span><text:span text:style-name="T3">r</text:span><text:span text:style-name="T3">d</text:span><text:span text:style-name="T3">e</text:span><text:span text:style-name="T3">r</text:span><text:span text:style-name="T3">,</text:span></text:p>
          </draw:text-box>
        </draw:frame>
        <draw:frame draw:style-name="gr4" draw:text-style-name="P5" draw:layer="layout" svg:width="0.582cm" svg:height="0.678cm" svg:x="23.932cm" svg:y="11.042cm">
          <draw:text-box>
            <text:p text:style-name="P2"><text:span text:style-name="T3">is</text:span></text:p>
          </draw:text-box>
        </draw:frame>
        <draw:frame draw:style-name="gr4" draw:text-style-name="P5" draw:layer="layout" svg:width="14.031cm" svg:height="0.678cm" svg:x="2.875cm" svg:y="11.707cm">
          <draw:text-box>
            <text:p text:style-name="P2"><text:span text:style-name="T3">a</text:span><text:span text:style-name="T3">l</text:span><text:span text:style-name="T3">r</text:span><text:span text:style-name="T3">e</text:span><text:span text:style-name="T3">a</text:span><text:span text:style-name="T3">d</text:span><text:span text:style-name="T3">y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,</text:span><text:span text:style-name="T3"> </text:span><text:span text:style-name="T3">o</text:span><text:span text:style-name="T3">r</text:span><text:span text:style-name="T3"> </text:span><text:span text:style-name="T3">i</text:span><text:span text:style-name="T3">s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v</text:span><text:span text:style-name="T3">e</text:span><text:span text:style-name="T3">r</text:span><text:span text:style-name="T3">s</text:span><text:span text:style-name="T3">e</text:span><text:span text:style-name="T3"> </text:span><text:span text:style-name="T3">o</text:span><text:span text:style-name="T3">r</text:span><text:span text:style-name="T3">d</text:span><text:span text:style-name="T3">e</text:span><text:span text:style-name="T3">r</text:span><text:span text:style-name="T3">.</text:span></text:p>
          </draw:text-box>
        </draw:frame>
        <draw:frame draw:style-name="gr3" draw:text-style-name="P4" draw:layer="layout" svg:width="0.62cm" svg:height="0.564cm" svg:x="22.564cm" svg:y="19.561cm">
          <draw:text-box>
            <text:p text:style-name="P2"><text:span text:style-name="T2">15</text:span></text:p>
          </draw:text-box>
        </draw:frame>
        <draw:frame draw:style-name="gr5" draw:text-style-name="P6" draw:layer="layout" svg:width="9.37cm" svg:height="0.983cm" svg:x="0.23cm" svg:y="0.276cm">
          <draw:text-box>
            <text:p>16/STR/COM/XPL/1/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8" svg:font-family="CMMI8"/>
    <style:font-face style:name="CMSY8" svg:font-family="CMSY8"/>
    <style:font-face style:name="CMTT8" svg:font-family="CMTT8"/>
    <style:font-face style:name="CMTT8~56" svg:font-family="CMTT8~56"/>
    <style:font-face style:name="Helvetica" svg:font-family="Helvetica"/>
    <style:font-face style:name="LCMSS8" svg:font-family="LCMSS8"/>
    <style:font-face style:name="LCMSS8~14" svg:font-family="LCMSS8~14"/>
    <style:font-face style:name="LCMSS8~71" svg:font-family="LCMSS8~71"/>
    <style:font-face style:name="LCMSSB8" svg:font-family="LCMSSB8"/>
    <style:font-face style:name="LCMSSB8~22" svg:font-family="LCMSSB8~22"/>
    <style:font-face style:name="LCMSSI8" svg:font-family="LCMSSI8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8cm" fo:margin-bottom="3cm" fo:margin-left="1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0" style:page-layout-name="PM0" draw:style-name="Mdp1"/>
    <style:master-page style:name="master-page3" style:page-layout-name="PM0" draw:style-name="Mdp1"/>
    <style:master-page style:name="master-page31" style:page-layout-name="PM0" draw:style-name="Mdp1"/>
    <style:master-page style:name="master-page38" style:page-layout-name="PM0" draw:style-name="Mdp1"/>
    <style:master-page style:name="master-page4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6T15:34:25.852936050</dc:date>
    <meta:editing-duration>PT10M47S</meta:editing-duration>
    <meta:editing-cycles>2</meta:editing-cycles>
    <meta:generator>LibreOffice/5.3.2.2$Linux_X86_64 LibreOffice_project/30m0$Build-2</meta:generator>
    <meta:document-statistic meta:object-count="296"/>
  </office:meta>
</office:document-meta>
</file>